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Calibri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Arial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0.75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/>
    <style:style style:name="ACOL-4" style:family="table-column">
      <style:table-column-properties style:column-width="59.400000000000006pt" style:use-optimal-column-width="true"/>
    </style:style>
    <style:style style:name="ACOL-5" style:family="table-column">
      <style:table-column-properties style:column-width="85.05234375pt" style:use-optimal-column-width="false"/>
    </style:style>
    <style:style style:name="ACOL-6" style:family="table-column">
      <style:table-column-properties style:column-width="128.31328125000002pt" style:use-optimal-column-width="false"/>
    </style:style>
    <style:style style:name="ACOL-7" style:family="table-column">
      <style:table-column-properties style:column-width="72.60000000000001pt" style:use-optimal-column-width="false"/>
    </style:style>
    <style:style style:name="ACOL-8" style:family="table-column">
      <style:table-column-properties style:column-width="151.05234375pt" style:use-optimal-column-width="false"/>
    </style:style>
    <style:style style:name="ACOL-9" style:family="table-column">
      <style:table-column-properties style:column-width="116.5828125pt" style:use-optimal-column-width="false"/>
    </style:style>
    <style:style style:name="ACOL-10" style:family="table-column">
      <style:table-column-properties style:column-width="111.45234375000001pt" style:use-optimal-column-width="false"/>
    </style:style>
    <style:style style:name="ACOL-11" style:family="table-column">
      <style:table-column-properties style:column-width="87.99140625000001pt" style:use-optimal-column-width="false"/>
    </style:style>
    <style:style style:name="ACOL-12" style:family="table-column">
      <style:table-column-properties style:column-width="53.25pt" style:use-optimal-column-width="true"/>
    </style:style>
    <style:style style:name="ACOL-13" style:family="table-column">
      <style:table-column-properties style:column-width="101.2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63pt" style:use-optimal-row-height="true"/>
    </style:style>
    <style:style style:name="AROW-4" style:family="table-row">
      <style:table-row-properties style:row-height="15pt" style:use-optimal-row-height="true"/>
    </style:style>
    <style:style style:name="AROW-5" style:family="table-row">
      <style:table-row-properties style:row-height="14.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Woodroffe1985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2"/>
        <table:table-column table:style-name="ACOL-0" table:number-columns-repeated="6"/>
        <table:table-column table:style-name="ACOL-0" table:number-columns-repeated="247"/>
        <table:table-row table:style-name="AROW-1">
          <table:table-cell table:style-name="ACE-1" office:value-type="string">
            <text:p>Field code</text:p>
          </table:table-cell>
          <table:table-cell table:style-name="ACE-1" office:value-type="string">
            <text:p>ANU lab. no.</text:p>
          </table:table-cell>
          <table:table-cell table:style-name="ACE-1" office:value-type="string">
            <text:p>Grid ref. 0: 100,000 sheet)</text:p>
          </table:table-cell>
          <table:table-cell table:style-name="ACE-1" office:value-type="string">
            <text:p>Depth (m)</text:p>
          </table:table-cell>
          <table:table-cell table:style-name="ACE-1" office:value-type="string">
            <text:p>Material used for dating</text:p>
          </table:table-cell>
          <table:table-cell table:style-name="ACE-1" office:value-type="string">
            <text:p>Age and error (Myr)</text:p>
          </table:table-cell>
          <table:table-cell table:number-columns-repeated="250" table:style-name="ACE-1"/>
        </table:table-row>
        <table:table-row table:style-name="AROW-1">
          <table:table-cell table:style-name="ACE-1" office:value-type="string">
            <text:p>SAH 28/1'</text:p>
          </table:table-cell>
          <table:table-cell table:style-name="ACE-1" office:value-type="float" office:value="3929">
            <text:p>3929</text:p>
          </table:table-cell>
          <table:table-cell table:style-name="ACE-1" office:value-type="string">
            <text:p>KG 286523</text:p>
          </table:table-cell>
          <table:table-cell table:style-name="ACE-1" office:value-type="float" office:value="2.4500000000000002">
            <text:p>2.4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320± 170</text:p>
          </table:table-cell>
          <table:table-cell table:style-name="ACE-1" office:value-type="float" office:value="6320">
            <text:p>6320</text:p>
          </table:table-cell>
          <table:table-cell table:style-name="ACE-1" office:value-type="string">
            <text:p>±</text:p>
          </table:table-cell>
          <table:table-cell table:style-name="ACE-1" office:value-type="float" office:value="170">
            <text:p>17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28/2</text:p>
          </table:table-cell>
          <table:table-cell table:style-name="ACE-1" office:value-type="float" office:value="3930">
            <text:p>3930</text:p>
          </table:table-cell>
          <table:table-cell table:style-name="ACE-1" office:value-type="string">
            <text:p>KG 286523</text:p>
          </table:table-cell>
          <table:table-cell table:style-name="ACE-1" office:value-type="float" office:value="3.9500000000000002">
            <text:p>3.9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240± 130</text:p>
          </table:table-cell>
          <table:table-cell table:style-name="ACE-1" office:value-type="float" office:value="6240">
            <text:p>624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6/6</text:p>
          </table:table-cell>
          <table:table-cell table:style-name="ACE-1" office:value-type="float" office:value="4010">
            <text:p>4010</text:p>
          </table:table-cell>
          <table:table-cell table:style-name="ACE-1" office:value-type="string">
            <text:p>KG 158338</text:p>
          </table:table-cell>
          <table:table-cell table:style-name="ACE-1" office:value-type="float" office:value="8.0999999999999996">
            <text:p>8.1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780±90</text:p>
          </table:table-cell>
          <table:table-cell table:style-name="ACE-1" office:value-type="float" office:value="6780">
            <text:p>678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7/1</text:p>
          </table:table-cell>
          <table:table-cell table:style-name="ACE-1" office:value-type="float" office:value="3923">
            <text:p>3923</text:p>
          </table:table-cell>
          <table:table-cell table:style-name="ACE-1" office:value-type="string">
            <text:p>KG 149337</text:p>
          </table:table-cell>
          <table:table-cell table:style-name="ACE-1" office:value-type="float" office:value="2.5">
            <text:p>2.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5,870±220</text:p>
          </table:table-cell>
          <table:table-cell table:style-name="ACE-1" office:value-type="float" office:value="5870">
            <text:p>5870</text:p>
          </table:table-cell>
          <table:table-cell table:style-name="ACE-1" office:value-type="string">
            <text:p>±</text:p>
          </table:table-cell>
          <table:table-cell table:style-name="ACE-1" office:value-type="float" office:value="220">
            <text:p>2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32/901</text:p>
          </table:table-cell>
          <table:table-cell table:style-name="ACE-1" office:value-type="float" office:value="4115">
            <text:p>4115</text:p>
          </table:table-cell>
          <table:table-cell table:style-name="ACE-1" office:value-type="string">
            <text:p>KG 215350</text:p>
          </table:table-cell>
          <table:table-cell table:style-name="ACE-1" office:value-type="float" office:value="3.9500000000000002">
            <text:p>3.9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50±280</text:p>
          </table:table-cell>
          <table:table-cell table:style-name="ACE-1" office:value-type="float" office:value="5850">
            <text:p>5850</text:p>
          </table:table-cell>
          <table:table-cell table:style-name="ACE-1" office:value-type="string">
            <text:p>±</text:p>
          </table:table-cell>
          <table:table-cell table:style-name="ACE-1" office:value-type="float" office:value="280">
            <text:p>28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32/902</text:p>
          </table:table-cell>
          <table:table-cell table:style-name="ACE-1" office:value-type="float" office:value="4008">
            <text:p>4008</text:p>
          </table:table-cell>
          <table:table-cell table:style-name="ACE-1" office:value-type="string">
            <text:p>KG 215350</text:p>
          </table:table-cell>
          <table:table-cell table:style-name="ACE-1" office:value-type="float" office:value="9.1500000000000004">
            <text:p>9.1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860± 150</text:p>
          </table:table-cell>
          <table:table-cell table:style-name="ACE-1" office:value-type="float" office:value="6860">
            <text:p>6860</text:p>
          </table:table-cell>
          <table:table-cell table:style-name="ACE-1" office:value-type="string">
            <text:p>±</text:p>
          </table:table-cell>
          <table:table-cell table:style-name="ACE-1" office:value-type="float" office:value="150">
            <text:p>15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8/2</text:p>
          </table:table-cell>
          <table:table-cell table:style-name="ACE-1" office:value-type="float" office:value="3924">
            <text:p>3924</text:p>
          </table:table-cell>
          <table:table-cell table:style-name="ACE-1" office:value-type="string">
            <text:p>KG 140337</text:p>
          </table:table-cell>
          <table:table-cell table:style-name="ACE-1" office:value-type="float" office:value="3.7000000000000002">
            <text:p>3.7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470± 110</text:p>
          </table:table-cell>
          <table:table-cell table:style-name="ACE-1" office:value-type="float" office:value="6470">
            <text:p>647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/310</text:p>
          </table:table-cell>
          <table:table-cell table:style-name="ACE-1" office:value-type="float" office:value="3782">
            <text:p>3782</text:p>
          </table:table-cell>
          <table:table-cell table:style-name="ACE-1" office:value-type="string">
            <text:p>KG 140305</text:p>
          </table:table-cell>
          <table:table-cell table:style-name="ACE-1" office:value-type="float" office:value="1.8">
            <text:p>1.8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400± 820</text:p>
          </table:table-cell>
          <table:table-cell table:style-name="ACE-1" office:value-type="float" office:value="6400">
            <text:p>6400</text:p>
          </table:table-cell>
          <table:table-cell table:style-name="ACE-1" office:value-type="string">
            <text:p>±</text:p>
          </table:table-cell>
          <table:table-cell table:style-name="ACE-1" office:value-type="float" office:value="820">
            <text:p>8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/323</text:p>
          </table:table-cell>
          <table:table-cell table:style-name="ACE-1" office:value-type="float" office:value="3780">
            <text:p>3780</text:p>
          </table:table-cell>
          <table:table-cell table:style-name="ACE-1" office:value-type="string">
            <text:p>KG 140305</text:p>
          </table:table-cell>
          <table:table-cell table:style-name="ACE-1" office:value-type="float" office:value="3.3999999999999999">
            <text:p>3.4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90±230</text:p>
          </table:table-cell>
          <table:table-cell table:style-name="ACE-1" office:value-type="float" office:value="5890">
            <text:p>5890</text:p>
          </table:table-cell>
          <table:table-cell table:style-name="ACE-1" office:value-type="string">
            <text:p>±</text:p>
          </table:table-cell>
          <table:table-cell table:style-name="ACE-1" office:value-type="float" office:value="230">
            <text:p>2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46/4</text:p>
          </table:table-cell>
          <table:table-cell table:style-name="ACE-1" office:value-type="float" office:value="3866">
            <text:p>3866</text:p>
          </table:table-cell>
          <table:table-cell table:style-name="ACE-1" office:value-type="string">
            <text:p>KG 136213</text:p>
          </table:table-cell>
          <table:table-cell table:style-name="ACE-1" office:value-type="float" office:value="3.75">
            <text:p>3.7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00± 120</text:p>
          </table:table-cell>
          <table:table-cell table:style-name="ACE-1" office:value-type="float" office:value="5800">
            <text:p>5800</text:p>
          </table:table-cell>
          <table:table-cell table:style-name="ACE-1" office:value-type="string">
            <text:p>±</text:p>
          </table:table-cell>
          <table:table-cell table:style-name="ACE-1" office:value-type="float" office:value="120">
            <text:p>1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2/2</text:p>
          </table:table-cell>
          <table:table-cell table:style-name="ACE-1" office:value-type="float" office:value="4003">
            <text:p>4003</text:p>
          </table:table-cell>
          <table:table-cell table:style-name="ACE-1" office:value-type="string">
            <text:p>KG 220203</text:p>
          </table:table-cell>
          <table:table-cell table:style-name="ACE-1" office:value-type="float" office:value="2.3999999999999999">
            <text:p>2.4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470 ± 130</text:p>
          </table:table-cell>
          <table:table-cell table:style-name="ACE-1" office:value-type="float" office:value="6470">
            <text:p>647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52/3</text:p>
          </table:table-cell>
          <table:table-cell table:style-name="ACE-1" office:value-type="float" office:value="4009">
            <text:p>4009</text:p>
          </table:table-cell>
          <table:table-cell table:style-name="ACE-1" office:value-type="string">
            <text:p>KG 220203</text:p>
          </table:table-cell>
          <table:table-cell table:style-name="ACE-1" office:value-type="float" office:value="3.6499999999999999">
            <text:p>3.65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480± 110</text:p>
          </table:table-cell>
          <table:table-cell table:style-name="ACE-1" office:value-type="float" office:value="6480">
            <text:p>648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0A/I</text:p>
          </table:table-cell>
          <table:table-cell table:style-name="ACE-1" office:value-type="float" office:value="4006">
            <text:p>4006</text:p>
          </table:table-cell>
          <table:table-cell table:style-name="ACE-1" office:value-type="string">
            <text:p>KG 178142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5,690±90</text:p>
          </table:table-cell>
          <table:table-cell table:style-name="ACE-1" office:value-type="float" office:value="5690">
            <text:p>569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0/2</text:p>
          </table:table-cell>
          <table:table-cell table:style-name="ACE-1" office:value-type="float" office:value="4004">
            <text:p>4004</text:p>
          </table:table-cell>
          <table:table-cell table:style-name="ACE-1" office:value-type="string">
            <text:p>KG 173142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660± 100</text:p>
          </table:table-cell>
          <table:table-cell table:style-name="ACE-1" office:value-type="float" office:value="6660">
            <text:p>6660</text:p>
          </table:table-cell>
          <table:table-cell table:style-name="ACE-1" office:value-type="string">
            <text:p>±</text:p>
          </table:table-cell>
          <table:table-cell table:style-name="ACE-1" office:value-type="float" office:value="100">
            <text:p>10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0/4</text:p>
          </table:table-cell>
          <table:table-cell table:style-name="ACE-1" office:value-type="float" office:value="4005">
            <text:p>4005</text:p>
          </table:table-cell>
          <table:table-cell table:style-name="ACE-1" office:value-type="string">
            <text:p>KG 173142</text:p>
          </table:table-cell>
          <table:table-cell table:style-name="ACE-1" office:value-type="float" office:value="7.2999999999999998">
            <text:p>7.3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850 ± 110</text:p>
          </table:table-cell>
          <table:table-cell table:style-name="ACE-1" office:value-type="float" office:value="5850">
            <text:p>585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2/2</text:p>
          </table:table-cell>
          <table:table-cell table:style-name="ACE-1" office:value-type="float" office:value="3989">
            <text:p>3989</text:p>
          </table:table-cell>
          <table:table-cell table:style-name="ACE-1" office:value-type="string">
            <text:p>KG 155139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459± 230</text:p>
          </table:table-cell>
          <table:table-cell table:style-name="ACE-1" office:value-type="float" office:value="5459">
            <text:p>5459</text:p>
          </table:table-cell>
          <table:table-cell table:style-name="ACE-1" office:value-type="string">
            <text:p>±</text:p>
          </table:table-cell>
          <table:table-cell table:style-name="ACE-1" office:value-type="float" office:value="230">
            <text:p>2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13/516</text:p>
          </table:table-cell>
          <table:table-cell table:style-name="ACE-1" office:value-type="float" office:value="4116">
            <text:p>4116</text:p>
          </table:table-cell>
          <table:table-cell table:style-name="ACE-1" office:value-type="string">
            <text:p>KG 199089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string">
            <text:p>YFMF</text:p>
          </table:table-cell>
          <table:table-cell table:style-name="ACE-1" office:value-type="string">
            <text:p>5,91O± 190</text:p>
          </table:table-cell>
          <table:table-cell table:style-name="ACE-1" office:value-type="float" office:value="5910">
            <text:p>5910</text:p>
          </table:table-cell>
          <table:table-cell table:style-name="ACE-1" office:value-type="string">
            <text:p>±</text:p>
          </table:table-cell>
          <table:table-cell table:style-name="ACE-1" office:value-type="float" office:value="190">
            <text:p>1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13/528</text:p>
          </table:table-cell>
          <table:table-cell table:style-name="ACE-1" office:value-type="float" office:value="3924">
            <text:p>3924</text:p>
          </table:table-cell>
          <table:table-cell table:style-name="ACE-1" office:value-type="string">
            <text:p>KG 199089</text:p>
          </table:table-cell>
          <table:table-cell table:style-name="ACE-1" office:value-type="float" office:value="7.2000000000000002">
            <text:p>7.2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170±200</text:p>
          </table:table-cell>
          <table:table-cell table:style-name="ACE-1" office:value-type="float" office:value="6170">
            <text:p>6170</text:p>
          </table:table-cell>
          <table:table-cell table:style-name="ACE-1" office:value-type="string">
            <text:p>±</text:p>
          </table:table-cell>
          <table:table-cell table:style-name="ACE-1" office:value-type="float" office:value="200">
            <text:p>20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40/1</text:p>
          </table:table-cell>
          <table:table-cell table:style-name="ACE-1" office:value-type="float" office:value="3863">
            <text:p>3863</text:p>
          </table:table-cell>
          <table:table-cell table:style-name="ACE-1" office:value-type="string">
            <text:p>KG 213086</text:p>
          </table:table-cell>
          <table:table-cell table:style-name="ACE-1" office:value-type="float" office:value="5.5999999999999996">
            <text:p>5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720± 120</text:p>
          </table:table-cell>
          <table:table-cell table:style-name="ACE-1" office:value-type="float" office:value="6720">
            <text:p>6720</text:p>
          </table:table-cell>
          <table:table-cell table:style-name="ACE-1" office:value-type="string">
            <text:p>±</text:p>
          </table:table-cell>
          <table:table-cell table:style-name="ACE-1" office:value-type="float" office:value="120">
            <text:p>12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1/30</text:p>
          </table:table-cell>
          <table:table-cell table:style-name="ACE-1" office:value-type="float" office:value="3778">
            <text:p>3778</text:p>
          </table:table-cell>
          <table:table-cell table:style-name="ACE-1" office:value-type="string">
            <text:p>KG 214047</text:p>
          </table:table-cell>
          <table:table-cell table:style-name="ACE-1" office:value-type="float" office:value="4.7000000000000002">
            <text:p>4.7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390± 130</text:p>
          </table:table-cell>
          <table:table-cell table:style-name="ACE-1" office:value-type="float" office:value="6390">
            <text:p>639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/32</text:p>
          </table:table-cell>
          <table:table-cell table:style-name="ACE-1" office:value-type="float" office:value="3783">
            <text:p>3783</text:p>
          </table:table-cell>
          <table:table-cell table:style-name="ACE-1" office:value-type="string">
            <text:p>KG 214047</text:p>
          </table:table-cell>
          <table:table-cell table:style-name="ACE-1" office:value-type="float" office:value="4.7999999999999998">
            <text:p>4.8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530± 690</text:p>
          </table:table-cell>
          <table:table-cell table:style-name="ACE-1" office:value-type="float" office:value="6530">
            <text:p>6530</text:p>
          </table:table-cell>
          <table:table-cell table:style-name="ACE-1" office:value-type="string">
            <text:p>±</text:p>
          </table:table-cell>
          <table:table-cell table:style-name="ACE-1" office:value-type="float" office:value="690">
            <text:p>6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 80/2</text:p>
          </table:table-cell>
          <table:table-cell table:style-name="ACE-1" office:value-type="float" office:value="3937">
            <text:p>3937</text:p>
          </table:table-cell>
          <table:table-cell table:style-name="ACE-1" office:value-type="string">
            <text:p>KG 282003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FMW</text:p>
          </table:table-cell>
          <table:table-cell table:style-name="ACE-1" office:value-type="string">
            <text:p>6,020±90</text:p>
          </table:table-cell>
          <table:table-cell table:style-name="ACE-1" office:value-type="float" office:value="6020">
            <text:p>602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 80/1</text:p>
          </table:table-cell>
          <table:table-cell table:style-name="ACE-1" office:value-type="float" office:value="3936">
            <text:p>3936</text:p>
          </table:table-cell>
          <table:table-cell table:style-name="ACE-1" office:value-type="string">
            <text:p>KG 292003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120±90</text:p>
          </table:table-cell>
          <table:table-cell table:style-name="ACE-1" office:value-type="float" office:value="6120">
            <text:p>6120</text:p>
          </table:table-cell>
          <table:table-cell table:style-name="ACE-1" office:value-type="string">
            <text:p>±</text:p>
          </table:table-cell>
          <table:table-cell table:style-name="ACE-1" office:value-type="float" office:value="90">
            <text:p>9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 80/14</text:p>
          </table:table-cell>
          <table:table-cell table:style-name="ACE-1" office:value-type="float" office:value="4259">
            <text:p>4259</text:p>
          </table:table-cell>
          <table:table-cell table:style-name="ACE-1" office:value-type="string">
            <text:p>KG 290009</text:p>
          </table:table-cell>
          <table:table-cell table:style-name="ACE-1" office:value-type="string">
            <text:p>MLW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5,370± 80</text:p>
          </table:table-cell>
          <table:table-cell table:style-name="ACE-1" office:value-type="float" office:value="5370">
            <text:p>5370</text:p>
          </table:table-cell>
          <table:table-cell table:style-name="ACE-1" office:value-type="string">
            <text:p>±</text:p>
          </table:table-cell>
          <table:table-cell table:style-name="ACE-1" office:value-type="float" office:value="80">
            <text:p>8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5/4</text:p>
          </table:table-cell>
          <table:table-cell table:style-name="ACE-1" office:value-type="float" office:value="4128">
            <text:p>4128</text:p>
          </table:table-cell>
          <table:table-cell table:style-name="ACE-1" office:value-type="string">
            <text:p>KG 292987</text:p>
          </table:table-cell>
          <table:table-cell table:style-name="ACE-1" office:value-type="float" office:value="4.5999999999999996">
            <text:p>4.6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080± 170</text:p>
          </table:table-cell>
          <table:table-cell table:style-name="ACE-1" office:value-type="float" office:value="6080">
            <text:p>6080</text:p>
          </table:table-cell>
          <table:table-cell table:style-name="ACE-1" office:value-type="string">
            <text:p>±</text:p>
          </table:table-cell>
          <table:table-cell table:style-name="ACE-1" office:value-type="float" office:value="170">
            <text:p>17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5/4</text:p>
          </table:table-cell>
          <table:table-cell table:style-name="ACE-1" office:value-type="float" office:value="4052">
            <text:p>4052</text:p>
          </table:table-cell>
          <table:table-cell table:style-name="ACE-1" office:value-type="string">
            <text:p>KG 313987</text:p>
          </table:table-cell>
          <table:table-cell table:style-name="ACE-1" office:value-type="float" office:value="2.4500000000000002">
            <text:p>2.4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050± 130</text:p>
          </table:table-cell>
          <table:table-cell table:style-name="ACE-1" office:value-type="float" office:value="6050">
            <text:p>6050</text:p>
          </table:table-cell>
          <table:table-cell table:style-name="ACE-1" office:value-type="string">
            <text:p>±</text:p>
          </table:table-cell>
          <table:table-cell table:style-name="ACE-1" office:value-type="float" office:value="130">
            <text:p>13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6/4</text:p>
          </table:table-cell>
          <table:table-cell table:style-name="ACE-1" office:value-type="float" office:value="4051">
            <text:p>4051</text:p>
          </table:table-cell>
          <table:table-cell table:style-name="ACE-1" office:value-type="string">
            <text:p>KG 306986</text:p>
          </table:table-cell>
          <table:table-cell table:style-name="ACE-1" office:value-type="float" office:value="5.5">
            <text:p>5.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310± 110</text:p>
          </table:table-cell>
          <table:table-cell table:style-name="ACE-1" office:value-type="float" office:value="6310">
            <text:p>631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6/6</text:p>
          </table:table-cell>
          <table:table-cell table:style-name="ACE-1" office:value-type="float" office:value="4055">
            <text:p>4055</text:p>
          </table:table-cell>
          <table:table-cell table:style-name="ACE-1" office:value-type="string">
            <text:p>KG 306986</text:p>
          </table:table-cell>
          <table:table-cell table:style-name="ACE-1" office:value-type="float" office:value="7.9000000000000004">
            <text:p>7.9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790± 140</text:p>
          </table:table-cell>
          <table:table-cell table:style-name="ACE-1" office:value-type="float" office:value="6790">
            <text:p>6790</text:p>
          </table:table-cell>
          <table:table-cell table:style-name="ACE-1" office:value-type="string">
            <text:p>±</text:p>
          </table:table-cell>
          <table:table-cell table:style-name="ACE-1" office:value-type="float" office:value="140">
            <text:p>14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3/3</text:p>
          </table:table-cell>
          <table:table-cell table:style-name="ACE-1" office:value-type="float" office:value="4130">
            <text:p>4130</text:p>
          </table:table-cell>
          <table:table-cell table:style-name="ACE-1" office:value-type="string">
            <text:p>KG 270979</text:p>
          </table:table-cell>
          <table:table-cell table:style-name="ACE-1" office:value-type="float" office:value="1.5">
            <text:p>1.5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920± 100</text:p>
          </table:table-cell>
          <table:table-cell table:style-name="ACE-1" office:value-type="float" office:value="5920">
            <text:p>5920</text:p>
          </table:table-cell>
          <table:table-cell table:style-name="ACE-1" office:value-type="string">
            <text:p>±</text:p>
          </table:table-cell>
          <table:table-cell table:style-name="ACE-1" office:value-type="float" office:value="100">
            <text:p>10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73/5</text:p>
          </table:table-cell>
          <table:table-cell table:style-name="ACE-1" office:value-type="float" office:value="4129">
            <text:p>4129</text:p>
          </table:table-cell>
          <table:table-cell table:style-name="ACE-1" office:value-type="string">
            <text:p>KG 270979</text:p>
          </table:table-cell>
          <table:table-cell table:style-name="ACE-1" office:value-type="float" office:value="3">
            <text:p>3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620± 150</text:p>
          </table:table-cell>
          <table:table-cell table:style-name="ACE-1" office:value-type="float" office:value="6620">
            <text:p>6620</text:p>
          </table:table-cell>
          <table:table-cell table:style-name="ACE-1" office:value-type="string">
            <text:p>±</text:p>
          </table:table-cell>
          <table:table-cell table:style-name="ACE-1" office:value-type="float" office:value="150">
            <text:p>15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9/1</text:p>
          </table:table-cell>
          <table:table-cell table:style-name="ACE-1" office:value-type="float" office:value="4122">
            <text:p>4122</text:p>
          </table:table-cell>
          <table:table-cell table:style-name="ACE-1" office:value-type="string">
            <text:p>KG 274970</text:p>
          </table:table-cell>
          <table:table-cell table:style-name="ACE-1" office:value-type="float" office:value="2.1000000000000001">
            <text:p>2.1</text:p>
          </table:table-cell>
          <table:table-cell table:style-name="ACE-1" office:value-type="string">
            <text:p>MW</text:p>
          </table:table-cell>
          <table:table-cell table:style-name="ACE-1" office:value-type="string">
            <text:p>6,400±240</text:p>
          </table:table-cell>
          <table:table-cell table:style-name="ACE-1" office:value-type="float" office:value="6400">
            <text:p>6400</text:p>
          </table:table-cell>
          <table:table-cell table:style-name="ACE-1" office:value-type="string">
            <text:p>±</text:p>
          </table:table-cell>
          <table:table-cell table:style-name="ACE-1" office:value-type="float" office:value="240">
            <text:p>24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7/6</text:p>
          </table:table-cell>
          <table:table-cell table:style-name="ACE-1" office:value-type="float" office:value="4050">
            <text:p>4050</text:p>
          </table:table-cell>
          <table:table-cell table:style-name="ACE-1" office:value-type="string">
            <text:p>KG 288917</text:p>
          </table:table-cell>
          <table:table-cell table:style-name="ACE-1" office:value-type="float" office:value="4.2999999999999998">
            <text:p>4.3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5,990± 110</text:p>
          </table:table-cell>
          <table:table-cell table:style-name="ACE-1" office:value-type="float" office:value="5990">
            <text:p>599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1">
          <table:table-cell table:style-name="ACE-1" office:value-type="string">
            <text:p>SAH 67/10</text:p>
          </table:table-cell>
          <table:table-cell table:style-name="ACE-1" office:value-type="float" office:value="4049">
            <text:p>4049</text:p>
          </table:table-cell>
          <table:table-cell table:style-name="ACE-1" office:value-type="string">
            <text:p>KG 288917</text:p>
          </table:table-cell>
          <table:table-cell table:style-name="ACE-1" office:value-type="float" office:value="6.7000000000000002">
            <text:p>6.7</text:p>
          </table:table-cell>
          <table:table-cell table:style-name="ACE-1" office:value-type="string">
            <text:p>FMF</text:p>
          </table:table-cell>
          <table:table-cell table:style-name="ACE-1" office:value-type="string">
            <text:p>6,860± 110</text:p>
          </table:table-cell>
          <table:table-cell table:style-name="ACE-1" office:value-type="float" office:value="6860">
            <text:p>6860</text:p>
          </table:table-cell>
          <table:table-cell table:style-name="ACE-1" office:value-type="string">
            <text:p>±</text:p>
          </table:table-cell>
          <table:table-cell table:style-name="ACE-1" office:value-type="float" office:value="110">
            <text:p>110</text:p>
          </table:table-cell>
          <table:table-cell table:number-columns-repeated="247" table:style-name="ACE-1"/>
        </table:table-row>
        <table:table-row table:style-name="AROW-0" table:number-rows-repeated="65502">
          <table:table-cell table:number-columns-repeated="256"/>
        </table:table-row>
        <table:named-expressions>
          <table:named-expression table:name="Sheet_Title" table:expression="of:=&quot;Woodroffe1985&quot;" table:base-cell-address="$'Woodroffe1985'.$A$1"/>
          <table:named-expression table:name="Print_Area" table:expression="of:=#REF!" table:base-cell-address="$'Woodroffe1985'.$A$1"/>
        </table:named-expressions>
        <gnm:selections gnm:cursor-col="2" gnm:cursor-row="1">
          <gnm:selection gnm:start-col="2" gnm:start-row="1" gnm:end-col="2" gnm:end-row="2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3" table:style-name="ACOL-4" table:number-columns-repeated="2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4" table:number-columns-repeated="7"/>
        <table:table-column table:default-cell-style-name="ACE-3" table:style-name="ACOL-7"/>
        <table:table-column table:default-cell-style-name="ACE-3" table:style-name="ACOL-4" table:number-columns-repeated="4"/>
        <table:table-column table:default-cell-style-name="ACE-3" table:style-name="ACOL-11"/>
        <table:table-column table:default-cell-style-name="ACE-3" table:style-name="ACOL-4" table:number-columns-repeated="233"/>
        <table:table-row table:style-name="AROW-3">
          <table:table-cell table:style-name="ACE-2" office:value-type="string">
            <text:p>Lab code</text:p>
          </table:table-cell>
          <table:table-cell table:style-name="ACE-2"/>
          <table:table-cell table:style-name="ACE-2" office:value-type="string">
            <text:p>Sample 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2" office:value-type="string">
            <text:p>Material</text:p>
          </table:table-cell>
          <table:table-cell table:style-name="ACE-2" office:value-type="string">
            <text:p>Genus/Species</text:p>
          </table:table-cell>
          <table:table-cell table:style-name="ACE-2" office:value-type="string">
            <text:p>Location</text:p>
          </table:table-cell>
          <table:table-cell table:style-name="ACE-2" office:value-type="string">
            <text:p>Region</text:p>
          </table:table-cell>
          <table:table-cell table:style-name="ACE-2" office:value-type="string">
            <text:p>Method</text:p>
          </table:table-cell>
          <table:table-cell table:style-name="ACE-2" office:value-type="string">
            <text:p>δ<text:span text:style-name="NS-font-size12"><text:span text:style-name="AC-weight700"><text:span text:style-name="AC-superscript"><text:span text:style-name="NS-colour-000000">13</text:span></text:span></text:span></text:span><text:span text:style-name="NS-font-size12"><text:span text:style-name="AC-weight700"><text:span text:style-name="NS-colour-000000">C</text:span></text:span></text:span></text:p>
          </table:table-cell>
          <table:table-cell table:style-name="ACE-2" office:value-type="string">
            <text:p>Uncorrected age</text:p>
          </table:table-cell>
          <table:table-cell table:style-name="ACE-2" office:value-type="string">
            <text:p>±</text:p>
          </table:table-cell>
          <table:table-cell table:style-name="ACE-2" office:value-type="string">
            <text:p>Range</text:p>
          </table:table-cell>
          <table:table-cell table:style-name="ACE-2" office:value-type="string">
            <text:p>Range</text:p>
          </table:table-cell>
          <table:table-cell table:style-name="ACE-2" office:value-type="string">
            <text:p>Calibrated age</text:p>
          </table:table-cell>
          <table:table-cell table:style-name="ACE-2" office:value-type="string">
            <text:p>± (2 σ)</text:p>
          </table:table-cell>
          <table:table-cell table:style-name="ACE-2" office:value-type="string">
            <text:p>Elevation AHD</text:p>
          </table:table-cell>
          <table:table-cell table:style-name="ACE-6" office:value-type="string">
            <text:p>±</text:p>
          </table:table-cell>
          <table:table-cell table:style-name="ACE-2" office:value-type="string">
            <text:p>Sea level (m)</text:p>
          </table:table-cell>
          <table:table-cell table:style-name="ACE-2" office:value-type="string">
            <text:p>+</text:p>
          </table:table-cell>
          <table:table-cell table:style-name="ACE-2" office:value-type="string">
            <text:p>-</text:p>
          </table:table-cell>
          <table:table-cell table:style-name="ACE-2" office:value-type="string">
            <text:p>Reference</text:p>
          </table:table-cell>
          <table:table-cell table:style-name="ACE-2"/>
          <table:table-cell table:style-name="ACE-7" office:value-type="string">
            <text:p>Datum used</text:p>
          </table:table-cell>
          <table:table-cell table:style-name="ACE-7" office:value-type="string">
            <text:p>Sample elevation (m AHD)</text:p>
          </table:table-cell>
          <table:table-cell table:style-name="ACE-7" office:value-type="string">
            <text:p>Depth in core</text:p>
          </table:table-cell>
          <table:table-cell table:number-columns-repeated="229" table:style-name="ACE-3"/>
        </table:table-row>
        <table:table-row table:style-name="AROW-4">
          <table:table-cell table:style-name="ACE-3" office:value-type="float" office:value="3927">
            <text:p>3927</text:p>
          </table:table-cell>
          <table:table-cell table:style-name="ACE-3" table:formula="of:=COM.MICROSOFT.CONCAT(&quot;ANU-&quot;;[.A2])" office:value-type="string" office:string-value="ANU-3927">
            <text:p>ANU-3927</text:p>
          </table:table-cell>
          <table:table-cell table:style-name="ACE-3" office:value-type="string">
            <text:p>SAH 15/585</text:p>
          </table:table-cell>
          <table:table-cell table:style-name="ACE-3" office:value-type="float" office:value="-12.125999999999999">
            <text:p>−12.12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string">
            <text:p>modern</text:p>
          </table:table-cell>
          <table:table-cell table:number-columns-repeated="3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-0.91000000000000003">
            <text:p>−0.91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2]-1.3500000000000001" office:value-type="float" office:value="-2.2600000000000002">
            <text:p>−2.26</text:p>
          </table:table-cell>
          <table:table-cell table:style-name="ACE-3" table:formula="of:=2.3500000000000001+[.S2]" office:value-type="float" office:value="2.5500000000000003">
            <text:p>2.55</text:p>
          </table:table-cell>
          <table:table-cell table:style-name="ACE-3" table:formula="of:=2.3500000000000001+[.S2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style-name="ACE-3"/>
          <table:table-cell table:style-name="ACE-3" office:value-type="string">
            <text:p>Note sea level and error calculated based on mangroves occupying between -1.0 to +3.7 m AHD as stated in Woodroffe et al. 1987</text:p>
          </table:table-cell>
          <table:table-cell table:number-columns-repeated="230" table:style-name="ACE-3"/>
        </table:table-row>
        <table:table-row table:style-name="AROW-5">
          <table:table-cell table:style-name="ACE-3" office:value-type="float" office:value="3925">
            <text:p>3925</text:p>
          </table:table-cell>
          <table:table-cell table:style-name="ACE-3" table:formula="of:=COM.MICROSOFT.CONCAT(&quot;ANU-&quot;;[.A3])" office:value-type="string" office:string-value="ANU-3925">
            <text:p>ANU-3925</text:p>
          </table:table-cell>
          <table:table-cell table:style-name="ACE-3" office:value-type="string">
            <text:p>SAH 14/542</text:p>
          </table:table-cell>
          <table:table-cell table:style-name="ACE-3" office:value-type="float" office:value="-12.135999999999999">
            <text:p>−12.136</text:p>
          </table:table-cell>
          <table:table-cell table:style-name="ACE-3" office:value-type="float" office:value="132.506">
            <text:p>132.506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1730">
            <text:p>173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1290">
            <text:p>1290</text:p>
          </table:table-cell>
          <table:table-cell table:style-name="ACE-3" office:value-type="float" office:value="1943">
            <text:p>1943</text:p>
          </table:table-cell>
          <table:table-cell table:style-name="ACE-5" table:formula="of:=[.N3]+[.Q3]" office:value-type="float" office:value="1616.5">
            <text:p>1617</text:p>
          </table:table-cell>
          <table:table-cell table:style-name="ACE-5" table:formula="of:=([.O3]-[.N3])/2" office:value-type="float" office:value="326.5">
            <text:p>327</text:p>
          </table:table-cell>
          <table:table-cell table:style-name="ACE-3" office:value-type="float" office:value="0.94999999999999996">
            <text:p>0.95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3]-1.3500000000000001" office:value-type="float" office:value="-0.40000000000000013">
            <text:p>−0.4</text:p>
          </table:table-cell>
          <table:table-cell table:style-name="ACE-3" table:formula="of:=2.3500000000000001+[.S3]" office:value-type="float" office:value="2.4500000000000002">
            <text:p>2.45</text:p>
          </table:table-cell>
          <table:table-cell table:style-name="ACE-3" table:formula="of:=2.3500000000000001+[.S3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style-name="ACE-3"/>
          <table:table-cell table:style-name="ACE-3" office:value-type="string">
            <text:p>Mangrove range = 4.7 m</text:p>
          </table:table-cell>
          <table:table-cell table:number-columns-repeated="2" table:style-name="ACE-3"/>
          <table:table-cell table:style-name="ACE-3" office:value-type="string">
            <text:p>mid-range = 2.35 m or + 1.35 m AHD (so a '0' sea level is given where mangrove = 1.35 AHD)</text:p>
          </table:table-cell>
          <table:table-cell table:number-columns-repeated="227" table:style-name="ACE-3"/>
        </table:table-row>
        <table:table-row table:style-name="AROW-5">
          <table:table-cell table:style-name="ACE-3" office:value-type="float" office:value="3781">
            <text:p>3781</text:p>
          </table:table-cell>
          <table:table-cell table:style-name="ACE-3" table:formula="of:=COM.MICROSOFT.CONCAT(&quot;ANU-&quot;;[.A4])" office:value-type="string" office:string-value="ANU-3781">
            <text:p>ANU-3781</text:p>
          </table:table-cell>
          <table:table-cell table:style-name="ACE-3" office:value-type="string">
            <text:p>SAH 8/339</text:p>
          </table:table-cell>
          <table:table-cell table:style-name="ACE-3" office:value-type="float" office:value="-12.56">
            <text:p>−12.56</text:p>
          </table:table-cell>
          <table:table-cell table:style-name="ACE-3" office:value-type="float" office:value="132.41900000000001">
            <text:p>132.41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1880">
            <text:p>1880</text:p>
          </table:table-cell>
          <table:table-cell table:style-name="ACE-3" office:value-type="float" office:value="290">
            <text:p>290</text:p>
          </table:table-cell>
          <table:table-cell table:style-name="ACE-3" office:value-type="float" office:value="1141">
            <text:p>1141</text:p>
          </table:table-cell>
          <table:table-cell table:style-name="ACE-3" office:value-type="float" office:value="2470">
            <text:p>2470</text:p>
          </table:table-cell>
          <table:table-cell table:style-name="ACE-5" table:formula="of:=[.N4]+[.Q4]" office:value-type="float" office:value="1805.5">
            <text:p>1806</text:p>
          </table:table-cell>
          <table:table-cell table:style-name="ACE-5" table:formula="of:=([.O4]-[.N4])/2" office:value-type="float" office:value="664.5">
            <text:p>665</text:p>
          </table:table-cell>
          <table:table-cell table:style-name="ACE-3" office:value-type="float" office:value="0.69999999999999996">
            <text:p>0.7</text:p>
          </table:table-cell>
          <table:table-cell table:style-name="ACE-3" office:value-type="float" office:value="0.40000000000000002">
            <text:p>0.4</text:p>
          </table:table-cell>
          <table:table-cell table:style-name="ACE-3" table:formula="of:=[.R4]-1.3500000000000001" office:value-type="float" office:value="-0.65000000000000013">
            <text:p>−0.65</text:p>
          </table:table-cell>
          <table:table-cell table:style-name="ACE-3" table:formula="of:=2.3500000000000001+[.S4]" office:value-type="float" office:value="2.75">
            <text:p>2.75</text:p>
          </table:table-cell>
          <table:table-cell table:style-name="ACE-3" table:formula="of:=2.3500000000000001+[.S4]" office:value-type="float" office:value="2.75">
            <text:p>2.7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79">
            <text:p>3779</text:p>
          </table:table-cell>
          <table:table-cell table:style-name="ACE-3" table:formula="of:=COM.MICROSOFT.CONCAT(&quot;ANU-&quot;;[.A5])" office:value-type="string" office:string-value="ANU-3779">
            <text:p>ANU-3779</text:p>
          </table:table-cell>
          <table:table-cell table:style-name="ACE-3" office:value-type="string">
            <text:p>SAH 8/358</text:p>
          </table:table-cell>
          <table:table-cell table:style-name="ACE-3" office:value-type="float" office:value="-12.56">
            <text:p>−12.56</text:p>
          </table:table-cell>
          <table:table-cell table:style-name="ACE-3" office:value-type="float" office:value="132.41900000000001">
            <text:p>132.41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100">
            <text:p>2100</text:p>
          </table:table-cell>
          <table:table-cell table:style-name="ACE-3" office:value-type="float" office:value="370">
            <text:p>370</text:p>
          </table:table-cell>
          <table:table-cell table:style-name="ACE-3" office:value-type="float" office:value="1188">
            <text:p>1188</text:p>
          </table:table-cell>
          <table:table-cell table:style-name="ACE-3" office:value-type="float" office:value="2921">
            <text:p>2921</text:p>
          </table:table-cell>
          <table:table-cell table:style-name="ACE-5" table:formula="of:=[.N5]+[.Q5]" office:value-type="float" office:value="2054.5">
            <text:p>2055</text:p>
          </table:table-cell>
          <table:table-cell table:style-name="ACE-5" table:formula="of:=([.O5]-[.N5])/2" office:value-type="float" office:value="866.5">
            <text:p>867</text:p>
          </table:table-cell>
          <table:table-cell table:style-name="ACE-3" office:value-type="float" office:value="-3.3999999999999999">
            <text:p>−3.4</text:p>
          </table:table-cell>
          <table:table-cell table:style-name="ACE-3" office:value-type="float" office:value="0.40000000000000002">
            <text:p>0.4</text:p>
          </table:table-cell>
          <table:table-cell table:style-name="ACE-3" table:formula="of:=[.R5]-1.3500000000000001" office:value-type="float" office:value="-4.75">
            <text:p>−4.75</text:p>
          </table:table-cell>
          <table:table-cell table:style-name="ACE-3" table:formula="of:=2.3500000000000001+[.S5]" office:value-type="float" office:value="2.75">
            <text:p>2.75</text:p>
          </table:table-cell>
          <table:table-cell table:style-name="ACE-3" table:formula="of:=2.3500000000000001+[.S5]" office:value-type="float" office:value="2.75">
            <text:p>2.7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2">
            <text:p>3932</text:p>
          </table:table-cell>
          <table:table-cell table:style-name="ACE-3" table:formula="of:=COM.MICROSOFT.CONCAT(&quot;ANU-&quot;;[.A6])" office:value-type="string" office:string-value="ANU-3932">
            <text:p>ANU-3932</text:p>
          </table:table-cell>
          <table:table-cell table:style-name="ACE-3" office:value-type="string">
            <text:p>SAH 29/1</text:p>
          </table:table-cell>
          <table:table-cell table:style-name="ACE-3" office:value-type="float" office:value="-12.131">
            <text:p>−12.131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200">
            <text:p>2200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991">
            <text:p>1991</text:p>
          </table:table-cell>
          <table:table-cell table:style-name="ACE-3" office:value-type="float" office:value="2325">
            <text:p>2325</text:p>
          </table:table-cell>
          <table:table-cell table:style-name="ACE-5" table:formula="of:=[.N6]+[.Q6]" office:value-type="float" office:value="2158">
            <text:p>2158</text:p>
          </table:table-cell>
          <table:table-cell table:style-name="ACE-5" table:formula="of:=([.O6]-[.N6])/2" office:value-type="float" office:value="167">
            <text:p>167</text:p>
          </table:table-cell>
          <table:table-cell table:style-name="ACE-3" office:value-type="float" office:value="1.4099999999999999">
            <text:p>1.41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]-1.3500000000000001" office:value-type="float" office:value="0.059999999999999831">
            <text:p>0.06</text:p>
          </table:table-cell>
          <table:table-cell table:style-name="ACE-3" table:formula="of:=2.3500000000000001+[.S6]" office:value-type="float" office:value="2.4500000000000002">
            <text:p>2.45</text:p>
          </table:table-cell>
          <table:table-cell table:style-name="ACE-3" table:formula="of:=2.3500000000000001+[.S6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3">
            <text:p>3863</text:p>
          </table:table-cell>
          <table:table-cell table:style-name="ACE-3" table:formula="of:=COM.MICROSOFT.CONCAT(&quot;ANU-&quot;;[.A7])" office:value-type="string" office:string-value="ANU-3863">
            <text:p>ANU-3863</text:p>
          </table:table-cell>
          <table:table-cell table:style-name="ACE-3" office:value-type="string">
            <text:p>SAH 42/1</text:p>
          </table:table-cell>
          <table:table-cell table:style-name="ACE-3" office:value-type="float" office:value="-12.574999999999999">
            <text:p>−12.575</text:p>
          </table:table-cell>
          <table:table-cell table:style-name="ACE-3" office:value-type="float" office:value="132.43700000000001">
            <text:p>132.4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600">
            <text:p>260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331">
            <text:p>2331</text:p>
          </table:table-cell>
          <table:table-cell table:style-name="ACE-3" office:value-type="float" office:value="2924">
            <text:p>2924</text:p>
          </table:table-cell>
          <table:table-cell table:style-name="ACE-5" table:formula="of:=[.N7]+[.Q7]" office:value-type="float" office:value="2627.5">
            <text:p>2628</text:p>
          </table:table-cell>
          <table:table-cell table:style-name="ACE-5" table:formula="of:=([.O7]-[.N7])/2" office:value-type="float" office:value="296.5">
            <text:p>297</text:p>
          </table:table-cell>
          <table:table-cell table:style-name="ACE-3" office:value-type="float" office:value="0.40000000000000002">
            <text:p>0.4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7]-1.3500000000000001" office:value-type="float" office:value="-0.95000000000000007">
            <text:p>−0.95</text:p>
          </table:table-cell>
          <table:table-cell table:style-name="ACE-3" table:formula="of:=2.3500000000000001+[.S7]" office:value-type="float" office:value="2.6499999999999999">
            <text:p>2.65</text:p>
          </table:table-cell>
          <table:table-cell table:style-name="ACE-3" table:formula="of:=2.3500000000000001+[.S7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2">
            <text:p>4002</text:p>
          </table:table-cell>
          <table:table-cell table:style-name="ACE-3" table:formula="of:=COM.MICROSOFT.CONCAT(&quot;ANU-&quot;;[.A8])" office:value-type="string" office:string-value="ANU-4002">
            <text:p>ANU-4002</text:p>
          </table:table-cell>
          <table:table-cell table:style-name="ACE-3" office:value-type="string">
            <text:p>SAH 51/3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441">
            <text:p>132.44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710">
            <text:p>271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2361">
            <text:p>2361</text:p>
          </table:table-cell>
          <table:table-cell table:style-name="ACE-3" office:value-type="float" office:value="3059">
            <text:p>3059</text:p>
          </table:table-cell>
          <table:table-cell table:style-name="ACE-5" table:formula="of:=[.N8]+[.Q8]" office:value-type="float" office:value="2710">
            <text:p>2710</text:p>
          </table:table-cell>
          <table:table-cell table:style-name="ACE-5" table:formula="of:=([.O8]-[.N8])/2" office:value-type="float" office:value="349">
            <text:p>349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8]-1.3500000000000001" office:value-type="float" office:value="-2.0100000000000002">
            <text:p>−2.01</text:p>
          </table:table-cell>
          <table:table-cell table:style-name="ACE-3" table:formula="of:=2.3500000000000001+[.S8]" office:value-type="float" office:value="2.5500000000000003">
            <text:p>2.55</text:p>
          </table:table-cell>
          <table:table-cell table:style-name="ACE-3" table:formula="of:=2.3500000000000001+[.S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2">
            <text:p>3922</text:p>
          </table:table-cell>
          <table:table-cell table:style-name="ACE-3" table:formula="of:=COM.MICROSOFT.CONCAT(&quot;ANU-&quot;;[.A9])" office:value-type="string" office:string-value="ANU-3922">
            <text:p>ANU-3922</text:p>
          </table:table-cell>
          <table:table-cell table:style-name="ACE-3" office:value-type="string">
            <text:p>SAH 56/2</text:p>
          </table:table-cell>
          <table:table-cell table:style-name="ACE-3" office:value-type="float" office:value="-12.337999999999999">
            <text:p>−12.338</text:p>
          </table:table-cell>
          <table:table-cell table:style-name="ACE-3" office:value-type="float" office:value="132.39099999999999">
            <text:p>132.39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930">
            <text:p>293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2546">
            <text:p>2546</text:p>
          </table:table-cell>
          <table:table-cell table:style-name="ACE-3" office:value-type="float" office:value="3460">
            <text:p>3460</text:p>
          </table:table-cell>
          <table:table-cell table:style-name="ACE-5" table:formula="of:=[.N9]+[.Q9]" office:value-type="float" office:value="3003">
            <text:p>3003</text:p>
          </table:table-cell>
          <table:table-cell table:style-name="ACE-5" table:formula="of:=([.O9]-[.N9])/2" office:value-type="float" office:value="457">
            <text:p>457</text:p>
          </table:table-cell>
          <table:table-cell table:style-name="ACE-3" office:value-type="float" office:value="1.1599999999999999">
            <text:p>1.16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9]-1.3500000000000001" office:value-type="float" office:value="-0.19000000000000017">
            <text:p>−0.19</text:p>
          </table:table-cell>
          <table:table-cell table:style-name="ACE-3" table:formula="of:=2.3500000000000001+[.S9]" office:value-type="float" office:value="2.5500000000000003">
            <text:p>2.55</text:p>
          </table:table-cell>
          <table:table-cell table:style-name="ACE-3" table:formula="of:=2.3500000000000001+[.S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5">
            <text:p>3995</text:p>
          </table:table-cell>
          <table:table-cell table:style-name="ACE-3" table:formula="of:=COM.MICROSOFT.CONCAT(&quot;ANU-&quot;;[.A10])" office:value-type="string" office:string-value="ANU-3995">
            <text:p>ANU-3995</text:p>
          </table:table-cell>
          <table:table-cell table:style-name="ACE-3" office:value-type="string">
            <text:p>SAH 18/686</text:p>
          </table:table-cell>
          <table:table-cell table:style-name="ACE-3" office:value-type="float" office:value="-12.135">
            <text:p>−12.135</text:p>
          </table:table-cell>
          <table:table-cell table:style-name="ACE-3" office:value-type="float" office:value="132.506">
            <text:p>132.50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970">
            <text:p>297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2507">
            <text:p>2507</text:p>
          </table:table-cell>
          <table:table-cell table:style-name="ACE-3" office:value-type="float" office:value="3574">
            <text:p>3574</text:p>
          </table:table-cell>
          <table:table-cell table:style-name="ACE-5" table:formula="of:=[.N10]+[.Q10]" office:value-type="float" office:value="3040.5">
            <text:p>3041</text:p>
          </table:table-cell>
          <table:table-cell table:style-name="ACE-5" table:formula="of:=([.O10]-[.N10])/2" office:value-type="float" office:value="533.5">
            <text:p>534</text:p>
          </table:table-cell>
          <table:table-cell table:style-name="ACE-3" office:value-type="float" office:value="-1.3100000000000001">
            <text:p>−1.31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10]-1.3500000000000001" office:value-type="float" office:value="-2.6600000000000001">
            <text:p>−2.66</text:p>
          </table:table-cell>
          <table:table-cell table:style-name="ACE-3" table:formula="of:=2.3500000000000001+[.S10]" office:value-type="float" office:value="2.5500000000000003">
            <text:p>2.55</text:p>
          </table:table-cell>
          <table:table-cell table:style-name="ACE-3" table:formula="of:=2.3500000000000001+[.S1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245">
            <text:p>4245</text:p>
          </table:table-cell>
          <table:table-cell table:style-name="ACE-3" table:formula="of:=COM.MICROSOFT.CONCAT(&quot;ANU-&quot;;[.A11])" office:value-type="string" office:string-value="ANU-4245">
            <text:p>ANU-4245</text:p>
          </table:table-cell>
          <table:table-cell table:style-name="ACE-3" office:value-type="string">
            <text:p>SAH 24/2</text:p>
          </table:table-cell>
          <table:table-cell table:style-name="ACE-3" office:value-type="float" office:value="-12.140000000000001">
            <text:p>−12.14</text:p>
          </table:table-cell>
          <table:table-cell table:style-name="ACE-3" office:value-type="float" office:value="132.501">
            <text:p>132.50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210">
            <text:p>321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2925">
            <text:p>2925</text:p>
          </table:table-cell>
          <table:table-cell table:style-name="ACE-3" office:value-type="float" office:value="3818">
            <text:p>3818</text:p>
          </table:table-cell>
          <table:table-cell table:style-name="ACE-5" table:formula="of:=[.N11]+[.Q11]" office:value-type="float" office:value="3371.5">
            <text:p>3372</text:p>
          </table:table-cell>
          <table:table-cell table:style-name="ACE-5" table:formula="of:=([.O11]-[.N11])/2" office:value-type="float" office:value="446.5">
            <text:p>447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1]-1.3500000000000001" office:value-type="float" office:value="-0.53000000000000014">
            <text:p>−0.53</text:p>
          </table:table-cell>
          <table:table-cell table:style-name="ACE-3" table:formula="of:=2.3500000000000001+[.S11]" office:value-type="float" office:value="2.6499999999999999">
            <text:p>2.65</text:p>
          </table:table-cell>
          <table:table-cell table:style-name="ACE-3" table:formula="of:=2.3500000000000001+[.S11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6">
            <text:p>4126</text:p>
          </table:table-cell>
          <table:table-cell table:style-name="ACE-3" table:formula="of:=COM.MICROSOFT.CONCAT(&quot;ANU-&quot;;[.A12])" office:value-type="string" office:string-value="ANU-4126">
            <text:p>ANU-4126</text:p>
          </table:table-cell>
          <table:table-cell table:style-name="ACE-3" office:value-type="string">
            <text:p>SAH 33/905</text:p>
          </table:table-cell>
          <table:table-cell table:style-name="ACE-3" office:value-type="float" office:value="-12.332000000000001">
            <text:p>−12.33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610">
            <text:p>3610</text:p>
          </table:table-cell>
          <table:table-cell table:style-name="ACE-3" office:value-type="float" office:value="530">
            <text:p>530</text:p>
          </table:table-cell>
          <table:table-cell table:style-name="ACE-3" office:value-type="float" office:value="2510">
            <text:p>2510</text:p>
          </table:table-cell>
          <table:table-cell table:style-name="ACE-3" office:value-type="float" office:value="5317">
            <text:p>5317</text:p>
          </table:table-cell>
          <table:table-cell table:style-name="ACE-5" table:formula="of:=[.N12]+[.Q12]" office:value-type="float" office:value="3913.5">
            <text:p>3914</text:p>
          </table:table-cell>
          <table:table-cell table:style-name="ACE-5" table:formula="of:=([.O12]-[.N12])/2" office:value-type="float" office:value="1403.5">
            <text:p>1404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2]-1.3500000000000001" office:value-type="float" office:value="-2.6000000000000001">
            <text:p>−2.6</text:p>
          </table:table-cell>
          <table:table-cell table:style-name="ACE-3" table:formula="of:=2.3500000000000001+[.S12]" office:value-type="float" office:value="2.6499999999999999">
            <text:p>2.65</text:p>
          </table:table-cell>
          <table:table-cell table:style-name="ACE-3" table:formula="of:=2.3500000000000001+[.S12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12">
            <text:p>3912</text:p>
          </table:table-cell>
          <table:table-cell table:style-name="ACE-3" table:formula="of:=COM.MICROSOFT.CONCAT(&quot;ANU-&quot;;[.A13])" office:value-type="string" office:string-value="ANU-3912">
            <text:p>ANU-3912</text:p>
          </table:table-cell>
          <table:table-cell table:style-name="ACE-3" office:value-type="string">
            <text:p>SAH 38/921</text:p>
          </table:table-cell>
          <table:table-cell table:style-name="ACE-3" office:value-type="float" office:value="-12.569000000000001">
            <text:p>−12.569</text:p>
          </table:table-cell>
          <table:table-cell table:style-name="ACE-3" office:value-type="float" office:value="132.428">
            <text:p>132.428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950">
            <text:p>39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3985">
            <text:p>3985</text:p>
          </table:table-cell>
          <table:table-cell table:style-name="ACE-3" office:value-type="float" office:value="4781">
            <text:p>4781</text:p>
          </table:table-cell>
          <table:table-cell table:style-name="ACE-5" table:formula="of:=[.N13]+[.Q13]" office:value-type="float" office:value="4383">
            <text:p>4383</text:p>
          </table:table-cell>
          <table:table-cell table:style-name="ACE-5" table:formula="of:=([.O13]-[.N13])/2" office:value-type="float" office:value="398">
            <text:p>398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3]-1.3500000000000001" office:value-type="float" office:value="-1.05">
            <text:p>−1.05</text:p>
          </table:table-cell>
          <table:table-cell table:style-name="ACE-3" table:formula="of:=2.3500000000000001+[.S13]" office:value-type="float" office:value="2.6499999999999999">
            <text:p>2.65</text:p>
          </table:table-cell>
          <table:table-cell table:style-name="ACE-3" table:formula="of:=2.3500000000000001+[.S13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7">
            <text:p>4007</text:p>
          </table:table-cell>
          <table:table-cell table:style-name="ACE-3" table:formula="of:=COM.MICROSOFT.CONCAT(&quot;ANU-&quot;;[.A14])" office:value-type="string" office:string-value="ANU-4007">
            <text:p>ANU-4007</text:p>
          </table:table-cell>
          <table:table-cell table:style-name="ACE-3" office:value-type="string">
            <text:p>SAH 32/900</text:p>
          </table:table-cell>
          <table:table-cell table:style-name="ACE-3" office:value-type="float" office:value="-12.331">
            <text:p>−12.331</text:p>
          </table:table-cell>
          <table:table-cell table:style-name="ACE-3" office:value-type="float" office:value="132.44200000000001">
            <text:p>132.44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4620">
            <text:p>4620</text:p>
          </table:table-cell>
          <table:table-cell table:style-name="ACE-3" office:value-type="float" office:value="240">
            <text:p>240</text:p>
          </table:table-cell>
          <table:table-cell table:style-name="ACE-3" office:value-type="float" office:value="4536">
            <text:p>4536</text:p>
          </table:table-cell>
          <table:table-cell table:style-name="ACE-3" office:value-type="float" office:value="5853">
            <text:p>5853</text:p>
          </table:table-cell>
          <table:table-cell table:style-name="ACE-5" table:formula="of:=[.N14]+[.Q14]" office:value-type="float" office:value="5194.5">
            <text:p>5195</text:p>
          </table:table-cell>
          <table:table-cell table:style-name="ACE-5" table:formula="of:=([.O14]-[.N14])/2" office:value-type="float" office:value="658.5">
            <text:p>659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14]-1.3500000000000001" office:value-type="float" office:value="-1.05">
            <text:p>−1.05</text:p>
          </table:table-cell>
          <table:table-cell table:style-name="ACE-3" table:formula="of:=2.3500000000000001+[.S14]" office:value-type="float" office:value="2.5500000000000003">
            <text:p>2.55</text:p>
          </table:table-cell>
          <table:table-cell table:style-name="ACE-3" table:formula="of:=2.3500000000000001+[.S1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83">
            <text:p>3783</text:p>
          </table:table-cell>
          <table:table-cell table:style-name="ACE-3" table:formula="of:=COM.MICROSOFT.CONCAT(&quot;ANU-&quot;;[.A15])" office:value-type="string" office:string-value="ANU-3783">
            <text:p>ANU-3783</text:p>
          </table:table-cell>
          <table:table-cell table:style-name="ACE-3" office:value-type="string">
            <text:p>SAH 1/32</text:p>
          </table:table-cell>
          <table:table-cell table:style-name="ACE-3" office:value-type="float" office:value="-12.609">
            <text:p>−12.609</text:p>
          </table:table-cell>
          <table:table-cell table:style-name="ACE-3" office:value-type="float" office:value="132.44">
            <text:p>132.4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30">
            <text:p>653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180">
            <text:p>7180</text:p>
          </table:table-cell>
          <table:table-cell table:style-name="ACE-3" office:value-type="float" office:value="7567">
            <text:p>7567</text:p>
          </table:table-cell>
          <table:table-cell table:style-name="ACE-5" table:formula="of:=[.N15]+[.Q15]" office:value-type="float" office:value="7373.5">
            <text:p>7374</text:p>
          </table:table-cell>
          <table:table-cell table:style-name="ACE-5" table:formula="of:=([.O15]-[.N15])/2" office:value-type="float" office:value="193.5">
            <text:p>194</text:p>
          </table:table-cell>
          <table:table-cell table:style-name="ACE-3" office:value-type="float" office:value="-2.3999999999999999">
            <text:p>−2.4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5]-1.3500000000000001" office:value-type="float" office:value="-3.75">
            <text:p>−3.75</text:p>
          </table:table-cell>
          <table:table-cell table:style-name="ACE-3" table:formula="of:=2.3500000000000001+[.S15]" office:value-type="float" office:value="2.6499999999999999">
            <text:p>2.65</text:p>
          </table:table-cell>
          <table:table-cell table:style-name="ACE-3" table:formula="of:=2.3500000000000001+[.S15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78">
            <text:p>3778</text:p>
          </table:table-cell>
          <table:table-cell table:style-name="ACE-3" table:formula="of:=COM.MICROSOFT.CONCAT(&quot;ANU-&quot;;[.A16])" office:value-type="string" office:string-value="ANU-3778">
            <text:p>ANU-3778</text:p>
          </table:table-cell>
          <table:table-cell table:style-name="ACE-3" office:value-type="string">
            <text:p>SAH 1/30</text:p>
          </table:table-cell>
          <table:table-cell table:style-name="ACE-3" office:value-type="float" office:value="-12.609">
            <text:p>−12.609</text:p>
          </table:table-cell>
          <table:table-cell table:style-name="ACE-3" office:value-type="float" office:value="132.44">
            <text:p>132.4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390">
            <text:p>63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913">
            <text:p>6913</text:p>
          </table:table-cell>
          <table:table-cell table:style-name="ACE-3" office:value-type="float" office:value="7492">
            <text:p>7492</text:p>
          </table:table-cell>
          <table:table-cell table:style-name="ACE-5" table:formula="of:=[.N16]+[.Q16]" office:value-type="float" office:value="7202.5">
            <text:p>7203</text:p>
          </table:table-cell>
          <table:table-cell table:style-name="ACE-5" table:formula="of:=([.O16]-[.N16])/2" office:value-type="float" office:value="289.5">
            <text:p>290</text:p>
          </table:table-cell>
          <table:table-cell table:style-name="ACE-3" office:value-type="float" office:value="-2.2999999999999998">
            <text:p>−2.3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6]-1.3500000000000001" office:value-type="float" office:value="-3.6499999999999999">
            <text:p>−3.65</text:p>
          </table:table-cell>
          <table:table-cell table:style-name="ACE-3" table:formula="of:=2.3500000000000001+[.S16]" office:value-type="float" office:value="2.6499999999999999">
            <text:p>2.65</text:p>
          </table:table-cell>
          <table:table-cell table:style-name="ACE-3" table:formula="of:=2.3500000000000001+[.S1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82">
            <text:p>3782</text:p>
          </table:table-cell>
          <table:table-cell table:style-name="ACE-3" table:formula="of:=COM.MICROSOFT.CONCAT(&quot;ANU-&quot;;[.A17])" office:value-type="string" office:string-value="ANU-3782">
            <text:p>ANU-3782</text:p>
          </table:table-cell>
          <table:table-cell table:style-name="ACE-3" office:value-type="string">
            <text:p>SAH 7/313</text:p>
          </table:table-cell>
          <table:table-cell table:style-name="ACE-3" office:value-type="float" office:value="-12.375">
            <text:p>−12.375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00">
            <text:p>6400</text:p>
          </table:table-cell>
          <table:table-cell table:style-name="ACE-3" office:value-type="float" office:value="820">
            <text:p>820</text:p>
          </table:table-cell>
          <table:table-cell table:style-name="ACE-3" office:value-type="float" office:value="5325">
            <text:p>5325</text:p>
          </table:table-cell>
          <table:table-cell table:style-name="ACE-3" office:value-type="float" office:value="8993">
            <text:p>8993</text:p>
          </table:table-cell>
          <table:table-cell table:style-name="ACE-5" table:formula="of:=[.N17]+[.Q17]" office:value-type="float" office:value="7159">
            <text:p>7159</text:p>
          </table:table-cell>
          <table:table-cell table:style-name="ACE-5" table:formula="of:=([.O17]-[.N17])/2" office:value-type="float" office:value="1834">
            <text:p>1834</text:p>
          </table:table-cell>
          <table:table-cell table:style-name="ACE-3" office:value-type="float" office:value="1.2">
            <text:p>1.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7]-1.3500000000000001" office:value-type="float" office:value="-0.15000000000000013">
            <text:p>−0.15</text:p>
          </table:table-cell>
          <table:table-cell table:style-name="ACE-3" table:formula="of:=2.3500000000000001+[.S17]" office:value-type="float" office:value="2.6499999999999999">
            <text:p>2.65</text:p>
          </table:table-cell>
          <table:table-cell table:style-name="ACE-3" table:formula="of:=2.3500000000000001+[.S17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780">
            <text:p>3780</text:p>
          </table:table-cell>
          <table:table-cell table:style-name="ACE-3" table:formula="of:=COM.MICROSOFT.CONCAT(&quot;ANU-&quot;;[.A18])" office:value-type="string" office:string-value="ANU-3780">
            <text:p>ANU-3780</text:p>
          </table:table-cell>
          <table:table-cell table:style-name="ACE-3" office:value-type="string">
            <text:p>SAH 7/323</text:p>
          </table:table-cell>
          <table:table-cell table:style-name="ACE-3" office:value-type="float" office:value="-12.375">
            <text:p>−12.375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90">
            <text:p>589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6202">
            <text:p>6202</text:p>
          </table:table-cell>
          <table:table-cell table:style-name="ACE-3" office:value-type="float" office:value="7248">
            <text:p>7248</text:p>
          </table:table-cell>
          <table:table-cell table:style-name="ACE-5" table:formula="of:=[.N18]+[.Q18]" office:value-type="float" office:value="6725">
            <text:p>6725</text:p>
          </table:table-cell>
          <table:table-cell table:style-name="ACE-5" table:formula="of:=([.O18]-[.N18])/2" office:value-type="float" office:value="523">
            <text:p>523</text:p>
          </table:table-cell>
          <table:table-cell table:style-name="ACE-3" office:value-type="float" office:value="-0.40000000000000002">
            <text:p>−0.4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8]-1.3500000000000001" office:value-type="float" office:value="-1.75">
            <text:p>−1.75</text:p>
          </table:table-cell>
          <table:table-cell table:style-name="ACE-3" table:formula="of:=2.3500000000000001+[.S18]" office:value-type="float" office:value="2.6499999999999999">
            <text:p>2.65</text:p>
          </table:table-cell>
          <table:table-cell table:style-name="ACE-3" table:formula="of:=2.3500000000000001+[.S18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16">
            <text:p>4116</text:p>
          </table:table-cell>
          <table:table-cell table:style-name="ACE-3" table:formula="of:=COM.MICROSOFT.CONCAT(&quot;ANU-&quot;;[.A19])" office:value-type="string" office:string-value="ANU-4116">
            <text:p>ANU-4116</text:p>
          </table:table-cell>
          <table:table-cell table:style-name="ACE-3" office:value-type="string">
            <text:p>SAH 13/516</text:p>
          </table:table-cell>
          <table:table-cell table:style-name="ACE-3" office:value-type="float" office:value="-12.568">
            <text:p>−12.568</text:p>
          </table:table-cell>
          <table:table-cell table:style-name="ACE-3" office:value-type="float" office:value="132.423">
            <text:p>132.423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10">
            <text:p>591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6298">
            <text:p>6298</text:p>
          </table:table-cell>
          <table:table-cell table:style-name="ACE-3" office:value-type="float" office:value="7158">
            <text:p>7158</text:p>
          </table:table-cell>
          <table:table-cell table:style-name="ACE-5" table:formula="of:=[.N19]+[.Q19]" office:value-type="float" office:value="6728">
            <text:p>6728</text:p>
          </table:table-cell>
          <table:table-cell table:style-name="ACE-5" table:formula="of:=([.O19]-[.N19])/2" office:value-type="float" office:value="430">
            <text:p>430</text:p>
          </table:table-cell>
          <table:table-cell table:style-name="ACE-3" office:value-type="float" office:value="-1.3500000000000001">
            <text:p>−1.3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19]-1.3500000000000001" office:value-type="float" office:value="-2.7000000000000002">
            <text:p>−2.7</text:p>
          </table:table-cell>
          <table:table-cell table:style-name="ACE-3" table:formula="of:=2.3500000000000001+[.S19]" office:value-type="float" office:value="2.6499999999999999">
            <text:p>2.65</text:p>
          </table:table-cell>
          <table:table-cell table:style-name="ACE-3" table:formula="of:=2.3500000000000001+[.S19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4">
            <text:p>3934</text:p>
          </table:table-cell>
          <table:table-cell table:style-name="ACE-3" table:formula="of:=COM.MICROSOFT.CONCAT(&quot;ANU-&quot;;[.A20])" office:value-type="string" office:string-value="ANU-3934">
            <text:p>ANU-3934</text:p>
          </table:table-cell>
          <table:table-cell table:style-name="ACE-3" office:value-type="string">
            <text:p>SAH 13/528</text:p>
          </table:table-cell>
          <table:table-cell table:style-name="ACE-3" office:value-type="float" office:value="-12.568">
            <text:p>−12.568</text:p>
          </table:table-cell>
          <table:table-cell table:style-name="ACE-3" office:value-type="float" office:value="132.423">
            <text:p>132.423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50">
            <text:p>615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6503">
            <text:p>6503</text:p>
          </table:table-cell>
          <table:table-cell table:style-name="ACE-3" office:value-type="float" office:value="7417">
            <text:p>7417</text:p>
          </table:table-cell>
          <table:table-cell table:style-name="ACE-5" table:formula="of:=[.N20]+[.Q20]" office:value-type="float" office:value="6960">
            <text:p>6960</text:p>
          </table:table-cell>
          <table:table-cell table:style-name="ACE-5" table:formula="of:=([.O20]-[.N20])/2" office:value-type="float" office:value="457">
            <text:p>457</text:p>
          </table:table-cell>
          <table:table-cell table:style-name="ACE-3" office:value-type="float" office:value="-3.8500000000000001">
            <text:p>−3.8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20]-1.3500000000000001" office:value-type="float" office:value="-5.2000000000000002">
            <text:p>−5.2</text:p>
          </table:table-cell>
          <table:table-cell table:style-name="ACE-3" table:formula="of:=2.3500000000000001+[.S20]" office:value-type="float" office:value="2.5500000000000003">
            <text:p>2.55</text:p>
          </table:table-cell>
          <table:table-cell table:style-name="ACE-3" table:formula="of:=2.3500000000000001+[.S2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60">
            <text:p>4060</text:p>
          </table:table-cell>
          <table:table-cell table:style-name="ACE-3" table:formula="of:=COM.MICROSOFT.CONCAT(&quot;ANU-&quot;;[.A21])" office:value-type="string" office:string-value="ANU-4060">
            <text:p>ANU-4060</text:p>
          </table:table-cell>
          <table:table-cell table:style-name="ACE-3" office:value-type="string">
            <text:p>SAH 17/644</text:p>
          </table:table-cell>
          <table:table-cell table:style-name="ACE-3" office:value-type="float" office:value="-12.167">
            <text:p>−12.167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350">
            <text:p>535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5653">
            <text:p>5653</text:p>
          </table:table-cell>
          <table:table-cell table:style-name="ACE-3" office:value-type="float" office:value="6432">
            <text:p>6432</text:p>
          </table:table-cell>
          <table:table-cell table:style-name="ACE-5" table:formula="of:=[.N21]+[.Q21]" office:value-type="float" office:value="6042.5">
            <text:p>6043</text:p>
          </table:table-cell>
          <table:table-cell table:style-name="ACE-5" table:formula="of:=([.O21]-[.N21])/2" office:value-type="float" office:value="389.5">
            <text:p>390</text:p>
          </table:table-cell>
          <table:table-cell table:style-name="ACE-3" office:value-type="float" office:value="0.11">
            <text:p>0.11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1]-1.3500000000000001" office:value-type="float" office:value="-1.24">
            <text:p>−1.24</text:p>
          </table:table-cell>
          <table:table-cell table:style-name="ACE-3" table:formula="of:=2.3500000000000001+[.S21]" office:value-type="float" office:value="2.6499999999999999">
            <text:p>2.65</text:p>
          </table:table-cell>
          <table:table-cell table:style-name="ACE-3" table:formula="of:=2.3500000000000001+[.S21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9">
            <text:p>4059</text:p>
          </table:table-cell>
          <table:table-cell table:style-name="ACE-3" table:formula="of:=COM.MICROSOFT.CONCAT(&quot;ANU-&quot;;[.A22])" office:value-type="string" office:string-value="ANU-4059">
            <text:p>ANU-4059</text:p>
          </table:table-cell>
          <table:table-cell table:style-name="ACE-3" office:value-type="string">
            <text:p>SAH 17/652</text:p>
          </table:table-cell>
          <table:table-cell table:style-name="ACE-3" office:value-type="float" office:value="-12.167">
            <text:p>−12.167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640">
            <text:p>664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7276">
            <text:p>7276</text:p>
          </table:table-cell>
          <table:table-cell table:style-name="ACE-3" office:value-type="float" office:value="7656">
            <text:p>7656</text:p>
          </table:table-cell>
          <table:table-cell table:style-name="ACE-5" table:formula="of:=[.N22]+[.Q22]" office:value-type="float" office:value="7466">
            <text:p>7466</text:p>
          </table:table-cell>
          <table:table-cell table:style-name="ACE-5" table:formula="of:=([.O22]-[.N22])/2" office:value-type="float" office:value="190">
            <text:p>190</text:p>
          </table:table-cell>
          <table:table-cell table:style-name="ACE-3" office:value-type="float" office:value="-1.49">
            <text:p>−1.49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2]-1.3500000000000001" office:value-type="float" office:value="-2.8399999999999999">
            <text:p>−2.84</text:p>
          </table:table-cell>
          <table:table-cell table:style-name="ACE-3" table:formula="of:=2.3500000000000001+[.S22]" office:value-type="float" office:value="2.6499999999999999">
            <text:p>2.65</text:p>
          </table:table-cell>
          <table:table-cell table:style-name="ACE-3" table:formula="of:=2.3500000000000001+[.S22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6">
            <text:p>3996</text:p>
          </table:table-cell>
          <table:table-cell table:style-name="ACE-3" table:formula="of:=COM.MICROSOFT.CONCAT(&quot;ANU-&quot;;[.A23])" office:value-type="string" office:string-value="ANU-3996">
            <text:p>ANU-3996</text:p>
          </table:table-cell>
          <table:table-cell table:style-name="ACE-3" office:value-type="string">
            <text:p>SAH 20/806</text:p>
          </table:table-cell>
          <table:table-cell table:style-name="ACE-3" office:value-type="float" office:value="-12.834">
            <text:p>−12.834</text:p>
          </table:table-cell>
          <table:table-cell table:style-name="ACE-3" office:value-type="float" office:value="132.529">
            <text:p>132.52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70">
            <text:p>6170</text:p>
          </table:table-cell>
          <table:table-cell table:style-name="ACE-3" office:value-type="float" office:value="260">
            <text:p>260</text:p>
          </table:table-cell>
          <table:table-cell table:style-name="ACE-3" office:value-type="float" office:value="6405">
            <text:p>6405</text:p>
          </table:table-cell>
          <table:table-cell table:style-name="ACE-3" office:value-type="float" office:value="7491">
            <text:p>7491</text:p>
          </table:table-cell>
          <table:table-cell table:style-name="ACE-5" table:formula="of:=[.N23]+[.Q23]" office:value-type="float" office:value="6948">
            <text:p>6948</text:p>
          </table:table-cell>
          <table:table-cell table:style-name="ACE-5" table:formula="of:=([.O23]-[.N23])/2" office:value-type="float" office:value="543">
            <text:p>543</text:p>
          </table:table-cell>
          <table:table-cell table:style-name="ACE-3" office:value-type="float" office:value="1.1000000000000001">
            <text:p>1.1</text:p>
          </table:table-cell>
          <table:table-cell table:style-name="ACE-3" office:value-type="float" office:value="0.40000000000000002">
            <text:p>0.4</text:p>
          </table:table-cell>
          <table:table-cell table:style-name="ACE-3" table:formula="of:=[.R23]-1.3500000000000001" office:value-type="float" office:value="-0.25">
            <text:p>−0.25</text:p>
          </table:table-cell>
          <table:table-cell table:style-name="ACE-3" table:formula="of:=2.3500000000000001+[.S23]" office:value-type="float" office:value="2.75">
            <text:p>2.75</text:p>
          </table:table-cell>
          <table:table-cell table:style-name="ACE-3" table:formula="of:=2.3500000000000001+[.S23]" office:value-type="float" office:value="2.75">
            <text:p>2.7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4">
            <text:p>4124</text:p>
          </table:table-cell>
          <table:table-cell table:style-name="ACE-3" table:formula="of:=COM.MICROSOFT.CONCAT(&quot;ANU-&quot;;[.A24])" office:value-type="string" office:string-value="ANU-4124">
            <text:p>ANU-4124</text:p>
          </table:table-cell>
          <table:table-cell table:style-name="ACE-3" office:value-type="string">
            <text:p>SAH 21/833</text:p>
          </table:table-cell>
          <table:table-cell table:style-name="ACE-3" office:value-type="float" office:value="-12.707000000000001">
            <text:p>−12.707</text:p>
          </table:table-cell>
          <table:table-cell table:style-name="ACE-3" office:value-type="float" office:value="132.52199999999999">
            <text:p>132.52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360">
            <text:p>536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5589">
            <text:p>5589</text:p>
          </table:table-cell>
          <table:table-cell table:style-name="ACE-3" office:value-type="float" office:value="6598">
            <text:p>6598</text:p>
          </table:table-cell>
          <table:table-cell table:style-name="ACE-5" table:formula="of:=[.N24]+[.Q24]" office:value-type="float" office:value="6093.5">
            <text:p>6094</text:p>
          </table:table-cell>
          <table:table-cell table:style-name="ACE-5" table:formula="of:=([.O24]-[.N24])/2" office:value-type="float" office:value="504.5">
            <text:p>505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4]-1.3500000000000001" office:value-type="float" office:value="-0.53000000000000014">
            <text:p>−0.53</text:p>
          </table:table-cell>
          <table:table-cell table:style-name="ACE-3" table:formula="of:=2.3500000000000001+[.S24]" office:value-type="float" office:value="2.6499999999999999">
            <text:p>2.65</text:p>
          </table:table-cell>
          <table:table-cell table:style-name="ACE-3" table:formula="of:=2.3500000000000001+[.S24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1">
            <text:p>3931</text:p>
          </table:table-cell>
          <table:table-cell table:style-name="ACE-3" table:formula="of:=COM.MICROSOFT.CONCAT(&quot;ANU-&quot;;[.A25])" office:value-type="string" office:string-value="ANU-3931">
            <text:p>ANU-3931</text:p>
          </table:table-cell>
          <table:table-cell table:style-name="ACE-3" office:value-type="string">
            <text:p>SAH 25/1</text:p>
          </table:table-cell>
          <table:table-cell table:style-name="ACE-3" office:value-type="float" office:value="-12.146000000000001">
            <text:p>−12.146</text:p>
          </table:table-cell>
          <table:table-cell table:style-name="ACE-3" office:value-type="float" office:value="132.50399999999999">
            <text:p>132.50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00">
            <text:p>670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256">
            <text:p>7256</text:p>
          </table:table-cell>
          <table:table-cell table:style-name="ACE-3" office:value-type="float" office:value="7820">
            <text:p>7820</text:p>
          </table:table-cell>
          <table:table-cell table:style-name="ACE-5" table:formula="of:=[.N25]+[.Q25]" office:value-type="float" office:value="7538">
            <text:p>7538</text:p>
          </table:table-cell>
          <table:table-cell table:style-name="ACE-5" table:formula="of:=([.O25]-[.N25])/2" office:value-type="float" office:value="282">
            <text:p>282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5]-1.3500000000000001" office:value-type="float" office:value="-5.3200000000000003">
            <text:p>−5.32</text:p>
          </table:table-cell>
          <table:table-cell table:style-name="ACE-3" table:formula="of:=2.3500000000000001+[.S25]" office:value-type="float" office:value="2.6499999999999999">
            <text:p>2.65</text:p>
          </table:table-cell>
          <table:table-cell table:style-name="ACE-3" table:formula="of:=2.3500000000000001+[.S25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248">
            <text:p>4248</text:p>
          </table:table-cell>
          <table:table-cell table:style-name="ACE-3" table:formula="of:=COM.MICROSOFT.CONCAT(&quot;ANU-&quot;;[.A26])" office:value-type="string" office:string-value="ANU-4248">
            <text:p>ANU-4248</text:p>
          </table:table-cell>
          <table:table-cell table:style-name="ACE-3" office:value-type="string">
            <text:p>SAH 25/3</text:p>
          </table:table-cell>
          <table:table-cell table:style-name="ACE-3" office:value-type="float" office:value="-12.146000000000001">
            <text:p>−12.146</text:p>
          </table:table-cell>
          <table:table-cell table:style-name="ACE-3" office:value-type="float" office:value="132.50399999999999">
            <text:p>132.50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80">
            <text:p>6580</text:p>
          </table:table-cell>
          <table:table-cell table:style-name="ACE-3" office:value-type="float" office:value="280">
            <text:p>280</text:p>
          </table:table-cell>
          <table:table-cell table:style-name="ACE-3" office:value-type="float" office:value="6790">
            <text:p>6790</text:p>
          </table:table-cell>
          <table:table-cell table:style-name="ACE-3" office:value-type="float" office:value="7935">
            <text:p>7935</text:p>
          </table:table-cell>
          <table:table-cell table:style-name="ACE-5" table:formula="of:=[.N26]+[.Q26]" office:value-type="float" office:value="7362.5">
            <text:p>7363</text:p>
          </table:table-cell>
          <table:table-cell table:style-name="ACE-5" table:formula="of:=([.O26]-[.N26])/2" office:value-type="float" office:value="572.5">
            <text:p>573</text:p>
          </table:table-cell>
          <table:table-cell table:style-name="ACE-3" office:value-type="float" office:value="-3.9700000000000002">
            <text:p>−3.9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6]-1.3500000000000001" office:value-type="float" office:value="-5.3200000000000003">
            <text:p>−5.32</text:p>
          </table:table-cell>
          <table:table-cell table:style-name="ACE-3" table:formula="of:=2.3500000000000001+[.S26]" office:value-type="float" office:value="2.6499999999999999">
            <text:p>2.65</text:p>
          </table:table-cell>
          <table:table-cell table:style-name="ACE-3" table:formula="of:=2.3500000000000001+[.S2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7">
            <text:p>3997</text:p>
          </table:table-cell>
          <table:table-cell table:style-name="ACE-3" table:formula="of:=COM.MICROSOFT.CONCAT(&quot;ANU-&quot;;[.A27])" office:value-type="string" office:string-value="ANU-3997">
            <text:p>ANU-3997</text:p>
          </table:table-cell>
          <table:table-cell table:style-name="ACE-3" office:value-type="string">
            <text:p>SAH 26/1</text:p>
          </table:table-cell>
          <table:table-cell table:style-name="ACE-3" office:value-type="float" office:value="-12.157">
            <text:p>−12.157</text:p>
          </table:table-cell>
          <table:table-cell table:style-name="ACE-3" office:value-type="float" office:value="132.50399999999999">
            <text:p>132.50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20">
            <text:p>6720</text:p>
          </table:table-cell>
          <table:table-cell table:style-name="ACE-3" office:value-type="float" office:value="350">
            <text:p>350</text:p>
          </table:table-cell>
          <table:table-cell table:style-name="ACE-3" office:value-type="float" office:value="6748">
            <text:p>6748</text:p>
          </table:table-cell>
          <table:table-cell table:style-name="ACE-3" office:value-type="float" office:value="8187">
            <text:p>8187</text:p>
          </table:table-cell>
          <table:table-cell table:style-name="ACE-5" table:formula="of:=[.N27]+[.Q27]" office:value-type="float" office:value="7467.5">
            <text:p>7468</text:p>
          </table:table-cell>
          <table:table-cell table:style-name="ACE-5" table:formula="of:=([.O27]-[.N27])/2" office:value-type="float" office:value="719.5">
            <text:p>720</text:p>
          </table:table-cell>
          <table:table-cell table:style-name="ACE-3" office:value-type="float" office:value="-4.3700000000000001">
            <text:p>−4.3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7]-1.3500000000000001" office:value-type="float" office:value="-5.7200000000000006">
            <text:p>−5.72</text:p>
          </table:table-cell>
          <table:table-cell table:style-name="ACE-3" table:formula="of:=2.3500000000000001+[.S27]" office:value-type="float" office:value="2.6499999999999999">
            <text:p>2.65</text:p>
          </table:table-cell>
          <table:table-cell table:style-name="ACE-3" table:formula="of:=2.3500000000000001+[.S27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8">
            <text:p>3998</text:p>
          </table:table-cell>
          <table:table-cell table:style-name="ACE-3" table:formula="of:=COM.MICROSOFT.CONCAT(&quot;ANU-&quot;;[.A28])" office:value-type="string" office:string-value="ANU-3998">
            <text:p>ANU-3998</text:p>
          </table:table-cell>
          <table:table-cell table:style-name="ACE-3" office:value-type="string">
            <text:p>SAH 27/1</text:p>
          </table:table-cell>
          <table:table-cell table:style-name="ACE-3" office:value-type="float" office:value="-12.164">
            <text:p>−12.164</text:p>
          </table:table-cell>
          <table:table-cell table:style-name="ACE-3" office:value-type="float" office:value="132.506">
            <text:p>132.50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50">
            <text:p>655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6913">
            <text:p>6913</text:p>
          </table:table-cell>
          <table:table-cell table:style-name="ACE-3" office:value-type="float" office:value="7743">
            <text:p>7743</text:p>
          </table:table-cell>
          <table:table-cell table:style-name="ACE-5" table:formula="of:=[.N28]+[.Q28]" office:value-type="float" office:value="7328">
            <text:p>7328</text:p>
          </table:table-cell>
          <table:table-cell table:style-name="ACE-5" table:formula="of:=([.O28]-[.N28])/2" office:value-type="float" office:value="415">
            <text:p>415</text:p>
          </table:table-cell>
          <table:table-cell table:style-name="ACE-3" office:value-type="float" office:value="-3.7000000000000002">
            <text:p>−3.7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28]-1.3500000000000001" office:value-type="float" office:value="-5.0500000000000007">
            <text:p>−5.05</text:p>
          </table:table-cell>
          <table:table-cell table:style-name="ACE-3" table:formula="of:=2.3500000000000001+[.S28]" office:value-type="float" office:value="2.6499999999999999">
            <text:p>2.65</text:p>
          </table:table-cell>
          <table:table-cell table:style-name="ACE-3" table:formula="of:=2.3500000000000001+[.S28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9">
            <text:p>3929</text:p>
          </table:table-cell>
          <table:table-cell table:style-name="ACE-3" table:formula="of:=COM.MICROSOFT.CONCAT(&quot;ANU-&quot;;[.A29])" office:value-type="string" office:string-value="ANU-3929">
            <text:p>ANU-3929</text:p>
          </table:table-cell>
          <table:table-cell table:style-name="ACE-3" office:value-type="string">
            <text:p>SAH 28/1</text:p>
          </table:table-cell>
          <table:table-cell table:style-name="ACE-3" office:value-type="float" office:value="-12.173">
            <text:p>−12.173</text:p>
          </table:table-cell>
          <table:table-cell table:style-name="ACE-3" office:value-type="float" office:value="132.50700000000001">
            <text:p>132.507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320">
            <text:p>632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746">
            <text:p>6746</text:p>
          </table:table-cell>
          <table:table-cell table:style-name="ACE-3" office:value-type="float" office:value="7480">
            <text:p>7480</text:p>
          </table:table-cell>
          <table:table-cell table:style-name="ACE-5" table:formula="of:=[.N29]+[.Q29]" office:value-type="float" office:value="7113">
            <text:p>7113</text:p>
          </table:table-cell>
          <table:table-cell table:style-name="ACE-5" table:formula="of:=([.O29]-[.N29])/2" office:value-type="float" office:value="367">
            <text:p>367</text:p>
          </table:table-cell>
          <table:table-cell table:style-name="ACE-3" office:value-type="float" office:value="0.050000000000000003">
            <text:p>0.0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29]-1.3500000000000001" office:value-type="float" office:value="-1.3">
            <text:p>−1.3</text:p>
          </table:table-cell>
          <table:table-cell table:style-name="ACE-3" table:formula="of:=2.3500000000000001+[.S29]" office:value-type="float" office:value="2.5500000000000003">
            <text:p>2.55</text:p>
          </table:table-cell>
          <table:table-cell table:style-name="ACE-3" table:formula="of:=2.3500000000000001+[.S2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0">
            <text:p>3930</text:p>
          </table:table-cell>
          <table:table-cell table:style-name="ACE-3" table:formula="of:=COM.MICROSOFT.CONCAT(&quot;ANU-&quot;;[.A30])" office:value-type="string" office:string-value="ANU-3930">
            <text:p>ANU-3930</text:p>
          </table:table-cell>
          <table:table-cell table:style-name="ACE-3" office:value-type="string">
            <text:p>SAH 28/2</text:p>
          </table:table-cell>
          <table:table-cell table:style-name="ACE-3" office:value-type="float" office:value="-12.173">
            <text:p>−12.173</text:p>
          </table:table-cell>
          <table:table-cell table:style-name="ACE-3" office:value-type="float" office:value="132.50700000000001">
            <text:p>132.507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240">
            <text:p>624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747">
            <text:p>6747</text:p>
          </table:table-cell>
          <table:table-cell table:style-name="ACE-3" office:value-type="float" office:value="7414">
            <text:p>7414</text:p>
          </table:table-cell>
          <table:table-cell table:style-name="ACE-5" table:formula="of:=[.N30]+[.Q30]" office:value-type="float" office:value="7080.5">
            <text:p>7081</text:p>
          </table:table-cell>
          <table:table-cell table:style-name="ACE-5" table:formula="of:=([.O30]-[.N30])/2" office:value-type="float" office:value="333.5">
            <text:p>334</text:p>
          </table:table-cell>
          <table:table-cell table:style-name="ACE-3" office:value-type="float" office:value="-1.45">
            <text:p>−1.4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0]-1.3500000000000001" office:value-type="float" office:value="-2.7999999999999998">
            <text:p>−2.8</text:p>
          </table:table-cell>
          <table:table-cell table:style-name="ACE-3" table:formula="of:=2.3500000000000001+[.S30]" office:value-type="float" office:value="2.5500000000000003">
            <text:p>2.55</text:p>
          </table:table-cell>
          <table:table-cell table:style-name="ACE-3" table:formula="of:=2.3500000000000001+[.S3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33">
            <text:p>3933</text:p>
          </table:table-cell>
          <table:table-cell table:style-name="ACE-3" table:formula="of:=COM.MICROSOFT.CONCAT(&quot;ANU-&quot;;[.A31])" office:value-type="string" office:string-value="ANU-3933">
            <text:p>ANU-3933</text:p>
          </table:table-cell>
          <table:table-cell table:style-name="ACE-3" office:value-type="string">
            <text:p>SAH 29/2</text:p>
          </table:table-cell>
          <table:table-cell table:style-name="ACE-3" office:value-type="float" office:value="-12.132">
            <text:p>−12.132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330">
            <text:p>633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6795">
            <text:p>6795</text:p>
          </table:table-cell>
          <table:table-cell table:style-name="ACE-3" office:value-type="float" office:value="7460">
            <text:p>7460</text:p>
          </table:table-cell>
          <table:table-cell table:style-name="ACE-5" table:formula="of:=[.N31]+[.Q31]" office:value-type="float" office:value="7127.5">
            <text:p>7128</text:p>
          </table:table-cell>
          <table:table-cell table:style-name="ACE-5" table:formula="of:=([.O31]-[.N31])/2" office:value-type="float" office:value="332.5">
            <text:p>333</text:p>
          </table:table-cell>
          <table:table-cell table:style-name="ACE-3" office:value-type="float" office:value="-5.2400000000000002">
            <text:p>−5.24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31]-1.3500000000000001" office:value-type="float" office:value="-6.5899999999999999">
            <text:p>−6.59</text:p>
          </table:table-cell>
          <table:table-cell table:style-name="ACE-3" table:formula="of:=2.3500000000000001+[.S31]" office:value-type="float" office:value="2.4500000000000002">
            <text:p>2.45</text:p>
          </table:table-cell>
          <table:table-cell table:style-name="ACE-3" table:formula="of:=2.3500000000000001+[.S31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15">
            <text:p>4115</text:p>
          </table:table-cell>
          <table:table-cell table:style-name="ACE-3" table:formula="of:=COM.MICROSOFT.CONCAT(&quot;ANU-&quot;;[.A32])" office:value-type="string" office:string-value="ANU-4115">
            <text:p>ANU-4115</text:p>
          </table:table-cell>
          <table:table-cell table:style-name="ACE-3" office:value-type="string">
            <text:p>SAH 32/901</text:p>
          </table:table-cell>
          <table:table-cell table:style-name="ACE-3" office:value-type="float" office:value="-12.332000000000001">
            <text:p>−12.332</text:p>
          </table:table-cell>
          <table:table-cell table:style-name="ACE-3" office:value-type="float" office:value="132.441">
            <text:p>132.44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50">
            <text:p>5850</text:p>
          </table:table-cell>
          <table:table-cell table:style-name="ACE-3" office:value-type="float" office:value="280">
            <text:p>280</text:p>
          </table:table-cell>
          <table:table-cell table:style-name="ACE-3" office:value-type="float" office:value="5996">
            <text:p>5996</text:p>
          </table:table-cell>
          <table:table-cell table:style-name="ACE-3" office:value-type="float" office:value="7258">
            <text:p>7258</text:p>
          </table:table-cell>
          <table:table-cell table:style-name="ACE-5" table:formula="of:=[.N32]+[.Q32]" office:value-type="float" office:value="6627">
            <text:p>6627</text:p>
          </table:table-cell>
          <table:table-cell table:style-name="ACE-5" table:formula="of:=([.O32]-[.N32])/2" office:value-type="float" office:value="631">
            <text:p>631</text:p>
          </table:table-cell>
          <table:table-cell table:style-name="ACE-3" office:value-type="float" office:value="-1.2">
            <text:p>−1.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2]-1.3500000000000001" office:value-type="float" office:value="-2.5499999999999998">
            <text:p>−2.55</text:p>
          </table:table-cell>
          <table:table-cell table:style-name="ACE-3" table:formula="of:=2.3500000000000001+[.S32]" office:value-type="float" office:value="2.5500000000000003">
            <text:p>2.55</text:p>
          </table:table-cell>
          <table:table-cell table:style-name="ACE-3" table:formula="of:=2.3500000000000001+[.S32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3">
            <text:p>3863</text:p>
          </table:table-cell>
          <table:table-cell table:style-name="ACE-3" table:formula="of:=COM.MICROSOFT.CONCAT(&quot;ANU-&quot;;[.A33])" office:value-type="string" office:string-value="ANU-3863">
            <text:p>ANU-3863</text:p>
          </table:table-cell>
          <table:table-cell table:style-name="ACE-3" office:value-type="string">
            <text:p>SAH 40/1</text:p>
          </table:table-cell>
          <table:table-cell table:style-name="ACE-3" office:value-type="float" office:value="-12.571">
            <text:p>−12.571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20">
            <text:p>672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7317">
            <text:p>7317</text:p>
          </table:table-cell>
          <table:table-cell table:style-name="ACE-3" office:value-type="float" office:value="7748">
            <text:p>7748</text:p>
          </table:table-cell>
          <table:table-cell table:style-name="ACE-5" table:formula="of:=[.N33]+[.Q33]" office:value-type="float" office:value="7532.5">
            <text:p>7533</text:p>
          </table:table-cell>
          <table:table-cell table:style-name="ACE-5" table:formula="of:=([.O33]-[.N33])/2" office:value-type="float" office:value="215.5">
            <text:p>216</text:p>
          </table:table-cell>
          <table:table-cell table:style-name="ACE-3" office:value-type="float" office:value="-2.3999999999999999">
            <text:p>−2.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3]-1.3500000000000001" office:value-type="float" office:value="-3.75">
            <text:p>−3.75</text:p>
          </table:table-cell>
          <table:table-cell table:style-name="ACE-3" table:formula="of:=2.3500000000000001+[.S33]" office:value-type="float" office:value="2.5500000000000003">
            <text:p>2.55</text:p>
          </table:table-cell>
          <table:table-cell table:style-name="ACE-3" table:formula="of:=2.3500000000000001+[.S33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6">
            <text:p>3866</text:p>
          </table:table-cell>
          <table:table-cell table:style-name="ACE-3" table:formula="of:=COM.MICROSOFT.CONCAT(&quot;ANU-&quot;;[.A34])" office:value-type="string" office:string-value="ANU-3866">
            <text:p>ANU-3866</text:p>
          </table:table-cell>
          <table:table-cell table:style-name="ACE-3" office:value-type="string">
            <text:p>SAH 46/4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00">
            <text:p>580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6294">
            <text:p>6294</text:p>
          </table:table-cell>
          <table:table-cell table:style-name="ACE-3" office:value-type="float" office:value="6828">
            <text:p>6828</text:p>
          </table:table-cell>
          <table:table-cell table:style-name="ACE-5" table:formula="of:=[.N34]+[.Q34]" office:value-type="float" office:value="6561">
            <text:p>6561</text:p>
          </table:table-cell>
          <table:table-cell table:style-name="ACE-5" table:formula="of:=([.O34]-[.N34])/2" office:value-type="float" office:value="267">
            <text:p>267</text:p>
          </table:table-cell>
          <table:table-cell table:style-name="ACE-3" office:value-type="float" office:value="-1.04">
            <text:p>−1.0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4]-1.3500000000000001" office:value-type="float" office:value="-2.3900000000000001">
            <text:p>−2.39</text:p>
          </table:table-cell>
          <table:table-cell table:style-name="ACE-3" table:formula="of:=2.3500000000000001+[.S34]" office:value-type="float" office:value="2.5500000000000003">
            <text:p>2.55</text:p>
          </table:table-cell>
          <table:table-cell table:style-name="ACE-3" table:formula="of:=2.3500000000000001+[.S3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865">
            <text:p>3865</text:p>
          </table:table-cell>
          <table:table-cell table:style-name="ACE-3" table:formula="of:=COM.MICROSOFT.CONCAT(&quot;ANU-&quot;;[.A35])" office:value-type="string" office:string-value="ANU-3865">
            <text:p>ANU-3865</text:p>
          </table:table-cell>
          <table:table-cell table:style-name="ACE-3" office:value-type="string">
            <text:p>SAH 46/9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070">
            <text:p>707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673">
            <text:p>7673</text:p>
          </table:table-cell>
          <table:table-cell table:style-name="ACE-3" office:value-type="float" office:value="7999">
            <text:p>7999</text:p>
          </table:table-cell>
          <table:table-cell table:style-name="ACE-5" table:formula="of:=[.N35]+[.Q35]" office:value-type="float" office:value="7836">
            <text:p>7836</text:p>
          </table:table-cell>
          <table:table-cell table:style-name="ACE-5" table:formula="of:=([.O35]-[.N35])/2" office:value-type="float" office:value="163">
            <text:p>163</text:p>
          </table:table-cell>
          <table:table-cell table:style-name="ACE-3" office:value-type="float" office:value="-4.54">
            <text:p>−4.5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5]-1.3500000000000001" office:value-type="float" office:value="-5.8900000000000006">
            <text:p>−5.89</text:p>
          </table:table-cell>
          <table:table-cell table:style-name="ACE-3" table:formula="of:=2.3500000000000001+[.S35]" office:value-type="float" office:value="2.5500000000000003">
            <text:p>2.55</text:p>
          </table:table-cell>
          <table:table-cell table:style-name="ACE-3" table:formula="of:=2.3500000000000001+[.S35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0">
            <text:p>4000</text:p>
          </table:table-cell>
          <table:table-cell table:style-name="ACE-3" table:formula="of:=COM.MICROSOFT.CONCAT(&quot;ANU-&quot;;[.A36])" office:value-type="string" office:string-value="ANU-4000">
            <text:p>ANU-4000</text:p>
          </table:table-cell>
          <table:table-cell table:style-name="ACE-3" office:value-type="string">
            <text:p>SAH 47/6</text:p>
          </table:table-cell>
          <table:table-cell table:style-name="ACE-3" office:value-type="float" office:value="-12.455">
            <text:p>−12.455</text:p>
          </table:table-cell>
          <table:table-cell table:style-name="ACE-3" office:value-type="float" office:value="132.41200000000001">
            <text:p>132.41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600">
            <text:p>5600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5797">
            <text:p>5797</text:p>
          </table:table-cell>
          <table:table-cell table:style-name="ACE-3" office:value-type="float" office:value="6848">
            <text:p>6848</text:p>
          </table:table-cell>
          <table:table-cell table:style-name="ACE-5" table:formula="of:=[.N36]+[.Q36]" office:value-type="float" office:value="6322.5">
            <text:p>6323</text:p>
          </table:table-cell>
          <table:table-cell table:style-name="ACE-5" table:formula="of:=([.O36]-[.N36])/2" office:value-type="float" office:value="525.5">
            <text:p>526</text:p>
          </table:table-cell>
          <table:table-cell table:style-name="ACE-3" office:value-type="float" office:value="-3.2000000000000002">
            <text:p>−3.2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36]-1.3500000000000001" office:value-type="float" office:value="-4.5500000000000007">
            <text:p>−4.55</text:p>
          </table:table-cell>
          <table:table-cell table:style-name="ACE-3" table:formula="of:=2.3500000000000001+[.S36]" office:value-type="float" office:value="2.6499999999999999">
            <text:p>2.65</text:p>
          </table:table-cell>
          <table:table-cell table:style-name="ACE-3" table:formula="of:=2.3500000000000001+[.S3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5">
            <text:p>4125</text:p>
          </table:table-cell>
          <table:table-cell table:style-name="ACE-3" table:formula="of:=COM.MICROSOFT.CONCAT(&quot;ANU-&quot;;[.A37])" office:value-type="string" office:string-value="ANU-4125">
            <text:p>ANU-4125</text:p>
          </table:table-cell>
          <table:table-cell table:style-name="ACE-3" office:value-type="string">
            <text:p>SAH 50/1</text:p>
          </table:table-cell>
          <table:table-cell table:style-name="ACE-3" office:value-type="float" office:value="-12.460000000000001">
            <text:p>−12.46</text:p>
          </table:table-cell>
          <table:table-cell table:style-name="ACE-3" office:value-type="float" office:value="132.37">
            <text:p>132.37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630">
            <text:p>563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6022">
            <text:p>6022</text:p>
          </table:table-cell>
          <table:table-cell table:style-name="ACE-3" office:value-type="float" office:value="6660">
            <text:p>6660</text:p>
          </table:table-cell>
          <table:table-cell table:style-name="ACE-5" table:formula="of:=[.N37]+[.Q37]" office:value-type="float" office:value="6341">
            <text:p>6341</text:p>
          </table:table-cell>
          <table:table-cell table:style-name="ACE-5" table:formula="of:=([.O37]-[.N37])/2" office:value-type="float" office:value="319">
            <text:p>319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7]-1.3500000000000001" office:value-type="float" office:value="-2.29">
            <text:p>−2.29</text:p>
          </table:table-cell>
          <table:table-cell table:style-name="ACE-3" table:formula="of:=2.3500000000000001+[.S37]" office:value-type="float" office:value="2.5500000000000003">
            <text:p>2.55</text:p>
          </table:table-cell>
          <table:table-cell table:style-name="ACE-3" table:formula="of:=2.3500000000000001+[.S37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3">
            <text:p>4003</text:p>
          </table:table-cell>
          <table:table-cell table:style-name="ACE-3" table:formula="of:=COM.MICROSOFT.CONCAT(&quot;ANU-&quot;;[.A38])" office:value-type="string" office:string-value="ANU-4003">
            <text:p>ANU-4003</text:p>
          </table:table-cell>
          <table:table-cell table:style-name="ACE-3" office:value-type="string">
            <text:p>SAH 52/2</text:p>
          </table:table-cell>
          <table:table-cell table:style-name="ACE-3" office:value-type="float" office:value="-12.465">
            <text:p>−12.465</text:p>
          </table:table-cell>
          <table:table-cell table:style-name="ACE-3" office:value-type="float" office:value="132.44499999999999">
            <text:p>132.445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70">
            <text:p>647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7012">
            <text:p>7012</text:p>
          </table:table-cell>
          <table:table-cell table:style-name="ACE-3" office:value-type="float" office:value="7569">
            <text:p>7569</text:p>
          </table:table-cell>
          <table:table-cell table:style-name="ACE-5" table:formula="of:=[.N38]+[.Q38]" office:value-type="float" office:value="7290.5">
            <text:p>7291</text:p>
          </table:table-cell>
          <table:table-cell table:style-name="ACE-5" table:formula="of:=([.O38]-[.N38])/2" office:value-type="float" office:value="278.5">
            <text:p>279</text:p>
          </table:table-cell>
          <table:table-cell table:style-name="ACE-3" office:value-type="float" office:value="0.94999999999999996">
            <text:p>0.9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8]-1.3500000000000001" office:value-type="float" office:value="-0.40000000000000013">
            <text:p>−0.4</text:p>
          </table:table-cell>
          <table:table-cell table:style-name="ACE-3" table:formula="of:=2.3500000000000001+[.S38]" office:value-type="float" office:value="2.5500000000000003">
            <text:p>2.55</text:p>
          </table:table-cell>
          <table:table-cell table:style-name="ACE-3" table:formula="of:=2.3500000000000001+[.S3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9">
            <text:p>4009</text:p>
          </table:table-cell>
          <table:table-cell table:style-name="ACE-3" table:formula="of:=COM.MICROSOFT.CONCAT(&quot;ANU-&quot;;[.A39])" office:value-type="string" office:string-value="ANU-4009">
            <text:p>ANU-4009</text:p>
          </table:table-cell>
          <table:table-cell table:style-name="ACE-3" office:value-type="string">
            <text:p>SAH 52/3</text:p>
          </table:table-cell>
          <table:table-cell table:style-name="ACE-3" office:value-type="float" office:value="-12.465">
            <text:p>−12.465</text:p>
          </table:table-cell>
          <table:table-cell table:style-name="ACE-3" office:value-type="float" office:value="132.44499999999999">
            <text:p>132.445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80">
            <text:p>648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164">
            <text:p>7164</text:p>
          </table:table-cell>
          <table:table-cell table:style-name="ACE-3" office:value-type="float" office:value="7550">
            <text:p>7550</text:p>
          </table:table-cell>
          <table:table-cell table:style-name="ACE-5" table:formula="of:=[.N39]+[.Q39]" office:value-type="float" office:value="7357">
            <text:p>7357</text:p>
          </table:table-cell>
          <table:table-cell table:style-name="ACE-5" table:formula="of:=([.O39]-[.N39])/2" office:value-type="float" office:value="193">
            <text:p>193</text:p>
          </table:table-cell>
          <table:table-cell table:style-name="ACE-3" office:value-type="float" office:value="-0.34999999999999998">
            <text:p>−0.3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39]-1.3500000000000001" office:value-type="float" office:value="-1.7000000000000002">
            <text:p>−1.7</text:p>
          </table:table-cell>
          <table:table-cell table:style-name="ACE-3" table:formula="of:=2.3500000000000001+[.S39]" office:value-type="float" office:value="2.5500000000000003">
            <text:p>2.55</text:p>
          </table:table-cell>
          <table:table-cell table:style-name="ACE-3" table:formula="of:=2.3500000000000001+[.S3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10">
            <text:p>4010</text:p>
          </table:table-cell>
          <table:table-cell table:style-name="ACE-3" table:formula="of:=COM.MICROSOFT.CONCAT(&quot;ANU-&quot;;[.A40])" office:value-type="string" office:string-value="ANU-4010">
            <text:p>ANU-4010</text:p>
          </table:table-cell>
          <table:table-cell table:style-name="ACE-3" office:value-type="string">
            <text:p>SAH 56/6</text:p>
          </table:table-cell>
          <table:table-cell table:style-name="ACE-3" office:value-type="float" office:value="-12.339">
            <text:p>−12.339</text:p>
          </table:table-cell>
          <table:table-cell table:style-name="ACE-3" office:value-type="float" office:value="132.39099999999999">
            <text:p>132.39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60">
            <text:p>676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7426">
            <text:p>7426</text:p>
          </table:table-cell>
          <table:table-cell table:style-name="ACE-3" office:value-type="float" office:value="7709">
            <text:p>7709</text:p>
          </table:table-cell>
          <table:table-cell table:style-name="ACE-5" table:formula="of:=[.N40]+[.Q40]" office:value-type="float" office:value="7567.5">
            <text:p>7568</text:p>
          </table:table-cell>
          <table:table-cell table:style-name="ACE-5" table:formula="of:=([.O40]-[.N40])/2" office:value-type="float" office:value="141.5">
            <text:p>142</text:p>
          </table:table-cell>
          <table:table-cell table:style-name="ACE-3" office:value-type="float" office:value="-4.9400000000000004">
            <text:p>−4.9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0]-1.3500000000000001" office:value-type="float" office:value="-6.2900000000000009">
            <text:p>−6.29</text:p>
          </table:table-cell>
          <table:table-cell table:style-name="ACE-3" table:formula="of:=2.3500000000000001+[.S40]" office:value-type="float" office:value="2.5500000000000003">
            <text:p>2.55</text:p>
          </table:table-cell>
          <table:table-cell table:style-name="ACE-3" table:formula="of:=2.3500000000000001+[.S4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3">
            <text:p>3923</text:p>
          </table:table-cell>
          <table:table-cell table:style-name="ACE-3" table:formula="of:=COM.MICROSOFT.CONCAT(&quot;ANU-&quot;;[.A41])" office:value-type="string" office:string-value="ANU-3923">
            <text:p>ANU-3923</text:p>
          </table:table-cell>
          <table:table-cell table:style-name="ACE-3" office:value-type="string">
            <text:p>SAH 57/1</text:p>
          </table:table-cell>
          <table:table-cell table:style-name="ACE-3" office:value-type="float" office:value="-12.343">
            <text:p>−12.343</text:p>
          </table:table-cell>
          <table:table-cell table:style-name="ACE-3" office:value-type="float" office:value="132.37799999999999">
            <text:p>132.378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572">
            <text:p>6572</text:p>
          </table:table-cell>
          <table:table-cell table:style-name="ACE-3" office:value-type="float" office:value="7258">
            <text:p>7258</text:p>
          </table:table-cell>
          <table:table-cell table:style-name="ACE-5" table:formula="of:=[.N41]+[.Q41]" office:value-type="float" office:value="6915">
            <text:p>6915</text:p>
          </table:table-cell>
          <table:table-cell table:style-name="ACE-5" table:formula="of:=([.O41]-[.N41])/2" office:value-type="float" office:value="343">
            <text:p>343</text:p>
          </table:table-cell>
          <table:table-cell table:style-name="ACE-3" office:value-type="float" office:value="0.62">
            <text:p>0.6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1]-1.3500000000000001" office:value-type="float" office:value="-0.73000000000000009">
            <text:p>−0.73</text:p>
          </table:table-cell>
          <table:table-cell table:style-name="ACE-3" table:formula="of:=2.3500000000000001+[.S41]" office:value-type="float" office:value="2.5500000000000003">
            <text:p>2.55</text:p>
          </table:table-cell>
          <table:table-cell table:style-name="ACE-3" table:formula="of:=2.3500000000000001+[.S41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4">
            <text:p>3924</text:p>
          </table:table-cell>
          <table:table-cell table:style-name="ACE-3" table:formula="of:=COM.MICROSOFT.CONCAT(&quot;ANU-&quot;;[.A42])" office:value-type="string" office:string-value="ANU-3924">
            <text:p>ANU-3924</text:p>
          </table:table-cell>
          <table:table-cell table:style-name="ACE-3" office:value-type="string">
            <text:p>SAH 58/2</text:p>
          </table:table-cell>
          <table:table-cell table:style-name="ACE-3" office:value-type="float" office:value="-12.346">
            <text:p>−12.346</text:p>
          </table:table-cell>
          <table:table-cell table:style-name="ACE-3" office:value-type="float" office:value="132.36799999999999">
            <text:p>132.368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470">
            <text:p>647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7027">
            <text:p>7027</text:p>
          </table:table-cell>
          <table:table-cell table:style-name="ACE-3" office:value-type="float" office:value="7563">
            <text:p>7563</text:p>
          </table:table-cell>
          <table:table-cell table:style-name="ACE-5" table:formula="of:=[.N42]+[.Q42]" office:value-type="float" office:value="7295">
            <text:p>7295</text:p>
          </table:table-cell>
          <table:table-cell table:style-name="ACE-5" table:formula="of:=([.O42]-[.N42])/2" office:value-type="float" office:value="268">
            <text:p>268</text:p>
          </table:table-cell>
          <table:table-cell table:style-name="ACE-3" office:value-type="float" office:value="-1.4299999999999999">
            <text:p>−1.4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2]-1.3500000000000001" office:value-type="float" office:value="-2.7800000000000002">
            <text:p>−2.78</text:p>
          </table:table-cell>
          <table:table-cell table:style-name="ACE-3" table:formula="of:=2.3500000000000001+[.S42]" office:value-type="float" office:value="2.5500000000000003">
            <text:p>2.55</text:p>
          </table:table-cell>
          <table:table-cell table:style-name="ACE-3" table:formula="of:=2.3500000000000001+[.S42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5">
            <text:p>4005</text:p>
          </table:table-cell>
          <table:table-cell table:style-name="ACE-3" table:formula="of:=COM.MICROSOFT.CONCAT(&quot;ANU-&quot;;[.A43])" office:value-type="string" office:string-value="ANU-4005">
            <text:p>ANU-4005</text:p>
          </table:table-cell>
          <table:table-cell table:style-name="ACE-3" office:value-type="string">
            <text:p>SAH 60/2</text:p>
          </table:table-cell>
          <table:table-cell table:style-name="ACE-3" office:value-type="float" office:value="-12.522">
            <text:p>−12.522</text:p>
          </table:table-cell>
          <table:table-cell table:style-name="ACE-3" office:value-type="float" office:value="132.40000000000001">
            <text:p>132.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50">
            <text:p>58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6323">
            <text:p>6323</text:p>
          </table:table-cell>
          <table:table-cell table:style-name="ACE-3" office:value-type="float" office:value="6850">
            <text:p>6850</text:p>
          </table:table-cell>
          <table:table-cell table:style-name="ACE-5" table:formula="of:=[.N43]+[.Q43]" office:value-type="float" office:value="6586.5">
            <text:p>6587</text:p>
          </table:table-cell>
          <table:table-cell table:style-name="ACE-5" table:formula="of:=([.O43]-[.N43])/2" office:value-type="float" office:value="263.5">
            <text:p>264</text:p>
          </table:table-cell>
          <table:table-cell table:style-name="ACE-3" office:value-type="float" office:value="-1.3999999999999999">
            <text:p>−1.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3]-1.3500000000000001" office:value-type="float" office:value="-2.75">
            <text:p>−2.75</text:p>
          </table:table-cell>
          <table:table-cell table:style-name="ACE-3" table:formula="of:=2.3500000000000001+[.S43]" office:value-type="float" office:value="2.5500000000000003">
            <text:p>2.55</text:p>
          </table:table-cell>
          <table:table-cell table:style-name="ACE-3" table:formula="of:=2.3500000000000001+[.S43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4">
            <text:p>4004</text:p>
          </table:table-cell>
          <table:table-cell table:style-name="ACE-3" table:formula="of:=COM.MICROSOFT.CONCAT(&quot;ANU-&quot;;[.A44])" office:value-type="string" office:string-value="ANU-4004">
            <text:p>ANU-4004</text:p>
          </table:table-cell>
          <table:table-cell table:style-name="ACE-3" office:value-type="string">
            <text:p>SAH 60/4</text:p>
          </table:table-cell>
          <table:table-cell table:style-name="ACE-3" office:value-type="float" office:value="-12.522">
            <text:p>−12.522</text:p>
          </table:table-cell>
          <table:table-cell table:style-name="ACE-3" office:value-type="float" office:value="132.40000000000001">
            <text:p>132.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660">
            <text:p>666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7319">
            <text:p>7319</text:p>
          </table:table-cell>
          <table:table-cell table:style-name="ACE-3" office:value-type="float" office:value="7660">
            <text:p>7660</text:p>
          </table:table-cell>
          <table:table-cell table:style-name="ACE-5" table:formula="of:=[.N44]+[.Q44]" office:value-type="float" office:value="7489.5">
            <text:p>7490</text:p>
          </table:table-cell>
          <table:table-cell table:style-name="ACE-5" table:formula="of:=([.O44]-[.N44])/2" office:value-type="float" office:value="170.5">
            <text:p>171</text:p>
          </table:table-cell>
          <table:table-cell table:style-name="ACE-3" office:value-type="float" office:value="-3.7999999999999998">
            <text:p>−3.8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4]-1.3500000000000001" office:value-type="float" office:value="-5.1500000000000004">
            <text:p>−5.15</text:p>
          </table:table-cell>
          <table:table-cell table:style-name="ACE-3" table:formula="of:=2.3500000000000001+[.S44]" office:value-type="float" office:value="2.5500000000000003">
            <text:p>2.55</text:p>
          </table:table-cell>
          <table:table-cell table:style-name="ACE-3" table:formula="of:=2.3500000000000001+[.S4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90">
            <text:p>3990</text:p>
          </table:table-cell>
          <table:table-cell table:style-name="ACE-3" table:formula="of:=COM.MICROSOFT.CONCAT(&quot;ANU-&quot;;[.A45])" office:value-type="string" office:string-value="ANU-3990">
            <text:p>ANU-3990</text:p>
          </table:table-cell>
          <table:table-cell table:style-name="ACE-3" office:value-type="string">
            <text:p>SAH 61/2</text:p>
          </table:table-cell>
          <table:table-cell table:style-name="ACE-3" office:value-type="float" office:value="-12.525">
            <text:p>−12.525</text:p>
          </table:table-cell>
          <table:table-cell table:style-name="ACE-3" office:value-type="float" office:value="132.39099999999999">
            <text:p>132.39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40">
            <text:p>594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6483">
            <text:p>6483</text:p>
          </table:table-cell>
          <table:table-cell table:style-name="ACE-3" office:value-type="float" office:value="6940">
            <text:p>6940</text:p>
          </table:table-cell>
          <table:table-cell table:style-name="ACE-5" table:formula="of:=[.N45]+[.Q45]" office:value-type="float" office:value="6711.5">
            <text:p>6712</text:p>
          </table:table-cell>
          <table:table-cell table:style-name="ACE-5" table:formula="of:=([.O45]-[.N45])/2" office:value-type="float" office:value="228.5">
            <text:p>229</text:p>
          </table:table-cell>
          <table:table-cell table:style-name="ACE-3" office:value-type="float" office:value="0.62">
            <text:p>0.6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5]-1.3500000000000001" office:value-type="float" office:value="-0.73000000000000009">
            <text:p>−0.73</text:p>
          </table:table-cell>
          <table:table-cell table:style-name="ACE-3" table:formula="of:=2.3500000000000001+[.S45]" office:value-type="float" office:value="2.5500000000000003">
            <text:p>2.55</text:p>
          </table:table-cell>
          <table:table-cell table:style-name="ACE-3" table:formula="of:=2.3500000000000001+[.S45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2">
            <text:p>4052</text:p>
          </table:table-cell>
          <table:table-cell table:style-name="ACE-3" table:formula="of:=COM.MICROSOFT.CONCAT(&quot;ANU-&quot;;[.A46])" office:value-type="string" office:string-value="ANU-4052">
            <text:p>ANU-4052</text:p>
          </table:table-cell>
          <table:table-cell table:style-name="ACE-3" office:value-type="string">
            <text:p>SAH 65/4</text:p>
          </table:table-cell>
          <table:table-cell table:style-name="ACE-3" office:value-type="float" office:value="-12.661">
            <text:p>−12.661</text:p>
          </table:table-cell>
          <table:table-cell table:style-name="ACE-3" office:value-type="float" office:value="132.529">
            <text:p>132.52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90">
            <text:p>59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6454">
            <text:p>6454</text:p>
          </table:table-cell>
          <table:table-cell table:style-name="ACE-3" office:value-type="float" office:value="7156">
            <text:p>7156</text:p>
          </table:table-cell>
          <table:table-cell table:style-name="ACE-5" table:formula="of:=[.N46]+[.Q46]" office:value-type="float" office:value="6805">
            <text:p>6805</text:p>
          </table:table-cell>
          <table:table-cell table:style-name="ACE-5" table:formula="of:=([.O46]-[.N46])/2" office:value-type="float" office:value="351">
            <text:p>351</text:p>
          </table:table-cell>
          <table:table-cell table:style-name="ACE-3" office:value-type="float" office:value="1.0600000000000001">
            <text:p>1.06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6]-1.3500000000000001" office:value-type="float" office:value="-0.29000000000000004">
            <text:p>−0.29</text:p>
          </table:table-cell>
          <table:table-cell table:style-name="ACE-3" table:formula="of:=2.3500000000000001+[.S46]" office:value-type="float" office:value="2.5500000000000003">
            <text:p>2.55</text:p>
          </table:table-cell>
          <table:table-cell table:style-name="ACE-3" table:formula="of:=2.3500000000000001+[.S46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1">
            <text:p>4051</text:p>
          </table:table-cell>
          <table:table-cell table:style-name="ACE-3" table:formula="of:=COM.MICROSOFT.CONCAT(&quot;ANU-&quot;;[.A47])" office:value-type="string" office:string-value="ANU-4051">
            <text:p>ANU-4051</text:p>
          </table:table-cell>
          <table:table-cell table:style-name="ACE-3" office:value-type="string">
            <text:p>SAH 66/4</text:p>
          </table:table-cell>
          <table:table-cell table:style-name="ACE-3" office:value-type="float" office:value="-12.675000000000001">
            <text:p>−12.675</text:p>
          </table:table-cell>
          <table:table-cell table:style-name="ACE-3" office:value-type="float" office:value="132.49299999999999">
            <text:p>132.493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260">
            <text:p>626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6799">
            <text:p>6799</text:p>
          </table:table-cell>
          <table:table-cell table:style-name="ACE-3" office:value-type="float" office:value="7407">
            <text:p>7407</text:p>
          </table:table-cell>
          <table:table-cell table:style-name="ACE-5" table:formula="of:=[.N47]+[.Q47]" office:value-type="float" office:value="7103">
            <text:p>7103</text:p>
          </table:table-cell>
          <table:table-cell table:style-name="ACE-5" table:formula="of:=([.O47]-[.N47])/2" office:value-type="float" office:value="304">
            <text:p>304</text:p>
          </table:table-cell>
          <table:table-cell table:style-name="ACE-3" office:value-type="float" office:value="-1.9399999999999999">
            <text:p>−1.9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7]-1.3500000000000001" office:value-type="float" office:value="-3.29">
            <text:p>−3.29</text:p>
          </table:table-cell>
          <table:table-cell table:style-name="ACE-3" table:formula="of:=2.3500000000000001+[.S47]" office:value-type="float" office:value="2.5500000000000003">
            <text:p>2.55</text:p>
          </table:table-cell>
          <table:table-cell table:style-name="ACE-3" table:formula="of:=2.3500000000000001+[.S47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5">
            <text:p>4055</text:p>
          </table:table-cell>
          <table:table-cell table:style-name="ACE-3" table:formula="of:=COM.MICROSOFT.CONCAT(&quot;ANU-&quot;;[.A48])" office:value-type="string" office:string-value="ANU-4055">
            <text:p>ANU-4055</text:p>
          </table:table-cell>
          <table:table-cell table:style-name="ACE-3" office:value-type="string">
            <text:p>SAH 66/6</text:p>
          </table:table-cell>
          <table:table-cell table:style-name="ACE-3" office:value-type="float" office:value="-12.675000000000001">
            <text:p>−12.675</text:p>
          </table:table-cell>
          <table:table-cell table:style-name="ACE-3" office:value-type="float" office:value="132.49299999999999">
            <text:p>132.493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10">
            <text:p>671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7273">
            <text:p>7273</text:p>
          </table:table-cell>
          <table:table-cell table:style-name="ACE-3" office:value-type="float" office:value="7786">
            <text:p>7786</text:p>
          </table:table-cell>
          <table:table-cell table:style-name="ACE-5" table:formula="of:=[.N48]+[.Q48]" office:value-type="float" office:value="7529.5">
            <text:p>7530</text:p>
          </table:table-cell>
          <table:table-cell table:style-name="ACE-5" table:formula="of:=([.O48]-[.N48])/2" office:value-type="float" office:value="256.5">
            <text:p>257</text:p>
          </table:table-cell>
          <table:table-cell table:style-name="ACE-3" office:value-type="float" office:value="-4.3399999999999999">
            <text:p>−4.3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8]-1.3500000000000001" office:value-type="float" office:value="-5.6899999999999995">
            <text:p>−5.69</text:p>
          </table:table-cell>
          <table:table-cell table:style-name="ACE-3" table:formula="of:=2.3500000000000001+[.S48]" office:value-type="float" office:value="2.5500000000000003">
            <text:p>2.55</text:p>
          </table:table-cell>
          <table:table-cell table:style-name="ACE-3" table:formula="of:=2.3500000000000001+[.S4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0">
            <text:p>4050</text:p>
          </table:table-cell>
          <table:table-cell table:style-name="ACE-3" table:formula="of:=COM.MICROSOFT.CONCAT(&quot;ANU-&quot;;[.A49])" office:value-type="string" office:string-value="ANU-4050">
            <text:p>ANU-4050</text:p>
          </table:table-cell>
          <table:table-cell table:style-name="ACE-3" office:value-type="string">
            <text:p>SAH 67/6</text:p>
          </table:table-cell>
          <table:table-cell table:style-name="ACE-3" office:value-type="float" office:value="-12.715999999999999">
            <text:p>−12.71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930">
            <text:p>593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6411">
            <text:p>6411</text:p>
          </table:table-cell>
          <table:table-cell table:style-name="ACE-3" office:value-type="float" office:value="6953">
            <text:p>6953</text:p>
          </table:table-cell>
          <table:table-cell table:style-name="ACE-5" table:formula="of:=[.N49]+[.Q49]" office:value-type="float" office:value="6682">
            <text:p>6682</text:p>
          </table:table-cell>
          <table:table-cell table:style-name="ACE-5" table:formula="of:=([.O49]-[.N49])/2" office:value-type="float" office:value="271">
            <text:p>271</text:p>
          </table:table-cell>
          <table:table-cell table:style-name="ACE-3" office:value-type="float" office:value="-1.3200000000000001">
            <text:p>−1.3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49]-1.3500000000000001" office:value-type="float" office:value="-2.6699999999999999">
            <text:p>−2.67</text:p>
          </table:table-cell>
          <table:table-cell table:style-name="ACE-3" table:formula="of:=2.3500000000000001+[.S49]" office:value-type="float" office:value="2.5500000000000003">
            <text:p>2.55</text:p>
          </table:table-cell>
          <table:table-cell table:style-name="ACE-3" table:formula="of:=2.3500000000000001+[.S49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49">
            <text:p>4049</text:p>
          </table:table-cell>
          <table:table-cell table:style-name="ACE-3" table:formula="of:=COM.MICROSOFT.CONCAT(&quot;ANU-&quot;;[.A50])" office:value-type="string" office:string-value="ANU-4049">
            <text:p>ANU-4049</text:p>
          </table:table-cell>
          <table:table-cell table:style-name="ACE-3" office:value-type="string">
            <text:p>SAH 67/10</text:p>
          </table:table-cell>
          <table:table-cell table:style-name="ACE-3" office:value-type="float" office:value="-12.715999999999999">
            <text:p>−12.71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780">
            <text:p>678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7427">
            <text:p>7427</text:p>
          </table:table-cell>
          <table:table-cell table:style-name="ACE-3" office:value-type="float" office:value="7783">
            <text:p>7783</text:p>
          </table:table-cell>
          <table:table-cell table:style-name="ACE-5" table:formula="of:=[.N50]+[.Q50]" office:value-type="float" office:value="7605">
            <text:p>7605</text:p>
          </table:table-cell>
          <table:table-cell table:style-name="ACE-5" table:formula="of:=([.O50]-[.N50])/2" office:value-type="float" office:value="178">
            <text:p>178</text:p>
          </table:table-cell>
          <table:table-cell table:style-name="ACE-3" office:value-type="float" office:value="-3.7200000000000002">
            <text:p>−3.72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0]-1.3500000000000001" office:value-type="float" office:value="-5.0700000000000003">
            <text:p>−5.07</text:p>
          </table:table-cell>
          <table:table-cell table:style-name="ACE-3" table:formula="of:=2.3500000000000001+[.S50]" office:value-type="float" office:value="2.5500000000000003">
            <text:p>2.55</text:p>
          </table:table-cell>
          <table:table-cell table:style-name="ACE-3" table:formula="of:=2.3500000000000001+[.S50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65">
            <text:p>4065</text:p>
          </table:table-cell>
          <table:table-cell table:style-name="ACE-3" table:formula="of:=COM.MICROSOFT.CONCAT(&quot;ANU-&quot;;[.A51])" office:value-type="string" office:string-value="ANU-4065">
            <text:p>ANU-4065</text:p>
          </table:table-cell>
          <table:table-cell table:style-name="ACE-3" office:value-type="string">
            <text:p>SAH 67/3a</text:p>
          </table:table-cell>
          <table:table-cell table:style-name="ACE-3" office:value-type="float" office:value="-12.715999999999999">
            <text:p>−12.716</text:p>
          </table:table-cell>
          <table:table-cell table:style-name="ACE-3" office:value-type="float" office:value="132.50200000000001">
            <text:p>132.502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510">
            <text:p>5510</text:p>
          </table:table-cell>
          <table:table-cell table:style-name="ACE-3" office:value-type="float" office:value="300">
            <text:p>300</text:p>
          </table:table-cell>
          <table:table-cell table:style-name="ACE-3" office:value-type="float" office:value="5591">
            <text:p>5591</text:p>
          </table:table-cell>
          <table:table-cell table:style-name="ACE-3" office:value-type="float" office:value="6931">
            <text:p>6931</text:p>
          </table:table-cell>
          <table:table-cell table:style-name="ACE-5" table:formula="of:=[.N51]+[.Q51]" office:value-type="float" office:value="6261">
            <text:p>6261</text:p>
          </table:table-cell>
          <table:table-cell table:style-name="ACE-5" table:formula="of:=([.O51]-[.N51])/2" office:value-type="float" office:value="670">
            <text:p>670</text:p>
          </table:table-cell>
          <table:table-cell table:style-name="ACE-3" office:value-type="float" office:value="0.57999999999999996">
            <text:p>0.58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1]-1.3500000000000001" office:value-type="float" office:value="-0.77000000000000013">
            <text:p>−0.77</text:p>
          </table:table-cell>
          <table:table-cell table:style-name="ACE-3" table:formula="of:=2.3500000000000001+[.S51]" office:value-type="float" office:value="2.5500000000000003">
            <text:p>2.55</text:p>
          </table:table-cell>
          <table:table-cell table:style-name="ACE-3" table:formula="of:=2.3500000000000001+[.S51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257">
            <text:p>4257</text:p>
          </table:table-cell>
          <table:table-cell table:style-name="ACE-3" table:formula="of:=COM.MICROSOFT.CONCAT(&quot;ANU-&quot;;[.A52])" office:value-type="string" office:string-value="ANU-4257">
            <text:p>ANU-4257</text:p>
          </table:table-cell>
          <table:table-cell table:style-name="ACE-3" office:value-type="string">
            <text:p>SAH 68/3</text:p>
          </table:table-cell>
          <table:table-cell table:style-name="ACE-3" office:value-type="float" office:value="-12.712999999999999">
            <text:p>−12.713</text:p>
          </table:table-cell>
          <table:table-cell table:style-name="ACE-3" office:value-type="float" office:value="132.50800000000001">
            <text:p>132.508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450">
            <text:p>745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8012">
            <text:p>8012</text:p>
          </table:table-cell>
          <table:table-cell table:style-name="ACE-3" office:value-type="float" office:value="8387">
            <text:p>8387</text:p>
          </table:table-cell>
          <table:table-cell table:style-name="ACE-5" table:formula="of:=[.N52]+[.Q52]" office:value-type="float" office:value="8199.5">
            <text:p>8200</text:p>
          </table:table-cell>
          <table:table-cell table:style-name="ACE-5" table:formula="of:=([.O52]-[.N52])/2" office:value-type="float" office:value="187.5">
            <text:p>188</text:p>
          </table:table-cell>
          <table:table-cell table:style-name="ACE-3" office:value-type="float" office:value="-4.04">
            <text:p>−4.04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52]-1.3500000000000001" office:value-type="float" office:value="-5.3900000000000006">
            <text:p>−5.39</text:p>
          </table:table-cell>
          <table:table-cell table:style-name="ACE-3" table:formula="of:=2.3500000000000001+[.S52]" office:value-type="float" office:value="2.4500000000000002">
            <text:p>2.45</text:p>
          </table:table-cell>
          <table:table-cell table:style-name="ACE-3" table:formula="of:=2.3500000000000001+[.S52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2">
            <text:p>4122</text:p>
          </table:table-cell>
          <table:table-cell table:style-name="ACE-3" table:formula="of:=COM.MICROSOFT.CONCAT(&quot;ANU-&quot;;[.A53])" office:value-type="string" office:string-value="ANU-4122">
            <text:p>ANU-4122</text:p>
          </table:table-cell>
          <table:table-cell table:style-name="ACE-3" office:value-type="string">
            <text:p>SAH 69/4</text:p>
          </table:table-cell>
          <table:table-cell table:style-name="ACE-3" office:value-type="float" office:value="-12.675000000000001">
            <text:p>−12.675</text:p>
          </table:table-cell>
          <table:table-cell table:style-name="ACE-3" office:value-type="float" office:value="132.49299999999999">
            <text:p>132.493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6665">
            <text:p>6665</text:p>
          </table:table-cell>
          <table:table-cell table:style-name="ACE-3" office:value-type="float" office:value="7172">
            <text:p>7172</text:p>
          </table:table-cell>
          <table:table-cell table:style-name="ACE-5" table:formula="of:=[.N53]+[.Q53]" office:value-type="float" office:value="6918.5">
            <text:p>6919</text:p>
          </table:table-cell>
          <table:table-cell table:style-name="ACE-5" table:formula="of:=([.O53]-[.N53])/2" office:value-type="float" office:value="253.5">
            <text:p>254</text:p>
          </table:table-cell>
          <table:table-cell table:style-name="ACE-3" office:value-type="float" office:value="0.90000000000000002">
            <text:p>0.9</text:p>
          </table:table-cell>
          <table:table-cell table:style-name="ACE-3" office:value-type="float" office:value="0.5">
            <text:p>0.5</text:p>
          </table:table-cell>
          <table:table-cell table:style-name="ACE-3" table:formula="of:=[.R53]-1.3500000000000001" office:value-type="float" office:value="-0.45000000000000007">
            <text:p>−0.45</text:p>
          </table:table-cell>
          <table:table-cell table:style-name="ACE-3" table:formula="of:=2.3500000000000001+[.S53]" office:value-type="float" office:value="2.8500000000000001">
            <text:p>2.85</text:p>
          </table:table-cell>
          <table:table-cell table:style-name="ACE-3" table:formula="of:=2.3500000000000001+[.S53]" office:value-type="float" office:value="2.8500000000000001">
            <text:p>2.8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30">
            <text:p>4130</text:p>
          </table:table-cell>
          <table:table-cell table:style-name="ACE-3" table:formula="of:=COM.MICROSOFT.CONCAT(&quot;ANU-&quot;;[.A54])" office:value-type="string" office:string-value="ANU-4130">
            <text:p>ANU-4130</text:p>
          </table:table-cell>
          <table:table-cell table:style-name="ACE-3" office:value-type="string">
            <text:p>SAH 73/3</text:p>
          </table:table-cell>
          <table:table-cell table:style-name="ACE-3" office:value-type="float" office:value="-12.666">
            <text:p>−12.666</text:p>
          </table:table-cell>
          <table:table-cell table:style-name="ACE-3" office:value-type="float" office:value="132.48599999999999">
            <text:p>132.48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50">
            <text:p>585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6398">
            <text:p>6398</text:p>
          </table:table-cell>
          <table:table-cell table:style-name="ACE-3" office:value-type="float" office:value="6843">
            <text:p>6843</text:p>
          </table:table-cell>
          <table:table-cell table:style-name="ACE-5" table:formula="of:=[.N54]+[.Q54]" office:value-type="float" office:value="6620.5">
            <text:p>6621</text:p>
          </table:table-cell>
          <table:table-cell table:style-name="ACE-5" table:formula="of:=([.O54]-[.N54])/2" office:value-type="float" office:value="222.5">
            <text:p>223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4]-1.3500000000000001" office:value-type="float" office:value="-0.050000000000000044">
            <text:p>−0.05</text:p>
          </table:table-cell>
          <table:table-cell table:style-name="ACE-3" table:formula="of:=2.3500000000000001+[.S54]" office:value-type="float" office:value="2.5500000000000003">
            <text:p>2.55</text:p>
          </table:table-cell>
          <table:table-cell table:style-name="ACE-3" table:formula="of:=2.3500000000000001+[.S54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9">
            <text:p>4129</text:p>
          </table:table-cell>
          <table:table-cell table:style-name="ACE-3" table:formula="of:=COM.MICROSOFT.CONCAT(&quot;ANU-&quot;;[.A55])" office:value-type="string" office:string-value="ANU-4129">
            <text:p>ANU-4129</text:p>
          </table:table-cell>
          <table:table-cell table:style-name="ACE-3" office:value-type="string">
            <text:p>SAH 73/5</text:p>
          </table:table-cell>
          <table:table-cell table:style-name="ACE-3" office:value-type="float" office:value="-12.666">
            <text:p>−12.666</text:p>
          </table:table-cell>
          <table:table-cell table:style-name="ACE-3" office:value-type="float" office:value="132.48599999999999">
            <text:p>132.48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50">
            <text:p>655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7030">
            <text:p>7030</text:p>
          </table:table-cell>
          <table:table-cell table:style-name="ACE-3" office:value-type="float" office:value="7661">
            <text:p>7661</text:p>
          </table:table-cell>
          <table:table-cell table:style-name="ACE-5" table:formula="of:=[.N55]+[.Q55]" office:value-type="float" office:value="7345.5">
            <text:p>7346</text:p>
          </table:table-cell>
          <table:table-cell table:style-name="ACE-5" table:formula="of:=([.O55]-[.N55])/2" office:value-type="float" office:value="315.5">
            <text:p>316</text:p>
          </table:table-cell>
          <table:table-cell table:style-name="ACE-3" office:value-type="float" office:value="-0.29999999999999999">
            <text:p>−0.3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5]-1.3500000000000001" office:value-type="float" office:value="-1.6500000000000001">
            <text:p>−1.65</text:p>
          </table:table-cell>
          <table:table-cell table:style-name="ACE-3" table:formula="of:=2.3500000000000001+[.S55]" office:value-type="float" office:value="2.5500000000000003">
            <text:p>2.55</text:p>
          </table:table-cell>
          <table:table-cell table:style-name="ACE-3" table:formula="of:=2.3500000000000001+[.S55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8">
            <text:p>4128</text:p>
          </table:table-cell>
          <table:table-cell table:style-name="ACE-3" table:formula="of:=COM.MICROSOFT.CONCAT(&quot;ANU-&quot;;[.A56])" office:value-type="string" office:string-value="ANU-4128">
            <text:p>ANU-4128</text:p>
          </table:table-cell>
          <table:table-cell table:style-name="ACE-3" office:value-type="string">
            <text:p>SAH 75/4</text:p>
          </table:table-cell>
          <table:table-cell table:style-name="ACE-3" office:value-type="float" office:value="-12.661">
            <text:p>−12.661</text:p>
          </table:table-cell>
          <table:table-cell table:style-name="ACE-3" office:value-type="float" office:value="132.50899999999999">
            <text:p>132.509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040">
            <text:p>604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6448">
            <text:p>6448</text:p>
          </table:table-cell>
          <table:table-cell table:style-name="ACE-3" office:value-type="float" office:value="7249">
            <text:p>7249</text:p>
          </table:table-cell>
          <table:table-cell table:style-name="ACE-5" table:formula="of:=[.N56]+[.Q56]" office:value-type="float" office:value="6848.5">
            <text:p>6849</text:p>
          </table:table-cell>
          <table:table-cell table:style-name="ACE-5" table:formula="of:=([.O56]-[.N56])/2" office:value-type="float" office:value="400.5">
            <text:p>401</text:p>
          </table:table-cell>
          <table:table-cell table:style-name="ACE-3" office:value-type="float" office:value="0.050000000000000003">
            <text:p>0.0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56]-1.3500000000000001" office:value-type="float" office:value="-1.3">
            <text:p>−1.3</text:p>
          </table:table-cell>
          <table:table-cell table:style-name="ACE-3" table:formula="of:=2.3500000000000001+[.S56]" office:value-type="float" office:value="2.6499999999999999">
            <text:p>2.65</text:p>
          </table:table-cell>
          <table:table-cell table:style-name="ACE-3" table:formula="of:=2.3500000000000001+[.S56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8">
            <text:p>4008</text:p>
          </table:table-cell>
          <table:table-cell table:style-name="ACE-3" table:formula="of:=COM.MICROSOFT.CONCAT(&quot;ANU-&quot;;[.A57])" office:value-type="string" office:string-value="ANU-4008">
            <text:p>ANU-4008</text:p>
          </table:table-cell>
          <table:table-cell table:style-name="ACE-3" office:value-type="string">
            <text:p>SAH 32/902</text:p>
          </table:table-cell>
          <table:table-cell table:style-name="ACE-3" office:value-type="float" office:value="-12.332000000000001">
            <text:p>−12.332</text:p>
          </table:table-cell>
          <table:table-cell table:style-name="ACE-3" office:value-type="float" office:value="132.441">
            <text:p>132.44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800">
            <text:p>680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330">
            <text:p>7330</text:p>
          </table:table-cell>
          <table:table-cell table:style-name="ACE-3" office:value-type="float" office:value="7930">
            <text:p>7930</text:p>
          </table:table-cell>
          <table:table-cell table:style-name="ACE-5" table:formula="of:=[.N57]+[.Q57]" office:value-type="float" office:value="7630">
            <text:p>7630</text:p>
          </table:table-cell>
          <table:table-cell table:style-name="ACE-5" table:formula="of:=([.O57]-[.N57])/2" office:value-type="float" office:value="300">
            <text:p>300</text:p>
          </table:table-cell>
          <table:table-cell table:style-name="ACE-3" office:value-type="float" office:value="-6.4000000000000004">
            <text:p>−6.4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7]-1.3500000000000001" office:value-type="float" office:value="-7.75">
            <text:p>−7.75</text:p>
          </table:table-cell>
          <table:table-cell table:style-name="ACE-3" table:formula="of:=2.3500000000000001+[.S57]" office:value-type="float" office:value="2.5500000000000003">
            <text:p>2.55</text:p>
          </table:table-cell>
          <table:table-cell table:style-name="ACE-3" table:formula="of:=2.3500000000000001+[.S57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54">
            <text:p>4054</text:p>
          </table:table-cell>
          <table:table-cell table:style-name="ACE-3" table:formula="of:=COM.MICROSOFT.CONCAT(&quot;ANU-&quot;;[.A58])" office:value-type="string" office:string-value="ANU-4054">
            <text:p>ANU-4054</text:p>
          </table:table-cell>
          <table:table-cell table:style-name="ACE-3" office:value-type="string">
            <text:p>SAH 63/12</text:p>
          </table:table-cell>
          <table:table-cell table:style-name="ACE-3" office:value-type="float" office:value="-12.709">
            <text:p>−12.709</text:p>
          </table:table-cell>
          <table:table-cell table:style-name="ACE-3" office:value-type="float" office:value="132.517">
            <text:p>132.51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260">
            <text:p>726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7795">
            <text:p>7795</text:p>
          </table:table-cell>
          <table:table-cell table:style-name="ACE-3" office:value-type="float" office:value="8296">
            <text:p>8296</text:p>
          </table:table-cell>
          <table:table-cell table:style-name="ACE-5" table:formula="of:=[.N58]+[.Q58]" office:value-type="float" office:value="8045.5">
            <text:p>8046</text:p>
          </table:table-cell>
          <table:table-cell table:style-name="ACE-5" table:formula="of:=([.O58]-[.N58])/2" office:value-type="float" office:value="250.5">
            <text:p>251</text:p>
          </table:table-cell>
          <table:table-cell table:style-name="ACE-3" office:value-type="float" office:value="-7.1500000000000004">
            <text:p>−7.15</text:p>
          </table:table-cell>
          <table:table-cell table:style-name="ACE-3" office:value-type="float" office:value="0.20000000000000001">
            <text:p>0.2</text:p>
          </table:table-cell>
          <table:table-cell table:style-name="ACE-3" table:formula="of:=[.R58]-1.3500000000000001" office:value-type="float" office:value="-8.5">
            <text:p>−8.5</text:p>
          </table:table-cell>
          <table:table-cell table:style-name="ACE-3" table:formula="of:=2.3500000000000001+[.S58]" office:value-type="float" office:value="2.5500000000000003">
            <text:p>2.55</text:p>
          </table:table-cell>
          <table:table-cell table:style-name="ACE-3" table:formula="of:=2.3500000000000001+[.S58]" office:value-type="float" office:value="2.5500000000000003">
            <text:p>2.5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001">
            <text:p>4001</text:p>
          </table:table-cell>
          <table:table-cell table:style-name="ACE-3" table:formula="of:=COM.MICROSOFT.CONCAT(&quot;ANU-&quot;;[.A59])" office:value-type="string" office:string-value="ANU-4001">
            <text:p>ANU-4001</text:p>
          </table:table-cell>
          <table:table-cell table:style-name="ACE-3" office:value-type="string">
            <text:p>SAH 47/15</text:p>
          </table:table-cell>
          <table:table-cell table:style-name="ACE-3" office:value-type="float" office:value="-12.455">
            <text:p>−12.455</text:p>
          </table:table-cell>
          <table:table-cell table:style-name="ACE-3" office:value-type="float" office:value="132.41200000000001">
            <text:p>132.412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540">
            <text:p>6540</text:p>
          </table:table-cell>
          <table:table-cell table:style-name="ACE-3" office:value-type="float" office:value="240">
            <text:p>240</text:p>
          </table:table-cell>
          <table:table-cell table:style-name="ACE-3" office:value-type="float" office:value="6798">
            <text:p>6798</text:p>
          </table:table-cell>
          <table:table-cell table:style-name="ACE-3" office:value-type="float" office:value="7825">
            <text:p>7825</text:p>
          </table:table-cell>
          <table:table-cell table:style-name="ACE-5" table:formula="of:=[.N59]+[.Q59]" office:value-type="float" office:value="7311.5">
            <text:p>7312</text:p>
          </table:table-cell>
          <table:table-cell table:style-name="ACE-5" table:formula="of:=([.O59]-[.N59])/2" office:value-type="float" office:value="513.5">
            <text:p>514</text:p>
          </table:table-cell>
          <table:table-cell table:style-name="ACE-3" office:value-type="float" office:value="-8.5999999999999996">
            <text:p>−8.6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59]-1.3500000000000001" office:value-type="float" office:value="-9.9499999999999993">
            <text:p>−9.95</text:p>
          </table:table-cell>
          <table:table-cell table:style-name="ACE-3" table:formula="of:=2.3500000000000001+[.S59]" office:value-type="float" office:value="2.6499999999999999">
            <text:p>2.65</text:p>
          </table:table-cell>
          <table:table-cell table:style-name="ACE-3" table:formula="of:=2.3500000000000001+[.S59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11">
            <text:p>3911</text:p>
          </table:table-cell>
          <table:table-cell table:style-name="ACE-3" table:formula="of:=COM.MICROSOFT.CONCAT(&quot;ANU-&quot;;[.A60])" office:value-type="string" office:string-value="ANU-3911">
            <text:p>ANU-3911</text:p>
          </table:table-cell>
          <table:table-cell table:style-name="ACE-3" office:value-type="string">
            <text:p>SAH 37/917</text:p>
          </table:table-cell>
          <table:table-cell table:style-name="ACE-3" office:value-type="float" office:value="-12.569000000000001">
            <text:p>−12.569</text:p>
          </table:table-cell>
          <table:table-cell table:style-name="ACE-3" office:value-type="float" office:value="132.42099999999999">
            <text:p>132.421</text:p>
          </table:table-cell>
          <table:table-cell table:style-name="ACE-3" office:value-type="string">
            <text:p>Mangrove wood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470">
            <text:p>747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7981">
            <text:p>7981</text:p>
          </table:table-cell>
          <table:table-cell table:style-name="ACE-3" office:value-type="float" office:value="8419">
            <text:p>8419</text:p>
          </table:table-cell>
          <table:table-cell table:style-name="ACE-5" table:formula="of:=[.N60]+[.Q60]" office:value-type="float" office:value="8200">
            <text:p>8200</text:p>
          </table:table-cell>
          <table:table-cell table:style-name="ACE-5" table:formula="of:=([.O60]-[.N60])/2" office:value-type="float" office:value="219">
            <text:p>219</text:p>
          </table:table-cell>
          <table:table-cell table:style-name="ACE-3" office:value-type="float" office:value="-9.3499999999999996">
            <text:p>−9.35</text:p>
          </table:table-cell>
          <table:table-cell table:style-name="ACE-3" office:value-type="float" office:value="0.29999999999999999">
            <text:p>0.3</text:p>
          </table:table-cell>
          <table:table-cell table:style-name="ACE-3" table:formula="of:=[.R60]-1.3500000000000001" office:value-type="float" office:value="-10.699999999999999">
            <text:p>−10.7</text:p>
          </table:table-cell>
          <table:table-cell table:style-name="ACE-3" table:formula="of:=2.3500000000000001+[.S60]" office:value-type="float" office:value="2.6499999999999999">
            <text:p>2.65</text:p>
          </table:table-cell>
          <table:table-cell table:style-name="ACE-3" table:formula="of:=2.3500000000000001+[.S60]" office:value-type="float" office:value="2.6499999999999999">
            <text:p>2.6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19">
            <text:p>3919</text:p>
          </table:table-cell>
          <table:table-cell table:style-name="ACE-3" table:formula="of:=COM.MICROSOFT.CONCAT(&quot;ANU-&quot;;[.A61])" office:value-type="string" office:string-value="ANU-3919">
            <text:p>ANU-3919</text:p>
          </table:table-cell>
          <table:table-cell table:style-name="ACE-3" office:value-type="string">
            <text:p>SAH 35/909</text:p>
          </table:table-cell>
          <table:table-cell table:style-name="ACE-3" office:value-type="float" office:value="-12.394">
            <text:p>−12.394</text:p>
          </table:table-cell>
          <table:table-cell table:style-name="ACE-3" office:value-type="float" office:value="132.43100000000001">
            <text:p>132.431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120">
            <text:p>712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614">
            <text:p>7614</text:p>
          </table:table-cell>
          <table:table-cell table:style-name="ACE-3" office:value-type="float" office:value="8177">
            <text:p>8177</text:p>
          </table:table-cell>
          <table:table-cell table:style-name="ACE-5" table:formula="of:=[.N61]+[.Q61]" office:value-type="float" office:value="7895.5">
            <text:p>7896</text:p>
          </table:table-cell>
          <table:table-cell table:style-name="ACE-5" table:formula="of:=([.O61]-[.N61])/2" office:value-type="float" office:value="281.5">
            <text:p>282</text:p>
          </table:table-cell>
          <table:table-cell table:style-name="ACE-3" office:value-type="float" office:value="-10">
            <text:p>−10</text:p>
          </table:table-cell>
          <table:table-cell table:style-name="ACE-3" office:value-type="float" office:value="0.59999999999999998">
            <text:p>0.6</text:p>
          </table:table-cell>
          <table:table-cell table:style-name="ACE-3" table:formula="of:=[.R61]-1.3500000000000001" office:value-type="float" office:value="-11.35">
            <text:p>−11.35</text:p>
          </table:table-cell>
          <table:table-cell table:style-name="ACE-3" table:formula="of:=2.3500000000000001+[.S61]" office:value-type="float" office:value="2.9500000000000002">
            <text:p>2.95</text:p>
          </table:table-cell>
          <table:table-cell table:style-name="ACE-3" table:formula="of:=2.3500000000000001+[.S61]" office:value-type="float" office:value="2.9500000000000002">
            <text:p>2.9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3920">
            <text:p>3920</text:p>
          </table:table-cell>
          <table:table-cell table:style-name="ACE-3" table:formula="of:=COM.MICROSOFT.CONCAT(&quot;ANU-&quot;;[.A62])" office:value-type="string" office:string-value="ANU-3920">
            <text:p>ANU-3920</text:p>
          </table:table-cell>
          <table:table-cell table:style-name="ACE-3" office:value-type="string">
            <text:p>SAH 36/913</text:p>
          </table:table-cell>
          <table:table-cell table:style-name="ACE-3" office:value-type="float" office:value="-12.398">
            <text:p>−12.398</text:p>
          </table:table-cell>
          <table:table-cell table:style-name="ACE-3" office:value-type="float" office:value="132.42400000000001">
            <text:p>132.424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950">
            <text:p>795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8402">
            <text:p>8402</text:p>
          </table:table-cell>
          <table:table-cell table:style-name="ACE-3" office:value-type="float" office:value="9126">
            <text:p>9126</text:p>
          </table:table-cell>
          <table:table-cell table:style-name="ACE-5" table:formula="of:=[.N62]+[.Q62]" office:value-type="float" office:value="8764">
            <text:p>8764</text:p>
          </table:table-cell>
          <table:table-cell table:style-name="ACE-5" table:formula="of:=([.O62]-[.N62])/2" office:value-type="float" office:value="362">
            <text:p>362</text:p>
          </table:table-cell>
          <table:table-cell table:style-name="ACE-3" office:value-type="float" office:value="-11">
            <text:p>−11</text:p>
          </table:table-cell>
          <table:table-cell table:style-name="ACE-3" office:value-type="float" office:value="0.69999999999999996">
            <text:p>0.7</text:p>
          </table:table-cell>
          <table:table-cell table:style-name="ACE-3" table:formula="of:=[.R62]-1.3500000000000001" office:value-type="float" office:value="-12.35">
            <text:p>−12.35</text:p>
          </table:table-cell>
          <table:table-cell table:style-name="ACE-3" table:formula="of:=2.3500000000000001+[.S62]" office:value-type="float" office:value="3.0499999999999998">
            <text:p>3.05</text:p>
          </table:table-cell>
          <table:table-cell table:style-name="ACE-3" table:formula="of:=2.3500000000000001+[.S62]" office:value-type="float" office:value="3.0499999999999998">
            <text:p>3.0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123">
            <text:p>4123</text:p>
          </table:table-cell>
          <table:table-cell table:style-name="ACE-3" table:formula="of:=COM.MICROSOFT.CONCAT(&quot;ANU-&quot;;[.A63])" office:value-type="string" office:string-value="ANU-4123">
            <text:p>ANU-4123</text:p>
          </table:table-cell>
          <table:table-cell table:style-name="ACE-3" office:value-type="string">
            <text:p>SAH 54/5</text:p>
          </table:table-cell>
          <table:table-cell table:style-name="ACE-3" office:value-type="float" office:value="-12.472">
            <text:p>−12.472</text:p>
          </table:table-cell>
          <table:table-cell table:style-name="ACE-3" office:value-type="float" office:value="132.43700000000001">
            <text:p>132.437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7920">
            <text:p>7920</text:p>
          </table:table-cell>
          <table:table-cell table:style-name="ACE-3" office:value-type="float" office:value="350">
            <text:p>350</text:p>
          </table:table-cell>
          <table:table-cell table:style-name="ACE-3" office:value-type="float" office:value="8019">
            <text:p>8019</text:p>
          </table:table-cell>
          <table:table-cell table:style-name="ACE-3" office:value-type="float" office:value="9520">
            <text:p>9520</text:p>
          </table:table-cell>
          <table:table-cell table:style-name="ACE-5" table:formula="of:=[.N63]+[.Q63]" office:value-type="float" office:value="8769.5">
            <text:p>8770</text:p>
          </table:table-cell>
          <table:table-cell table:style-name="ACE-5" table:formula="of:=([.O63]-[.N63])/2" office:value-type="float" office:value="750.5">
            <text:p>751</text:p>
          </table:table-cell>
          <table:table-cell table:style-name="ACE-3" office:value-type="float" office:value="-12.800000000000001">
            <text:p>−12.8</text:p>
          </table:table-cell>
          <table:table-cell table:style-name="ACE-3" office:value-type="float" office:value="0.59999999999999998">
            <text:p>0.6</text:p>
          </table:table-cell>
          <table:table-cell table:style-name="ACE-3" table:formula="of:=[.R63]-1.3500000000000001" office:value-type="float" office:value="-14.15">
            <text:p>−14.15</text:p>
          </table:table-cell>
          <table:table-cell table:style-name="ACE-3" table:formula="of:=2.3500000000000001+[.S63]" office:value-type="float" office:value="2.9500000000000002">
            <text:p>2.95</text:p>
          </table:table-cell>
          <table:table-cell table:style-name="ACE-3" table:formula="of:=2.3500000000000001+[.S63]" office:value-type="float" office:value="2.9500000000000002">
            <text:p>2.9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913">
            <text:p>4913</text:p>
          </table:table-cell>
          <table:table-cell table:style-name="ACE-3" table:formula="of:=COM.MICROSOFT.CONCAT(&quot;ANU-&quot;;[.A64])" office:value-type="string" office:string-value="ANU-4913">
            <text:p>ANU-4913</text:p>
          </table:table-cell>
          <table:table-cell table:style-name="ACE-3" office:value-type="string">
            <text:p>SAH 120/1</text:p>
          </table:table-cell>
          <table:table-cell table:style-name="ACE-3" office:value-type="float" office:value="-12.602">
            <text:p>−12.60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4550">
            <text:p>455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4590">
            <text:p>4590</text:p>
          </table:table-cell>
          <table:table-cell table:style-name="ACE-3" office:value-type="float" office:value="5597">
            <text:p>5597</text:p>
          </table:table-cell>
          <table:table-cell table:style-name="ACE-5" table:formula="of:=[.N64]+[.Q64]" office:value-type="float" office:value="5093.5">
            <text:p>5094</text:p>
          </table:table-cell>
          <table:table-cell table:style-name="ACE-5" table:formula="of:=([.O64]-[.N64])/2" office:value-type="float" office:value="503.5">
            <text:p>504</text:p>
          </table:table-cell>
          <table:table-cell table:style-name="ACE-3" office:value-type="float" office:value="0.83999999999999997">
            <text:p>0.84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4]-1.3500000000000001" office:value-type="float" office:value="-0.51000000000000012">
            <text:p>−0.51</text:p>
          </table:table-cell>
          <table:table-cell table:style-name="ACE-3" table:formula="of:=2.3500000000000001+[.S64]" office:value-type="float" office:value="2.4500000000000002">
            <text:p>2.45</text:p>
          </table:table-cell>
          <table:table-cell table:style-name="ACE-3" table:formula="of:=2.3500000000000001+[.S64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914">
            <text:p>4914</text:p>
          </table:table-cell>
          <table:table-cell table:style-name="ACE-3" table:formula="of:=COM.MICROSOFT.CONCAT(&quot;ANU-&quot;;[.A65])" office:value-type="string" office:string-value="ANU-4914">
            <text:p>ANU-4914</text:p>
          </table:table-cell>
          <table:table-cell table:style-name="ACE-3" office:value-type="string">
            <text:p>SAH120/2</text:p>
          </table:table-cell>
          <table:table-cell table:style-name="ACE-3" office:value-type="float" office:value="-12.602">
            <text:p>−12.60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5870">
            <text:p>587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6324">
            <text:p>6324</text:p>
          </table:table-cell>
          <table:table-cell table:style-name="ACE-3" office:value-type="float" office:value="6894">
            <text:p>6894</text:p>
          </table:table-cell>
          <table:table-cell table:style-name="ACE-5" table:formula="of:=[.N65]+[.Q65]" office:value-type="float" office:value="6609">
            <text:p>6609</text:p>
          </table:table-cell>
          <table:table-cell table:style-name="ACE-5" table:formula="of:=([.O65]-[.N65])/2" office:value-type="float" office:value="285">
            <text:p>285</text:p>
          </table:table-cell>
          <table:table-cell table:style-name="ACE-3" office:value-type="float" office:value="-1.6599999999999999">
            <text:p>−1.66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5]-1.3500000000000001" office:value-type="float" office:value="-3.0099999999999998">
            <text:p>−3.01</text:p>
          </table:table-cell>
          <table:table-cell table:style-name="ACE-3" table:formula="of:=2.3500000000000001+[.S65]" office:value-type="float" office:value="2.4500000000000002">
            <text:p>2.45</text:p>
          </table:table-cell>
          <table:table-cell table:style-name="ACE-3" table:formula="of:=2.3500000000000001+[.S65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float" office:value="4916">
            <text:p>4916</text:p>
          </table:table-cell>
          <table:table-cell table:style-name="ACE-3" table:formula="of:=COM.MICROSOFT.CONCAT(&quot;ANU-&quot;;[.A66])" office:value-type="string" office:string-value="ANU-4916">
            <text:p>ANU-4916</text:p>
          </table:table-cell>
          <table:table-cell table:style-name="ACE-3" office:value-type="string">
            <text:p>SAH 120/3</text:p>
          </table:table-cell>
          <table:table-cell table:style-name="ACE-3" office:value-type="float" office:value="-12.602">
            <text:p>−12.602</text:p>
          </table:table-cell>
          <table:table-cell table:style-name="ACE-3" office:value-type="float" office:value="132.43600000000001">
            <text:p>132.436</text:p>
          </table:table-cell>
          <table:table-cell table:style-name="ACE-3" office:value-type="string">
            <text:p>Mangrove fragments</text:p>
          </table:table-cell>
          <table:table-cell table:style-name="ACE-3"/>
          <table:table-cell table:style-name="ACE-3" office:value-type="string">
            <text:p>South Alligator River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6870">
            <text:p>687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7432">
            <text:p>7432</text:p>
          </table:table-cell>
          <table:table-cell table:style-name="ACE-3" office:value-type="float" office:value="7938">
            <text:p>7938</text:p>
          </table:table-cell>
          <table:table-cell table:style-name="ACE-5" table:formula="of:=[.N66]+[.Q66]" office:value-type="float" office:value="7685">
            <text:p>7685</text:p>
          </table:table-cell>
          <table:table-cell table:style-name="ACE-5" table:formula="of:=([.O66]-[.N66])/2" office:value-type="float" office:value="253">
            <text:p>253</text:p>
          </table:table-cell>
          <table:table-cell table:style-name="ACE-3" office:value-type="float" office:value="-3.3599999999999999">
            <text:p>−3.36</text:p>
          </table:table-cell>
          <table:table-cell table:style-name="ACE-3" office:value-type="float" office:value="0.10000000000000001">
            <text:p>0.1</text:p>
          </table:table-cell>
          <table:table-cell table:style-name="ACE-3" table:formula="of:=[.R66]-1.3500000000000001" office:value-type="float" office:value="-4.71">
            <text:p>−4.71</text:p>
          </table:table-cell>
          <table:table-cell table:style-name="ACE-3" table:formula="of:=2.3500000000000001+[.S66]" office:value-type="float" office:value="2.4500000000000002">
            <text:p>2.45</text:p>
          </table:table-cell>
          <table:table-cell table:style-name="ACE-3" table:formula="of:=2.3500000000000001+[.S66]" office:value-type="float" office:value="2.4500000000000002">
            <text:p>2.45</text:p>
          </table:table-cell>
          <table:table-cell table:style-name="ACE-3" office:value-type="string">
            <text:p>Woodroffe et al. 1987</text:p>
          </table:table-cell>
          <table:table-cell table:style-name="ACE-3" office:value-type="string">
            <text:p>WoodroffeEtal1985,WoodroffeEtal1986,WoodroffeEtal1987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054</text:p>
          </table:table-cell>
          <table:table-cell table:style-name="ACE-3" table:formula="of:=[.A67]" office:value-type="string" office:string-value="ANU-8054">
            <text:p>ANU-8054</text:p>
          </table:table-cell>
          <table:table-cell table:style-name="ACE-3"/>
          <table:table-cell table:style-name="ACE-3" office:value-type="float" office:value="-12.715">
            <text:p>−12.715</text:p>
          </table:table-cell>
          <table:table-cell table:style-name="ACE-3" office:value-type="float" office:value="130.346">
            <text:p>130.346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390">
            <text:p>3390</text:p>
          </table:table-cell>
          <table:table-cell table:style-name="ACE-3" office:value-type="float" office:value="220">
            <text:p>220</text:p>
          </table:table-cell>
          <table:table-cell table:style-name="ACE-3" office:value-type="float" office:value="2532">
            <text:p>2532</text:p>
          </table:table-cell>
          <table:table-cell table:style-name="ACE-3" office:value-type="float" office:value="3660">
            <text:p>3660</text:p>
          </table:table-cell>
          <table:table-cell table:style-name="ACE-5" table:formula="of:=[.N67]+[.Q67]" office:value-type="float" office:value="3096">
            <text:p>3096</text:p>
          </table:table-cell>
          <table:table-cell table:style-name="ACE-5" table:formula="of:=([.O67]-[.N67])/2" office:value-type="float" office:value="564">
            <text:p>564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845</text:p>
          </table:table-cell>
          <table:table-cell table:style-name="ACE-3" table:formula="of:=[.A68]" office:value-type="string" office:string-value="ANU-8845">
            <text:p>ANU-8845</text:p>
          </table:table-cell>
          <table:table-cell table:style-name="ACE-3"/>
          <table:table-cell table:style-name="ACE-3" office:value-type="float" office:value="-12.715">
            <text:p>−12.715</text:p>
          </table:table-cell>
          <table:table-cell table:style-name="ACE-3" office:value-type="float" office:value="130.346">
            <text:p>130.346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090">
            <text:p>209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309">
            <text:p>1309</text:p>
          </table:table-cell>
          <table:table-cell table:style-name="ACE-3" office:value-type="float" office:value="1736">
            <text:p>1736</text:p>
          </table:table-cell>
          <table:table-cell table:style-name="ACE-5" table:formula="of:=[.N68]+[.Q68]" office:value-type="float" office:value="1522.5">
            <text:p>1523</text:p>
          </table:table-cell>
          <table:table-cell table:style-name="ACE-5" table:formula="of:=([.O68]-[.N68])/2" office:value-type="float" office:value="213.5">
            <text:p>214</text:p>
          </table:table-cell>
          <table:table-cell table:number-columns-repeated="2" table:style-name="ACE-3"/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842</text:p>
          </table:table-cell>
          <table:table-cell table:style-name="ACE-3" table:formula="of:=[.A69]" office:value-type="string" office:string-value="ANU-8842">
            <text:p>ANU-8842</text:p>
          </table:table-cell>
          <table:table-cell table:style-name="ACE-3"/>
          <table:table-cell table:style-name="ACE-3" office:value-type="float" office:value="-12.706">
            <text:p>−12.706</text:p>
          </table:table-cell>
          <table:table-cell table:style-name="ACE-3" office:value-type="float" office:value="130.34800000000001">
            <text:p>130.348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3120">
            <text:p>312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2498">
            <text:p>2498</text:p>
          </table:table-cell>
          <table:table-cell table:style-name="ACE-3" office:value-type="float" office:value="3003">
            <text:p>3003</text:p>
          </table:table-cell>
          <table:table-cell table:style-name="ACE-5" table:formula="of:=[.N69]+[.Q69]" office:value-type="float" office:value="2750.5">
            <text:p>2751</text:p>
          </table:table-cell>
          <table:table-cell table:style-name="ACE-5" table:formula="of:=([.O69]-[.N69])/2" office:value-type="float" office:value="252.5">
            <text:p>253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053</text:p>
          </table:table-cell>
          <table:table-cell table:style-name="ACE-3" table:formula="of:=[.A70]" office:value-type="string" office:string-value="ANU-8053">
            <text:p>ANU-8053</text:p>
          </table:table-cell>
          <table:table-cell table:style-name="ACE-3"/>
          <table:table-cell table:style-name="ACE-3" office:value-type="float" office:value="-12.706">
            <text:p>−12.706</text:p>
          </table:table-cell>
          <table:table-cell table:style-name="ACE-3" office:value-type="float" office:value="130.34800000000001">
            <text:p>130.348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880">
            <text:p>2880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2209">
            <text:p>2209</text:p>
          </table:table-cell>
          <table:table-cell table:style-name="ACE-3" office:value-type="float" office:value="2738">
            <text:p>2738</text:p>
          </table:table-cell>
          <table:table-cell table:style-name="ACE-5" table:formula="of:=[.N70]+[.Q70]" office:value-type="float" office:value="2473.5">
            <text:p>2474</text:p>
          </table:table-cell>
          <table:table-cell table:style-name="ACE-5" table:formula="of:=([.O70]-[.N70])/2" office:value-type="float" office:value="264.5">
            <text:p>265</text:p>
          </table:table-cell>
          <table:table-cell table:number-columns-repeated="2" table:style-name="ACE-3"/>
          <table:table-cell table:style-name="ACE-3" office:value-type="float" office:value="1.5">
            <text:p>1.5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>
          <table:table-cell table:style-name="ACE-3" office:value-type="string">
            <text:p>ANU-8844</text:p>
          </table:table-cell>
          <table:table-cell table:style-name="ACE-3" table:formula="of:=[.A71]" office:value-type="string" office:string-value="ANU-8844">
            <text:p>ANU-8844</text:p>
          </table:table-cell>
          <table:table-cell table:style-name="ACE-3"/>
          <table:table-cell table:style-name="ACE-3" office:value-type="float" office:value="-12.706">
            <text:p>−12.706</text:p>
          </table:table-cell>
          <table:table-cell table:style-name="ACE-3" office:value-type="float" office:value="130.34800000000001">
            <text:p>130.348</text:p>
          </table:table-cell>
          <table:table-cell table:style-name="ACE-3" office:value-type="string">
            <text:p>Beach rock</text:p>
          </table:table-cell>
          <table:table-cell table:style-name="ACE-3" office:value-type="string">
            <text:p>Shell</text:p>
          </table:table-cell>
          <table:table-cell table:style-name="ACE-3" office:value-type="string">
            <text:p>Native Point</text:p>
          </table:table-cell>
          <table:table-cell table:style-name="ACE-3" office:value-type="string">
            <text:p>Northern Territory</text:p>
          </table:table-cell>
          <table:table-cell table:style-name="ACE-3" office:value-type="string">
            <text:p>Conventional 14-C</text:p>
          </table:table-cell>
          <table:table-cell table:style-name="ACE-3"/>
          <table:table-cell table:style-name="ACE-3" office:value-type="float" office:value="2050">
            <text:p>2050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1288">
            <text:p>1288</text:p>
          </table:table-cell>
          <table:table-cell table:style-name="ACE-3" office:value-type="float" office:value="1689">
            <text:p>1689</text:p>
          </table:table-cell>
          <table:table-cell table:style-name="ACE-5" table:formula="of:=[.N71]+[.Q71]" office:value-type="float" office:value="1488.5">
            <text:p>1489</text:p>
          </table:table-cell>
          <table:table-cell table:style-name="ACE-5" table:formula="of:=([.O71]-[.N71])/2" office:value-type="float" office:value="200.5">
            <text:p>201</text:p>
          </table:table-cell>
          <table:table-cell table:number-columns-repeated="2" table:style-name="ACE-3"/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Nott 1996</text:p>
          </table:table-cell>
          <table:table-cell table:style-name="ACE-3" office:value-type="string">
            <text:p>Nott1996,LewisEtal2013</text:p>
          </table:table-cell>
          <table:table-cell table:number-columns-repeated="232" table:style-name="ACE-3"/>
        </table:table-row>
        <table:table-row table:style-name="AROW-5" table:number-rows-repeated="6546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9" gnm:cursor-row="29">
          <gnm:selection gnm:start-col="19" gnm:start-row="29" gnm:end-col="19" gnm:end-row="29"/>
        </gnm:selections>
      </table:table>
      <table:table table:name="formatted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2"/>
        <table:table-column table:default-cell-style-name="ACE-9" table:style-name="ACOL-12"/>
        <table:table-column table:default-cell-style-name="ACE-9" table:style-name="ACOL-0" table:number-columns-repeated="9"/>
        <table:table-column table:default-cell-style-name="ACE-9" table:style-name="ACOL-13"/>
        <table:table-column table:default-cell-style-name="ACE-9" table:style-name="ACOL-0" table:number-columns-repeated="3"/>
        <table:table-column table:default-cell-style-name="ACE-9" table:style-name="ACOL-0" table:number-columns-repeated="240"/>
        <table:table-row table:style-name="AROW-1">
          <table:table-cell table:style-name="ACE-8" office:value-type="string">
            <text:p>Region</text:p>
          </table:table-cell>
          <table:table-cell table:style-name="ACE-8" office:value-type="string">
            <text:p>Dating_Method</text:p>
          </table:table-cell>
          <table:table-cell table:style-name="ACE-8" office:value-type="string">
            <text:p>LAB_ID</text:p>
          </table:table-cell>
          <table:table-cell table:style-name="ACE-11" office:value-type="string">
            <text:p>Latitude</text:p>
          </table:table-cell>
          <table:table-cell table:style-name="ACE-11" office:value-type="string">
            <text:p>Longitude</text:p>
          </table:table-cell>
          <table:table-cell table:style-name="ACE-8" office:value-type="string">
            <text:p>age</text:p>
          </table:table-cell>
          <table:table-cell table:style-name="ACE-8" office:value-type="string">
            <text:p>error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Curve</text:p>
          </table:table-cell>
          <table:table-cell table:style-name="ACE-8" office:value-type="string">
            <text:p>Reservoir_age</text:p>
          </table:table-cell>
          <table:table-cell table:style-name="ACE-8" office:value-type="string">
            <text:p>Reservoir_error</text:p>
          </table:table-cell>
          <table:table-cell table:style-name="ACE-8" office:value-type="string">
            <text:p>type</text:p>
          </table:table-cell>
          <table:table-cell table:style-name="ACE-8" office:value-type="string">
            <text:p>RSL</text:p>
          </table:table-cell>
          <table:table-cell table:style-name="ACE-8" office:value-type="string">
            <text:p>RSL_2sigma_upper</text:p>
          </table:table-cell>
          <table:table-cell table:style-name="ACE-8" office:value-type="string">
            <text:p>RSL_2sigma_lower</text:p>
          </table:table-cell>
          <table:table-cell table:style-name="ACE-8" office:value-type="string">
            <text:p>Reference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25</text:p>
          </table:table-cell>
          <table:table-cell table:style-name="ACE-10" office:value-type="float" office:value="-12.135999999999999">
            <text:p>−12.136</text:p>
          </table:table-cell>
          <table:table-cell table:style-name="ACE-10" office:value-type="float" office:value="132.506">
            <text:p>132.506</text:p>
          </table:table-cell>
          <table:table-cell table:style-name="ACE-10" office:value-type="float" office:value="1730">
            <text:p>1730</text:p>
          </table:table-cell>
          <table:table-cell table:style-name="ACE-10" office:value-type="float" office:value="160">
            <text:p>16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40000000000000013">
            <text:p>−0.4000000000000001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781</text:p>
          </table:table-cell>
          <table:table-cell table:style-name="ACE-10" office:value-type="float" office:value="-12.56">
            <text:p>−12.56</text:p>
          </table:table-cell>
          <table:table-cell table:style-name="ACE-10" office:value-type="float" office:value="132.41900000000001">
            <text:p>132.419</text:p>
          </table:table-cell>
          <table:table-cell table:style-name="ACE-10" office:value-type="float" office:value="1880">
            <text:p>1880</text:p>
          </table:table-cell>
          <table:table-cell table:style-name="ACE-10" office:value-type="float" office:value="290">
            <text:p>2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65000000000000013">
            <text:p>−0.6500000000000001</text:p>
          </table:table-cell>
          <table:table-cell table:style-name="ACE-10" office:value-type="float" office:value="2.75">
            <text:p>2.75</text:p>
          </table:table-cell>
          <table:table-cell table:style-name="ACE-10" office:value-type="float" office:value="2.75">
            <text:p>2.7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779</text:p>
          </table:table-cell>
          <table:table-cell table:style-name="ACE-10" office:value-type="float" office:value="-12.56">
            <text:p>−12.56</text:p>
          </table:table-cell>
          <table:table-cell table:style-name="ACE-10" office:value-type="float" office:value="132.41900000000001">
            <text:p>132.419</text:p>
          </table:table-cell>
          <table:table-cell table:style-name="ACE-10" office:value-type="float" office:value="2100">
            <text:p>2100</text:p>
          </table:table-cell>
          <table:table-cell table:style-name="ACE-10" office:value-type="float" office:value="370">
            <text:p>37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4.75">
            <text:p>−4.75</text:p>
          </table:table-cell>
          <table:table-cell table:style-name="ACE-10" office:value-type="float" office:value="2.75">
            <text:p>2.75</text:p>
          </table:table-cell>
          <table:table-cell table:style-name="ACE-10" office:value-type="float" office:value="2.75">
            <text:p>2.7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32</text:p>
          </table:table-cell>
          <table:table-cell table:style-name="ACE-10" office:value-type="float" office:value="-12.131">
            <text:p>−12.131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2200">
            <text:p>2200</text:p>
          </table:table-cell>
          <table:table-cell table:style-name="ACE-10" office:value-type="float" office:value="60">
            <text:p>6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0.059999999999999831">
            <text:p>0.05999999999999983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863</text:p>
          </table:table-cell>
          <table:table-cell table:style-name="ACE-10" office:value-type="float" office:value="-12.574999999999999">
            <text:p>−12.575</text:p>
          </table:table-cell>
          <table:table-cell table:style-name="ACE-10" office:value-type="float" office:value="132.43700000000001">
            <text:p>132.437</text:p>
          </table:table-cell>
          <table:table-cell table:style-name="ACE-10" office:value-type="float" office:value="2600">
            <text:p>2600</text:p>
          </table:table-cell>
          <table:table-cell table:style-name="ACE-10" office:value-type="float" office:value="130">
            <text:p>1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95000000000000007">
            <text:p>−0.950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2</text:p>
          </table:table-cell>
          <table:table-cell table:style-name="ACE-10" office:value-type="float" office:value="-12.460000000000001">
            <text:p>−12.46</text:p>
          </table:table-cell>
          <table:table-cell table:style-name="ACE-10" office:value-type="float" office:value="132.441">
            <text:p>132.441</text:p>
          </table:table-cell>
          <table:table-cell table:style-name="ACE-10" office:value-type="float" office:value="2710">
            <text:p>2710</text:p>
          </table:table-cell>
          <table:table-cell table:style-name="ACE-10" office:value-type="float" office:value="120">
            <text:p>12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0100000000000002">
            <text:p>−2.0100000000000002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22</text:p>
          </table:table-cell>
          <table:table-cell table:style-name="ACE-10" office:value-type="float" office:value="-12.337999999999999">
            <text:p>−12.338</text:p>
          </table:table-cell>
          <table:table-cell table:style-name="ACE-10" office:value-type="float" office:value="132.39099999999999">
            <text:p>132.391</text:p>
          </table:table-cell>
          <table:table-cell table:style-name="ACE-10" office:value-type="float" office:value="2930">
            <text:p>2930</text:p>
          </table:table-cell>
          <table:table-cell table:style-name="ACE-10" office:value-type="float" office:value="170">
            <text:p>17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19000000000000017">
            <text:p>−0.1900000000000002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95</text:p>
          </table:table-cell>
          <table:table-cell table:style-name="ACE-10" office:value-type="float" office:value="-12.135">
            <text:p>−12.135</text:p>
          </table:table-cell>
          <table:table-cell table:style-name="ACE-10" office:value-type="float" office:value="132.506">
            <text:p>132.506</text:p>
          </table:table-cell>
          <table:table-cell table:style-name="ACE-10" office:value-type="float" office:value="2970">
            <text:p>2970</text:p>
          </table:table-cell>
          <table:table-cell table:style-name="ACE-10" office:value-type="float" office:value="200">
            <text:p>2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6600000000000001">
            <text:p>−2.66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245</text:p>
          </table:table-cell>
          <table:table-cell table:style-name="ACE-10" office:value-type="float" office:value="-12.140000000000001">
            <text:p>−12.14</text:p>
          </table:table-cell>
          <table:table-cell table:style-name="ACE-10" office:value-type="float" office:value="132.501">
            <text:p>132.501</text:p>
          </table:table-cell>
          <table:table-cell table:style-name="ACE-10" office:value-type="float" office:value="3210">
            <text:p>3210</text:p>
          </table:table-cell>
          <table:table-cell table:style-name="ACE-10" office:value-type="float" office:value="160">
            <text:p>16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53000000000000014">
            <text:p>−0.530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6</text:p>
          </table:table-cell>
          <table:table-cell table:style-name="ACE-10" office:value-type="float" office:value="-12.332000000000001">
            <text:p>−12.332</text:p>
          </table:table-cell>
          <table:table-cell table:style-name="ACE-10" office:value-type="float" office:value="132.43600000000001">
            <text:p>132.436</text:p>
          </table:table-cell>
          <table:table-cell table:style-name="ACE-10" office:value-type="float" office:value="3610">
            <text:p>3610</text:p>
          </table:table-cell>
          <table:table-cell table:style-name="ACE-10" office:value-type="float" office:value="530">
            <text:p>5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6000000000000001">
            <text:p>−2.6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12</text:p>
          </table:table-cell>
          <table:table-cell table:style-name="ACE-10" office:value-type="float" office:value="-12.569000000000001">
            <text:p>−12.569</text:p>
          </table:table-cell>
          <table:table-cell table:style-name="ACE-10" office:value-type="float" office:value="132.428">
            <text:p>132.428</text:p>
          </table:table-cell>
          <table:table-cell table:style-name="ACE-10" office:value-type="float" office:value="3950">
            <text:p>395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05">
            <text:p>−1.0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7</text:p>
          </table:table-cell>
          <table:table-cell table:style-name="ACE-10" office:value-type="float" office:value="-12.331">
            <text:p>−12.331</text:p>
          </table:table-cell>
          <table:table-cell table:style-name="ACE-10" office:value-type="float" office:value="132.44200000000001">
            <text:p>132.442</text:p>
          </table:table-cell>
          <table:table-cell table:style-name="ACE-10" office:value-type="float" office:value="4620">
            <text:p>4620</text:p>
          </table:table-cell>
          <table:table-cell table:style-name="ACE-10" office:value-type="float" office:value="240">
            <text:p>24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05">
            <text:p>−1.0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783</text:p>
          </table:table-cell>
          <table:table-cell table:style-name="ACE-10" office:value-type="float" office:value="-12.609">
            <text:p>−12.609</text:p>
          </table:table-cell>
          <table:table-cell table:style-name="ACE-10" office:value-type="float" office:value="132.44">
            <text:p>132.44</text:p>
          </table:table-cell>
          <table:table-cell table:style-name="ACE-10" office:value-type="float" office:value="6530">
            <text:p>653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3.75">
            <text:p>−3.7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778</text:p>
          </table:table-cell>
          <table:table-cell table:style-name="ACE-10" office:value-type="float" office:value="-12.609">
            <text:p>−12.609</text:p>
          </table:table-cell>
          <table:table-cell table:style-name="ACE-10" office:value-type="float" office:value="132.44">
            <text:p>132.44</text:p>
          </table:table-cell>
          <table:table-cell table:style-name="ACE-10" office:value-type="float" office:value="6390">
            <text:p>6390</text:p>
          </table:table-cell>
          <table:table-cell table:style-name="ACE-10" office:value-type="float" office:value="130">
            <text:p>1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3.6499999999999999">
            <text:p>−3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782</text:p>
          </table:table-cell>
          <table:table-cell table:style-name="ACE-10" office:value-type="float" office:value="-12.375">
            <text:p>−12.375</text:p>
          </table:table-cell>
          <table:table-cell table:style-name="ACE-10" office:value-type="float" office:value="132.37">
            <text:p>132.37</text:p>
          </table:table-cell>
          <table:table-cell table:style-name="ACE-10" office:value-type="float" office:value="6400">
            <text:p>6400</text:p>
          </table:table-cell>
          <table:table-cell table:style-name="ACE-10" office:value-type="float" office:value="820">
            <text:p>82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15000000000000013">
            <text:p>−0.150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780</text:p>
          </table:table-cell>
          <table:table-cell table:style-name="ACE-10" office:value-type="float" office:value="-12.375">
            <text:p>−12.375</text:p>
          </table:table-cell>
          <table:table-cell table:style-name="ACE-10" office:value-type="float" office:value="132.37">
            <text:p>132.37</text:p>
          </table:table-cell>
          <table:table-cell table:style-name="ACE-10" office:value-type="float" office:value="5890">
            <text:p>5890</text:p>
          </table:table-cell>
          <table:table-cell table:style-name="ACE-10" office:value-type="float" office:value="230">
            <text:p>2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75">
            <text:p>−1.7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16</text:p>
          </table:table-cell>
          <table:table-cell table:style-name="ACE-10" office:value-type="float" office:value="-12.568">
            <text:p>−12.568</text:p>
          </table:table-cell>
          <table:table-cell table:style-name="ACE-10" office:value-type="float" office:value="132.423">
            <text:p>132.423</text:p>
          </table:table-cell>
          <table:table-cell table:style-name="ACE-10" office:value-type="float" office:value="5910">
            <text:p>5910</text:p>
          </table:table-cell>
          <table:table-cell table:style-name="ACE-10" office:value-type="float" office:value="190">
            <text:p>1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7000000000000002">
            <text:p>−2.7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34</text:p>
          </table:table-cell>
          <table:table-cell table:style-name="ACE-10" office:value-type="float" office:value="-12.568">
            <text:p>−12.568</text:p>
          </table:table-cell>
          <table:table-cell table:style-name="ACE-10" office:value-type="float" office:value="132.423">
            <text:p>132.423</text:p>
          </table:table-cell>
          <table:table-cell table:style-name="ACE-10" office:value-type="float" office:value="6150">
            <text:p>6150</text:p>
          </table:table-cell>
          <table:table-cell table:style-name="ACE-10" office:value-type="float" office:value="200">
            <text:p>20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2000000000000002">
            <text:p>−5.2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60</text:p>
          </table:table-cell>
          <table:table-cell table:style-name="ACE-10" office:value-type="float" office:value="-12.167">
            <text:p>−12.167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5350">
            <text:p>5350</text:p>
          </table:table-cell>
          <table:table-cell table:style-name="ACE-10" office:value-type="float" office:value="180">
            <text:p>18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24">
            <text:p>−1.24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59</text:p>
          </table:table-cell>
          <table:table-cell table:style-name="ACE-10" office:value-type="float" office:value="-12.167">
            <text:p>−12.167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6640">
            <text:p>6640</text:p>
          </table:table-cell>
          <table:table-cell table:style-name="ACE-10" office:value-type="float" office:value="110">
            <text:p>11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8399999999999999">
            <text:p>−2.84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96</text:p>
          </table:table-cell>
          <table:table-cell table:style-name="ACE-10" office:value-type="float" office:value="-12.834">
            <text:p>−12.834</text:p>
          </table:table-cell>
          <table:table-cell table:style-name="ACE-10" office:value-type="float" office:value="132.529">
            <text:p>132.529</text:p>
          </table:table-cell>
          <table:table-cell table:style-name="ACE-10" office:value-type="float" office:value="6170">
            <text:p>6170</text:p>
          </table:table-cell>
          <table:table-cell table:style-name="ACE-10" office:value-type="float" office:value="260">
            <text:p>26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25">
            <text:p>−0.25</text:p>
          </table:table-cell>
          <table:table-cell table:style-name="ACE-10" office:value-type="float" office:value="2.75">
            <text:p>2.75</text:p>
          </table:table-cell>
          <table:table-cell table:style-name="ACE-10" office:value-type="float" office:value="2.75">
            <text:p>2.7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4</text:p>
          </table:table-cell>
          <table:table-cell table:style-name="ACE-10" office:value-type="float" office:value="-12.707000000000001">
            <text:p>−12.707</text:p>
          </table:table-cell>
          <table:table-cell table:style-name="ACE-10" office:value-type="float" office:value="132.52199999999999">
            <text:p>132.522</text:p>
          </table:table-cell>
          <table:table-cell table:style-name="ACE-10" office:value-type="float" office:value="5360">
            <text:p>5360</text:p>
          </table:table-cell>
          <table:table-cell table:style-name="ACE-10" office:value-type="float" office:value="230">
            <text:p>2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53000000000000014">
            <text:p>−0.530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31</text:p>
          </table:table-cell>
          <table:table-cell table:style-name="ACE-10" office:value-type="float" office:value="-12.146000000000001">
            <text:p>−12.146</text:p>
          </table:table-cell>
          <table:table-cell table:style-name="ACE-10" office:value-type="float" office:value="132.50399999999999">
            <text:p>132.504</text:p>
          </table:table-cell>
          <table:table-cell table:style-name="ACE-10" office:value-type="float" office:value="6700">
            <text:p>670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3200000000000003">
            <text:p>−5.32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248</text:p>
          </table:table-cell>
          <table:table-cell table:style-name="ACE-10" office:value-type="float" office:value="-12.146000000000001">
            <text:p>−12.146</text:p>
          </table:table-cell>
          <table:table-cell table:style-name="ACE-10" office:value-type="float" office:value="132.50399999999999">
            <text:p>132.504</text:p>
          </table:table-cell>
          <table:table-cell table:style-name="ACE-10" office:value-type="float" office:value="6580">
            <text:p>6580</text:p>
          </table:table-cell>
          <table:table-cell table:style-name="ACE-10" office:value-type="float" office:value="280">
            <text:p>28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3200000000000003">
            <text:p>−5.32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97</text:p>
          </table:table-cell>
          <table:table-cell table:style-name="ACE-10" office:value-type="float" office:value="-12.157">
            <text:p>−12.157</text:p>
          </table:table-cell>
          <table:table-cell table:style-name="ACE-10" office:value-type="float" office:value="132.50399999999999">
            <text:p>132.504</text:p>
          </table:table-cell>
          <table:table-cell table:style-name="ACE-10" office:value-type="float" office:value="6720">
            <text:p>6720</text:p>
          </table:table-cell>
          <table:table-cell table:style-name="ACE-10" office:value-type="float" office:value="350">
            <text:p>3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7200000000000006">
            <text:p>−5.72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98</text:p>
          </table:table-cell>
          <table:table-cell table:style-name="ACE-10" office:value-type="float" office:value="-12.164">
            <text:p>−12.164</text:p>
          </table:table-cell>
          <table:table-cell table:style-name="ACE-10" office:value-type="float" office:value="132.506">
            <text:p>132.506</text:p>
          </table:table-cell>
          <table:table-cell table:style-name="ACE-10" office:value-type="float" office:value="6550">
            <text:p>6550</text:p>
          </table:table-cell>
          <table:table-cell table:style-name="ACE-10" office:value-type="float" office:value="200">
            <text:p>2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0500000000000007">
            <text:p>−5.05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29</text:p>
          </table:table-cell>
          <table:table-cell table:style-name="ACE-10" office:value-type="float" office:value="-12.173">
            <text:p>−12.173</text:p>
          </table:table-cell>
          <table:table-cell table:style-name="ACE-10" office:value-type="float" office:value="132.50700000000001">
            <text:p>132.507</text:p>
          </table:table-cell>
          <table:table-cell table:style-name="ACE-10" office:value-type="float" office:value="6320">
            <text:p>6320</text:p>
          </table:table-cell>
          <table:table-cell table:style-name="ACE-10" office:value-type="float" office:value="170">
            <text:p>17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3">
            <text:p>−1.3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30</text:p>
          </table:table-cell>
          <table:table-cell table:style-name="ACE-10" office:value-type="float" office:value="-12.173">
            <text:p>−12.173</text:p>
          </table:table-cell>
          <table:table-cell table:style-name="ACE-10" office:value-type="float" office:value="132.50700000000001">
            <text:p>132.507</text:p>
          </table:table-cell>
          <table:table-cell table:style-name="ACE-10" office:value-type="float" office:value="6240">
            <text:p>6240</text:p>
          </table:table-cell>
          <table:table-cell table:style-name="ACE-10" office:value-type="float" office:value="130">
            <text:p>13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7999999999999998">
            <text:p>−2.8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33</text:p>
          </table:table-cell>
          <table:table-cell table:style-name="ACE-10" office:value-type="float" office:value="-12.132">
            <text:p>−12.132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6330">
            <text:p>633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6.5899999999999999">
            <text:p>−6.59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15</text:p>
          </table:table-cell>
          <table:table-cell table:style-name="ACE-10" office:value-type="float" office:value="-12.332000000000001">
            <text:p>−12.332</text:p>
          </table:table-cell>
          <table:table-cell table:style-name="ACE-10" office:value-type="float" office:value="132.441">
            <text:p>132.441</text:p>
          </table:table-cell>
          <table:table-cell table:style-name="ACE-10" office:value-type="float" office:value="5850">
            <text:p>5850</text:p>
          </table:table-cell>
          <table:table-cell table:style-name="ACE-10" office:value-type="float" office:value="280">
            <text:p>28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5499999999999998">
            <text:p>−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863</text:p>
          </table:table-cell>
          <table:table-cell table:style-name="ACE-10" office:value-type="float" office:value="-12.571">
            <text:p>−12.571</text:p>
          </table:table-cell>
          <table:table-cell table:style-name="ACE-10" office:value-type="float" office:value="132.43600000000001">
            <text:p>132.436</text:p>
          </table:table-cell>
          <table:table-cell table:style-name="ACE-10" office:value-type="float" office:value="6720">
            <text:p>6720</text:p>
          </table:table-cell>
          <table:table-cell table:style-name="ACE-10" office:value-type="float" office:value="120">
            <text:p>12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3.75">
            <text:p>−3.7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866</text:p>
          </table:table-cell>
          <table:table-cell table:style-name="ACE-10" office:value-type="float" office:value="-12.460000000000001">
            <text:p>−12.46</text:p>
          </table:table-cell>
          <table:table-cell table:style-name="ACE-10" office:value-type="float" office:value="132.37">
            <text:p>132.37</text:p>
          </table:table-cell>
          <table:table-cell table:style-name="ACE-10" office:value-type="float" office:value="5800">
            <text:p>5800</text:p>
          </table:table-cell>
          <table:table-cell table:style-name="ACE-10" office:value-type="float" office:value="120">
            <text:p>12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3900000000000001">
            <text:p>−2.39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865</text:p>
          </table:table-cell>
          <table:table-cell table:style-name="ACE-10" office:value-type="float" office:value="-12.460000000000001">
            <text:p>−12.46</text:p>
          </table:table-cell>
          <table:table-cell table:style-name="ACE-10" office:value-type="float" office:value="132.37">
            <text:p>132.37</text:p>
          </table:table-cell>
          <table:table-cell table:style-name="ACE-10" office:value-type="float" office:value="7070">
            <text:p>707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8900000000000006">
            <text:p>−5.89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0</text:p>
          </table:table-cell>
          <table:table-cell table:style-name="ACE-10" office:value-type="float" office:value="-12.455">
            <text:p>−12.455</text:p>
          </table:table-cell>
          <table:table-cell table:style-name="ACE-10" office:value-type="float" office:value="132.41200000000001">
            <text:p>132.412</text:p>
          </table:table-cell>
          <table:table-cell table:style-name="ACE-10" office:value-type="float" office:value="5600">
            <text:p>5600</text:p>
          </table:table-cell>
          <table:table-cell table:style-name="ACE-10" office:value-type="float" office:value="210">
            <text:p>21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4.5500000000000007">
            <text:p>−4.550000000000001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5</text:p>
          </table:table-cell>
          <table:table-cell table:style-name="ACE-10" office:value-type="float" office:value="-12.460000000000001">
            <text:p>−12.46</text:p>
          </table:table-cell>
          <table:table-cell table:style-name="ACE-10" office:value-type="float" office:value="132.37">
            <text:p>132.37</text:p>
          </table:table-cell>
          <table:table-cell table:style-name="ACE-10" office:value-type="float" office:value="5630">
            <text:p>5630</text:p>
          </table:table-cell>
          <table:table-cell table:style-name="ACE-10" office:value-type="float" office:value="120">
            <text:p>12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29">
            <text:p>−2.29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3</text:p>
          </table:table-cell>
          <table:table-cell table:style-name="ACE-10" office:value-type="float" office:value="-12.465">
            <text:p>−12.465</text:p>
          </table:table-cell>
          <table:table-cell table:style-name="ACE-10" office:value-type="float" office:value="132.44499999999999">
            <text:p>132.445</text:p>
          </table:table-cell>
          <table:table-cell table:style-name="ACE-10" office:value-type="float" office:value="6470">
            <text:p>6470</text:p>
          </table:table-cell>
          <table:table-cell table:style-name="ACE-10" office:value-type="float" office:value="130">
            <text:p>1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40000000000000013">
            <text:p>−0.400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9</text:p>
          </table:table-cell>
          <table:table-cell table:style-name="ACE-10" office:value-type="float" office:value="-12.465">
            <text:p>−12.465</text:p>
          </table:table-cell>
          <table:table-cell table:style-name="ACE-10" office:value-type="float" office:value="132.44499999999999">
            <text:p>132.445</text:p>
          </table:table-cell>
          <table:table-cell table:style-name="ACE-10" office:value-type="float" office:value="6480">
            <text:p>648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7000000000000002">
            <text:p>−1.7000000000000002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10</text:p>
          </table:table-cell>
          <table:table-cell table:style-name="ACE-10" office:value-type="float" office:value="-12.339">
            <text:p>−12.339</text:p>
          </table:table-cell>
          <table:table-cell table:style-name="ACE-10" office:value-type="float" office:value="132.39099999999999">
            <text:p>132.391</text:p>
          </table:table-cell>
          <table:table-cell table:style-name="ACE-10" office:value-type="float" office:value="6760">
            <text:p>676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6.2900000000000009">
            <text:p>−6.29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23</text:p>
          </table:table-cell>
          <table:table-cell table:style-name="ACE-10" office:value-type="float" office:value="-12.343">
            <text:p>−12.343</text:p>
          </table:table-cell>
          <table:table-cell table:style-name="ACE-10" office:value-type="float" office:value="132.37799999999999">
            <text:p>132.378</text:p>
          </table:table-cell>
          <table:table-cell table:style-name="ACE-10" office:value-type="float" office:value="6110">
            <text:p>6110</text:p>
          </table:table-cell>
          <table:table-cell table:style-name="ACE-10" office:value-type="float" office:value="130">
            <text:p>13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73000000000000009">
            <text:p>−0.730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24</text:p>
          </table:table-cell>
          <table:table-cell table:style-name="ACE-10" office:value-type="float" office:value="-12.346">
            <text:p>−12.346</text:p>
          </table:table-cell>
          <table:table-cell table:style-name="ACE-10" office:value-type="float" office:value="132.36799999999999">
            <text:p>132.368</text:p>
          </table:table-cell>
          <table:table-cell table:style-name="ACE-10" office:value-type="float" office:value="6470">
            <text:p>6470</text:p>
          </table:table-cell>
          <table:table-cell table:style-name="ACE-10" office:value-type="float" office:value="110">
            <text:p>11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7800000000000002">
            <text:p>−2.7800000000000002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5</text:p>
          </table:table-cell>
          <table:table-cell table:style-name="ACE-10" office:value-type="float" office:value="-12.522">
            <text:p>−12.522</text:p>
          </table:table-cell>
          <table:table-cell table:style-name="ACE-10" office:value-type="float" office:value="132.40000000000001">
            <text:p>132.4</text:p>
          </table:table-cell>
          <table:table-cell table:style-name="ACE-10" office:value-type="float" office:value="5850">
            <text:p>585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75">
            <text:p>−2.7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4</text:p>
          </table:table-cell>
          <table:table-cell table:style-name="ACE-10" office:value-type="float" office:value="-12.522">
            <text:p>−12.522</text:p>
          </table:table-cell>
          <table:table-cell table:style-name="ACE-10" office:value-type="float" office:value="132.40000000000001">
            <text:p>132.4</text:p>
          </table:table-cell>
          <table:table-cell table:style-name="ACE-10" office:value-type="float" office:value="6660">
            <text:p>666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1500000000000004">
            <text:p>−5.1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90</text:p>
          </table:table-cell>
          <table:table-cell table:style-name="ACE-10" office:value-type="float" office:value="-12.525">
            <text:p>−12.525</text:p>
          </table:table-cell>
          <table:table-cell table:style-name="ACE-10" office:value-type="float" office:value="132.39099999999999">
            <text:p>132.391</text:p>
          </table:table-cell>
          <table:table-cell table:style-name="ACE-10" office:value-type="float" office:value="5940">
            <text:p>594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73000000000000009">
            <text:p>−0.730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52</text:p>
          </table:table-cell>
          <table:table-cell table:style-name="ACE-10" office:value-type="float" office:value="-12.661">
            <text:p>−12.661</text:p>
          </table:table-cell>
          <table:table-cell table:style-name="ACE-10" office:value-type="float" office:value="132.529">
            <text:p>132.529</text:p>
          </table:table-cell>
          <table:table-cell table:style-name="ACE-10" office:value-type="float" office:value="5990">
            <text:p>5990</text:p>
          </table:table-cell>
          <table:table-cell table:style-name="ACE-10" office:value-type="float" office:value="130">
            <text:p>13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29000000000000004">
            <text:p>−0.29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51</text:p>
          </table:table-cell>
          <table:table-cell table:style-name="ACE-10" office:value-type="float" office:value="-12.675000000000001">
            <text:p>−12.675</text:p>
          </table:table-cell>
          <table:table-cell table:style-name="ACE-10" office:value-type="float" office:value="132.49299999999999">
            <text:p>132.493</text:p>
          </table:table-cell>
          <table:table-cell table:style-name="ACE-10" office:value-type="float" office:value="6260">
            <text:p>626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3.29">
            <text:p>−3.29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55</text:p>
          </table:table-cell>
          <table:table-cell table:style-name="ACE-10" office:value-type="float" office:value="-12.675000000000001">
            <text:p>−12.675</text:p>
          </table:table-cell>
          <table:table-cell table:style-name="ACE-10" office:value-type="float" office:value="132.49299999999999">
            <text:p>132.493</text:p>
          </table:table-cell>
          <table:table-cell table:style-name="ACE-10" office:value-type="float" office:value="6710">
            <text:p>6710</text:p>
          </table:table-cell>
          <table:table-cell table:style-name="ACE-10" office:value-type="float" office:value="140">
            <text:p>14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6899999999999995">
            <text:p>−5.689999999999999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50</text:p>
          </table:table-cell>
          <table:table-cell table:style-name="ACE-10" office:value-type="float" office:value="-12.715999999999999">
            <text:p>−12.716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5930">
            <text:p>5930</text:p>
          </table:table-cell>
          <table:table-cell table:style-name="ACE-10" office:value-type="float" office:value="110">
            <text:p>11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2.6699999999999999">
            <text:p>−2.67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49</text:p>
          </table:table-cell>
          <table:table-cell table:style-name="ACE-10" office:value-type="float" office:value="-12.715999999999999">
            <text:p>−12.716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6780">
            <text:p>678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0700000000000003">
            <text:p>−5.07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65</text:p>
          </table:table-cell>
          <table:table-cell table:style-name="ACE-10" office:value-type="float" office:value="-12.715999999999999">
            <text:p>−12.716</text:p>
          </table:table-cell>
          <table:table-cell table:style-name="ACE-10" office:value-type="float" office:value="132.50200000000001">
            <text:p>132.502</text:p>
          </table:table-cell>
          <table:table-cell table:style-name="ACE-10" office:value-type="float" office:value="5510">
            <text:p>5510</text:p>
          </table:table-cell>
          <table:table-cell table:style-name="ACE-10" office:value-type="float" office:value="300">
            <text:p>30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77000000000000013">
            <text:p>−0.770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257</text:p>
          </table:table-cell>
          <table:table-cell table:style-name="ACE-10" office:value-type="float" office:value="-12.712999999999999">
            <text:p>−12.713</text:p>
          </table:table-cell>
          <table:table-cell table:style-name="ACE-10" office:value-type="float" office:value="132.50800000000001">
            <text:p>132.508</text:p>
          </table:table-cell>
          <table:table-cell table:style-name="ACE-10" office:value-type="float" office:value="7450">
            <text:p>745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5.3900000000000006">
            <text:p>−5.390000000000001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2</text:p>
          </table:table-cell>
          <table:table-cell table:style-name="ACE-10" office:value-type="float" office:value="-12.675000000000001">
            <text:p>−12.675</text:p>
          </table:table-cell>
          <table:table-cell table:style-name="ACE-10" office:value-type="float" office:value="132.49299999999999">
            <text:p>132.493</text:p>
          </table:table-cell>
          <table:table-cell table:style-name="ACE-10" office:value-type="float" office:value="6110">
            <text:p>611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45000000000000007">
            <text:p>−0.4500000000000001</text:p>
          </table:table-cell>
          <table:table-cell table:style-name="ACE-10" office:value-type="float" office:value="2.8500000000000001">
            <text:p>2.85</text:p>
          </table:table-cell>
          <table:table-cell table:style-name="ACE-10" office:value-type="float" office:value="2.8500000000000001">
            <text:p>2.8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30</text:p>
          </table:table-cell>
          <table:table-cell table:style-name="ACE-10" office:value-type="float" office:value="-12.666">
            <text:p>−12.666</text:p>
          </table:table-cell>
          <table:table-cell table:style-name="ACE-10" office:value-type="float" office:value="132.48599999999999">
            <text:p>132.486</text:p>
          </table:table-cell>
          <table:table-cell table:style-name="ACE-10" office:value-type="float" office:value="5850">
            <text:p>585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050000000000000044">
            <text:p>−0.0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9</text:p>
          </table:table-cell>
          <table:table-cell table:style-name="ACE-10" office:value-type="float" office:value="-12.666">
            <text:p>−12.666</text:p>
          </table:table-cell>
          <table:table-cell table:style-name="ACE-10" office:value-type="float" office:value="132.48599999999999">
            <text:p>132.486</text:p>
          </table:table-cell>
          <table:table-cell table:style-name="ACE-10" office:value-type="float" office:value="6550">
            <text:p>6550</text:p>
          </table:table-cell>
          <table:table-cell table:style-name="ACE-10" office:value-type="float" office:value="140">
            <text:p>14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6500000000000001">
            <text:p>−1.6500000000000001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8</text:p>
          </table:table-cell>
          <table:table-cell table:style-name="ACE-10" office:value-type="float" office:value="-12.661">
            <text:p>−12.661</text:p>
          </table:table-cell>
          <table:table-cell table:style-name="ACE-10" office:value-type="float" office:value="132.50899999999999">
            <text:p>132.509</text:p>
          </table:table-cell>
          <table:table-cell table:style-name="ACE-10" office:value-type="float" office:value="6040">
            <text:p>6040</text:p>
          </table:table-cell>
          <table:table-cell table:style-name="ACE-10" office:value-type="float" office:value="170">
            <text:p>17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.3">
            <text:p>−1.3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8</text:p>
          </table:table-cell>
          <table:table-cell table:style-name="ACE-10" office:value-type="float" office:value="-12.332000000000001">
            <text:p>−12.332</text:p>
          </table:table-cell>
          <table:table-cell table:style-name="ACE-10" office:value-type="float" office:value="132.441">
            <text:p>132.441</text:p>
          </table:table-cell>
          <table:table-cell table:style-name="ACE-10" office:value-type="float" office:value="6800">
            <text:p>680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7.75">
            <text:p>−7.7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54</text:p>
          </table:table-cell>
          <table:table-cell table:style-name="ACE-10" office:value-type="float" office:value="-12.709">
            <text:p>−12.709</text:p>
          </table:table-cell>
          <table:table-cell table:style-name="ACE-10" office:value-type="float" office:value="132.517">
            <text:p>132.517</text:p>
          </table:table-cell>
          <table:table-cell table:style-name="ACE-10" office:value-type="float" office:value="7260">
            <text:p>7260</text:p>
          </table:table-cell>
          <table:table-cell table:style-name="ACE-10" office:value-type="float" office:value="100">
            <text:p>10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8.5">
            <text:p>−8.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float" office:value="2.5500000000000003">
            <text:p>2.5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001</text:p>
          </table:table-cell>
          <table:table-cell table:style-name="ACE-10" office:value-type="float" office:value="-12.455">
            <text:p>−12.455</text:p>
          </table:table-cell>
          <table:table-cell table:style-name="ACE-10" office:value-type="float" office:value="132.41200000000001">
            <text:p>132.412</text:p>
          </table:table-cell>
          <table:table-cell table:style-name="ACE-10" office:value-type="float" office:value="6540">
            <text:p>6540</text:p>
          </table:table-cell>
          <table:table-cell table:style-name="ACE-10" office:value-type="float" office:value="240">
            <text:p>24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9.9499999999999993">
            <text:p>−9.9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11</text:p>
          </table:table-cell>
          <table:table-cell table:style-name="ACE-10" office:value-type="float" office:value="-12.569000000000001">
            <text:p>−12.569</text:p>
          </table:table-cell>
          <table:table-cell table:style-name="ACE-10" office:value-type="float" office:value="132.42099999999999">
            <text:p>132.421</text:p>
          </table:table-cell>
          <table:table-cell table:style-name="ACE-10" office:value-type="float" office:value="7470">
            <text:p>7470</text:p>
          </table:table-cell>
          <table:table-cell table:style-name="ACE-10" office:value-type="float" office:value="120">
            <text:p>120</text:p>
          </table:table-cell>
          <table:table-cell table:style-name="ACE-10" office:value-type="string">
            <text:p>Mangrove wood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0.699999999999999">
            <text:p>−10.7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float" office:value="2.6499999999999999">
            <text:p>2.6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19</text:p>
          </table:table-cell>
          <table:table-cell table:style-name="ACE-10" office:value-type="float" office:value="-12.394">
            <text:p>−12.394</text:p>
          </table:table-cell>
          <table:table-cell table:style-name="ACE-10" office:value-type="float" office:value="132.43100000000001">
            <text:p>132.431</text:p>
          </table:table-cell>
          <table:table-cell table:style-name="ACE-10" office:value-type="float" office:value="7120">
            <text:p>712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1.35">
            <text:p>−11.35</text:p>
          </table:table-cell>
          <table:table-cell table:style-name="ACE-10" office:value-type="float" office:value="2.9500000000000002">
            <text:p>2.95</text:p>
          </table:table-cell>
          <table:table-cell table:style-name="ACE-10" office:value-type="float" office:value="2.9500000000000002">
            <text:p>2.9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3920</text:p>
          </table:table-cell>
          <table:table-cell table:style-name="ACE-10" office:value-type="float" office:value="-12.398">
            <text:p>−12.398</text:p>
          </table:table-cell>
          <table:table-cell table:style-name="ACE-10" office:value-type="float" office:value="132.42400000000001">
            <text:p>132.424</text:p>
          </table:table-cell>
          <table:table-cell table:style-name="ACE-10" office:value-type="float" office:value="7950">
            <text:p>795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2.35">
            <text:p>−12.35</text:p>
          </table:table-cell>
          <table:table-cell table:style-name="ACE-10" office:value-type="float" office:value="3.0499999999999998">
            <text:p>3.05</text:p>
          </table:table-cell>
          <table:table-cell table:style-name="ACE-10" office:value-type="float" office:value="3.0499999999999998">
            <text:p>3.0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123</text:p>
          </table:table-cell>
          <table:table-cell table:style-name="ACE-10" office:value-type="float" office:value="-12.472">
            <text:p>−12.472</text:p>
          </table:table-cell>
          <table:table-cell table:style-name="ACE-10" office:value-type="float" office:value="132.43700000000001">
            <text:p>132.437</text:p>
          </table:table-cell>
          <table:table-cell table:style-name="ACE-10" office:value-type="float" office:value="7920">
            <text:p>7920</text:p>
          </table:table-cell>
          <table:table-cell table:style-name="ACE-10" office:value-type="float" office:value="350">
            <text:p>3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14.15">
            <text:p>−14.15</text:p>
          </table:table-cell>
          <table:table-cell table:style-name="ACE-10" office:value-type="float" office:value="2.9500000000000002">
            <text:p>2.95</text:p>
          </table:table-cell>
          <table:table-cell table:style-name="ACE-10" office:value-type="float" office:value="2.9500000000000002">
            <text:p>2.9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913</text:p>
          </table:table-cell>
          <table:table-cell table:style-name="ACE-10" office:value-type="float" office:value="-12.602">
            <text:p>−12.602</text:p>
          </table:table-cell>
          <table:table-cell table:style-name="ACE-10" office:value-type="float" office:value="132.43600000000001">
            <text:p>132.436</text:p>
          </table:table-cell>
          <table:table-cell table:style-name="ACE-10" office:value-type="float" office:value="4550">
            <text:p>4550</text:p>
          </table:table-cell>
          <table:table-cell table:style-name="ACE-10" office:value-type="float" office:value="190">
            <text:p>19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0.51000000000000012">
            <text:p>−0.5100000000000001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914</text:p>
          </table:table-cell>
          <table:table-cell table:style-name="ACE-10" office:value-type="float" office:value="-12.602">
            <text:p>−12.602</text:p>
          </table:table-cell>
          <table:table-cell table:style-name="ACE-10" office:value-type="float" office:value="132.43600000000001">
            <text:p>132.436</text:p>
          </table:table-cell>
          <table:table-cell table:style-name="ACE-10" office:value-type="float" office:value="5870">
            <text:p>5870</text:p>
          </table:table-cell>
          <table:table-cell table:style-name="ACE-10" office:value-type="float" office:value="110">
            <text:p>11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3.0099999999999998">
            <text:p>−3.01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4916</text:p>
          </table:table-cell>
          <table:table-cell table:style-name="ACE-10" office:value-type="float" office:value="-12.602">
            <text:p>−12.602</text:p>
          </table:table-cell>
          <table:table-cell table:style-name="ACE-10" office:value-type="float" office:value="132.43600000000001">
            <text:p>132.436</text:p>
          </table:table-cell>
          <table:table-cell table:style-name="ACE-10" office:value-type="float" office:value="6870">
            <text:p>6870</text:p>
          </table:table-cell>
          <table:table-cell table:style-name="ACE-10" office:value-type="float" office:value="150">
            <text:p>150</text:p>
          </table:table-cell>
          <table:table-cell table:style-name="ACE-10" office:value-type="string">
            <text:p>Mangrove fragments</text:p>
          </table:table-cell>
          <table:table-cell table:style-name="ACE-9" office:value-type="string">
            <text:p>terrestrial_sh</text:p>
          </table:table-cell>
          <table:table-cell table:style-name="ACE-9" office:value-type="string">
            <text:p>-</text:p>
          </table:table-cell>
          <table:table-cell table:style-name="ACE-9" office:value-type="string">
            <text:p>-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-4.71">
            <text:p>−4.71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float" office:value="2.4500000000000002">
            <text:p>2.45</text:p>
          </table:table-cell>
          <table:table-cell table:style-name="ACE-10" office:value-type="string">
            <text:p>WoodroffeEtal1985,WoodroffeEtal1986,WoodroffeEtal1987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8054</text:p>
          </table:table-cell>
          <table:table-cell table:style-name="ACE-10" office:value-type="float" office:value="-12.715">
            <text:p>−12.715</text:p>
          </table:table-cell>
          <table:table-cell table:style-name="ACE-10" office:value-type="float" office:value="130.346">
            <text:p>130.346</text:p>
          </table:table-cell>
          <table:table-cell table:style-name="ACE-10" office:value-type="float" office:value="3390">
            <text:p>3390</text:p>
          </table:table-cell>
          <table:table-cell table:style-name="ACE-10" office:value-type="float" office:value="220">
            <text:p>220</text:p>
          </table:table-cell>
          <table:table-cell table:style-name="ACE-10" office:value-type="string">
            <text:p>shells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09">
            <text:p>−10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Nott1996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8845</text:p>
          </table:table-cell>
          <table:table-cell table:style-name="ACE-10" office:value-type="float" office:value="-12.715">
            <text:p>−12.715</text:p>
          </table:table-cell>
          <table:table-cell table:style-name="ACE-10" office:value-type="float" office:value="130.346">
            <text:p>130.346</text:p>
          </table:table-cell>
          <table:table-cell table:style-name="ACE-10" office:value-type="float" office:value="2090">
            <text:p>2090</text:p>
          </table:table-cell>
          <table:table-cell table:style-name="ACE-10" office:value-type="float" office:value="70">
            <text:p>70</text:p>
          </table:table-cell>
          <table:table-cell table:style-name="ACE-10" office:value-type="string">
            <text:p>shells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09">
            <text:p>−10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Nott1996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8842</text:p>
          </table:table-cell>
          <table:table-cell table:style-name="ACE-10" office:value-type="float" office:value="-12.706">
            <text:p>−12.706</text:p>
          </table:table-cell>
          <table:table-cell table:style-name="ACE-10" office:value-type="float" office:value="130.34800000000001">
            <text:p>130.348</text:p>
          </table:table-cell>
          <table:table-cell table:style-name="ACE-10" office:value-type="float" office:value="3120">
            <text:p>3120</text:p>
          </table:table-cell>
          <table:table-cell table:style-name="ACE-10" office:value-type="float" office:value="70">
            <text:p>70</text:p>
          </table:table-cell>
          <table:table-cell table:style-name="ACE-10" office:value-type="string">
            <text:p>shells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09">
            <text:p>−10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1">
            <text:p>1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Nott1996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8053</text:p>
          </table:table-cell>
          <table:table-cell table:style-name="ACE-10" office:value-type="float" office:value="-12.706">
            <text:p>−12.706</text:p>
          </table:table-cell>
          <table:table-cell table:style-name="ACE-10" office:value-type="float" office:value="130.34800000000001">
            <text:p>130.348</text:p>
          </table:table-cell>
          <table:table-cell table:style-name="ACE-10" office:value-type="float" office:value="2880">
            <text:p>2880</text:p>
          </table:table-cell>
          <table:table-cell table:style-name="ACE-10" office:value-type="float" office:value="90">
            <text:p>90</text:p>
          </table:table-cell>
          <table:table-cell table:style-name="ACE-10" office:value-type="string">
            <text:p>shells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09">
            <text:p>−10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1.5">
            <text:p>1.5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Nott1996,LewisEtal2013</text:p>
          </table:table-cell>
          <table:table-cell table:number-columns-repeated="240" table:style-name="ACE-9"/>
        </table:table-row>
        <table:table-row table:style-name="AROW-1">
          <table:table-cell table:style-name="ACE-9"/>
          <table:table-cell table:style-name="ACE-9" office:value-type="string">
            <text:p>radiocarbon</text:p>
          </table:table-cell>
          <table:table-cell table:style-name="ACE-9" office:value-type="string">
            <text:p>ANU-8844</text:p>
          </table:table-cell>
          <table:table-cell table:style-name="ACE-10" office:value-type="float" office:value="-12.706">
            <text:p>−12.706</text:p>
          </table:table-cell>
          <table:table-cell table:style-name="ACE-10" office:value-type="float" office:value="130.34800000000001">
            <text:p>130.348</text:p>
          </table:table-cell>
          <table:table-cell table:style-name="ACE-10" office:value-type="float" office:value="2050">
            <text:p>2050</text:p>
          </table:table-cell>
          <table:table-cell table:style-name="ACE-10" office:value-type="float" office:value="70">
            <text:p>70</text:p>
          </table:table-cell>
          <table:table-cell table:style-name="ACE-10" office:value-type="string">
            <text:p>shells</text:p>
          </table:table-cell>
          <table:table-cell table:style-name="ACE-9" office:value-type="string">
            <text:p>marine</text:p>
          </table:table-cell>
          <table:table-cell table:style-name="ACE-9" office:value-type="float" office:value="-109">
            <text:p>−10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float" office:value="2">
            <text:p>2</text:p>
          </table:table-cell>
          <table:table-cell table:style-name="ACE-10" office:value-type="string">
            <text:p>Nott1996,LewisEtal2013</text:p>
          </table:table-cell>
          <table:table-cell table:number-columns-repeated="240" table:style-name="ACE-9"/>
        </table:table-row>
        <table:table-row table:style-name="AROW-0" table:number-rows-repeated="65466">
          <table:table-cell table:number-columns-repeated="256"/>
        </table:table-row>
        <table:named-expressions>
          <table:named-expression table:name="Sheet_Title" table:expression="of:=&quot;formatted&quot;" table:base-cell-address="$'formatted'.$A$1"/>
          <table:named-expression table:name="Print_Area" table:expression="of:=#REF!" table:base-cell-address="$'formatted'.$A$1"/>
        </table:named-expressions>
        <gnm:selections gnm:cursor-col="8" gnm:cursor-row="9">
          <gnm:selection gnm:start-col="8" gnm:start-row="9" gnm:end-col="8" gnm:end-row="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12" style:family="text" style:display-name="Font Size 12pt">
      <style:text-properties fo:font-size="12pt" style:font-size-asian="12pt"/>
    </style:style>
    <style:style style:name="NS-colour-000000" style:family="text" style:display-name="Font Color #000000">
      <style:text-properties fo:color="#000000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Woodroffe1985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rmatte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tephen Lewis</dc:creator>
    <dc:date>2023-01-03T21:17:10Z</dc:date>
    <meta:user-defined meta:name="dc:publisher" meta:value-type="string">JCU</meta:user-defined>
    <meta:user-defined meta:name="GSF_DOCPROP_VECTOR:0000:gsf:document-parts" meta:value-type="string">Sheet1</meta:user-defined>
    <meta:user-defined meta:name="GSF_DOCPROP_VECTOR:0000:gsf:heading-pairs" meta:value-type="string">Worksheets</meta:user-defined>
    <meta:user-defined meta:name="GSF_DOCPROP_VECTOR:0001:gsf:heading-pairs" meta:value-type="float">1</meta:user-defined>
    <meta:user-defined meta:name="gsf:last-saved-by" meta:value-type="string">Stephen Lewis</meta:user-defined>
    <meta:user-defined meta:name="gsf:links-dirty" meta:value-type="boolean">false</meta:user-defined>
    <meta:user-defined meta:name="gsf:scale" meta:value-type="boolean">false</meta:user-defined>
    <meta:user-defined meta:name="gsf:security" meta:value-type="float">0</meta:user-defined>
    <meta:creation-date>2012-02-05T04:42:26Z</meta:creation-date>
    <meta:generator>gnumeric/1.12.46</meta:generator>
    <meta:user-defined meta:name="msole:codepage" meta:value-type="float">1252</meta:user-defined>
    <meta:user-defined meta:name="msole:unknown-doc-19" meta:value-type="boolean">false</meta:user-defined>
    <meta:user-defined meta:name="msole:unknown-doc-22" meta:value-type="boolean">false</meta:user-defined>
    <meta:user-defined meta:name="msole:unknown-doc-23" meta:value-type="float">1048576</meta:user-defined>
  </office:meta>
</office:document-meta>
</file>